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8" style:family="table">
      <style:table-properties style:width="7.0806in" table:align="margins" style:may-break-between-rows="false"/>
    </style:style>
    <style:style style:name="Table428.A" style:family="table-column">
      <style:table-column-properties style:column-width="3.5403in" style:rel-column-width="32767*"/>
    </style:style>
    <style:style style:name="Table428.B" style:family="table-column">
      <style:table-column-properties style:column-width="3.5403in" style:rel-column-width="32768*"/>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428.A2" style:family="table-cell">
      <style:table-cell-properties fo:padding="0.0382in" fo:border-left="0.0007in solid #000000" fo:border-right="none" fo:border-top="none" fo:border-bottom="0.0007in solid #000000"/>
    </style:style>
    <style:style style:name="Table428.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0.3" style:family="table-row">
      <style:table-row-properties style:min-row-height="0.234in" style:keep-together="false" fo:keep-together="always"/>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3" style:family="table">
      <style:table-properties style:width="7.0806in" table:align="margins" style:may-break-between-rows="false"/>
    </style:style>
    <style:style style:name="Table453.A" style:family="table-column">
      <style:table-column-properties style:column-width="4.1014in" style:rel-column-width="37960*"/>
    </style:style>
    <style:style style:name="Table453.B" style:family="table-column">
      <style:table-column-properties style:column-width="2.9792in" style:rel-column-width="27575*"/>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4.0944in" style:rel-column-width="37896*"/>
    </style:style>
    <style:style style:name="Table454.B" style:family="table-column">
      <style:table-column-properties style:column-width="2.9861in" style:rel-column-width="27639*"/>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justify"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3"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6pt" style:font-size-asian="6pt" style:font-size-complex="6pt"/>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center" style:justify-single-word="false"/>
      <style:text-properties style:font-name="Arial Black" fo:font-size="10pt" style:font-size-asian="10pt" style:font-size-complex="10pt"/>
    </style:style>
    <style:style style:name="P50" style:family="paragraph" style:parent-style-name="Table_20_Contents">
      <style:paragraph-properties fo:text-align="center" style:justify-single-word="false"/>
      <style:text-properties style:font-name="Arial Black" fo:font-size="6pt" style:font-size-asian="6pt" style:font-size-complex="6pt"/>
    </style:style>
    <style:style style:name="P51" style:family="paragraph" style:parent-style-name="Table_20_Contents">
      <style:text-properties fo:font-size="6pt" style:font-size-asian="6pt" style:font-size-complex="6pt"/>
    </style:style>
    <style:style style:name="P52" style:family="paragraph" style:parent-style-name="Title">
      <style:text-properties fo:font-size="60pt" style:font-size-asian="60pt" style:font-size-complex="60pt"/>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Code">
      <style:text-properties fo:font-size="12pt" fo:font-weight="bold" style:font-size-asian="12pt" style:font-weight-asian="bold" style:font-size-complex="12pt" style:font-weight-complex="bold"/>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style:font-name="Times New Roman" fo:font-size="14pt" style:font-name-asian="SimSun" style:font-size-asian="14pt" style:font-name-complex="Mangal" style:font-size-complex="14pt"/>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Text_20_body">
      <style:paragraph-properties fo:break-before="page"/>
      <style:text-properties style:use-window-font-color="true"/>
    </style:style>
    <style:style style:name="P66" style:family="paragraph" style:parent-style-name="Contents_20_Heading">
      <style:paragraph-properties fo:break-before="page"/>
    </style:style>
    <style:style style:name="P67" style:family="paragraph" style:parent-style-name="Snippet">
      <style:text-properties style:font-name="Courier New1"/>
    </style:style>
    <style:style style:name="P68" style:family="paragraph" style:parent-style-name="Snippet">
      <style:text-properties fo:font-weight="normal" style:font-weight-asian="normal" style:font-weight-complex="normal"/>
    </style:style>
    <style:style style:name="P69" style:family="paragraph" style:parent-style-name="Snippet">
      <style:paragraph-properties fo:text-align="justify" style:justify-single-word="false"/>
    </style:style>
    <style:style style:name="P70" style:family="paragraph" style:parent-style-name="Snippet">
      <style:text-properties fo:font-size="6pt" style:font-size-asian="6pt" style:font-size-complex="6pt"/>
    </style:style>
    <style:style style:name="P71" style:family="paragraph" style:parent-style-name="Heading_20_3">
      <style:text-properties fo:font-weight="bold" style:font-weight-asian="bold" style:font-weight-complex="bold"/>
    </style:style>
    <style:style style:name="P72" style:family="paragraph" style:parent-style-name="Code">
      <style:paragraph-properties fo:margin-left="0in" fo:margin-right="0in" fo:text-indent="0in" style:auto-text-indent="false"/>
    </style:style>
    <style:style style:name="P73" style:family="paragraph" style:parent-style-name="Contents_20_1">
      <style:paragraph-properties>
        <style:tab-stops>
          <style:tab-stop style:position="7.0602in" style:type="right" style:leader-style="dotted" style:leader-text="."/>
        </style:tab-stops>
      </style:paragraph-properties>
    </style:style>
    <style:style style:name="P74" style:family="paragraph" style:parent-style-name="Contents_20_2">
      <style:paragraph-properties>
        <style:tab-stops>
          <style:tab-stop style:position="6.8839in" style:type="right"/>
        </style:tab-stops>
      </style:paragraph-properties>
    </style:style>
    <style:style style:name="P75" style:family="paragraph" style:parent-style-name="Heading_20_1">
      <style:paragraph-properties fo:text-align="justify" style:justify-single-word="false"/>
    </style:style>
    <style:style style:name="P76" style:family="paragraph" style:parent-style-name="Heading_20_1">
      <style:paragraph-properties fo:break-before="page"/>
    </style:style>
    <style:style style:name="P77" style:family="paragraph" style:parent-style-name="Table_20_Contents">
      <style:paragraph-properties fo:text-align="justify" style:justify-single-word="false"/>
    </style:style>
    <style:style style:name="P78" style:family="paragraph" style:parent-style-name="Table_20_Contents">
      <style:paragraph-properties fo:text-align="justify" style:justify-single-word="false"/>
      <style:text-properties fo:font-weight="bold" style:font-weight-asian="bold" style:font-weight-complex="bold"/>
    </style:style>
    <style:style style:name="P79" style:family="paragraph" style:parent-style-name="Index_20_1">
      <style:paragraph-properties>
        <style:tab-stops>
          <style:tab-stop style:position="7.0807in" style:type="right"/>
        </style:tab-stops>
      </style:paragraph-properties>
    </style:style>
    <style:style style:name="P80" style:family="paragraph" style:parent-style-name="Index_20_Separator">
      <style:paragraph-properties>
        <style:tab-stops/>
      </style:paragraph-properties>
    </style:style>
    <style:style style:name="P81" style:family="paragraph" style:parent-style-name="Text_20_body" style:master-page-name="Standard">
      <style:paragraph-properties style:page-number="auto"/>
    </style:style>
    <style:style style:name="P82" style:family="paragraph" style:parent-style-name="Text_20_body" style:list-style-name="L1"/>
    <style:style style:name="P83" style:family="paragraph" style:parent-style-name="Text_20_body" style:list-style-name="L2"/>
    <style:style style:name="P84" style:family="paragraph" style:parent-style-name="Text_20_body">
      <style:paragraph-properties fo:text-align="justify" style:justify-single-word="false"/>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8">
      <style:paragraph-properties fo:text-align="justify" style:justify-single-word="false"/>
    </style:style>
    <style:style style:name="P89" style:family="paragraph" style:parent-style-name="Text_20_body" style:list-style-name="L10">
      <style:paragraph-properties fo:text-align="justify" style:justify-single-word="false"/>
    </style:style>
    <style:style style:name="P90" style:family="paragraph" style:parent-style-name="Text_20_body" style:list-style-name="L11">
      <style:paragraph-properties fo:text-align="justify" style:justify-single-word="false"/>
    </style:style>
    <style:style style:name="P91" style:family="paragraph" style:parent-style-name="Text_20_body" style:list-style-name="L13">
      <style:paragraph-properties fo:text-align="justify" style:justify-single-word="false"/>
    </style:style>
    <style:style style:name="P92" style:family="paragraph" style:parent-style-name="Text_20_body" style:list-style-name="L14">
      <style:paragraph-properties fo:text-align="justify" style:justify-single-word="false"/>
    </style:style>
    <style:style style:name="P93" style:family="paragraph" style:parent-style-name="Text_20_body" style:list-style-name="L15">
      <style:paragraph-properties fo:text-align="justify" style:justify-single-word="false"/>
    </style:style>
    <style:style style:name="P94" style:family="paragraph" style:parent-style-name="Text_20_body" style:list-style-name="L16">
      <style:paragraph-properties fo:text-align="justify" style:justify-single-word="false"/>
    </style:style>
    <style:style style:name="P95" style:family="paragraph" style:parent-style-name="Text_20_body" style:list-style-name="L17">
      <style:paragraph-properties fo:text-align="justify" style:justify-single-word="false"/>
    </style:style>
    <style:style style:name="P96" style:family="paragraph" style:parent-style-name="Text_20_body" style:list-style-name="L18">
      <style:paragraph-properties fo:text-align="justify" style:justify-single-word="false"/>
    </style:style>
    <style:style style:name="P97" style:family="paragraph" style:parent-style-name="Text_20_body" style:list-style-name="L19">
      <style:paragraph-properties fo:text-align="justify" style:justify-single-word="false"/>
    </style:style>
    <style:style style:name="P98" style:family="paragraph" style:parent-style-name="Text_20_body" style:list-style-name="L20">
      <style:paragraph-properties fo:text-align="justify" style:justify-single-word="false"/>
    </style:style>
    <style:style style:name="P99" style:family="paragraph" style:parent-style-name="Text_20_body" style:list-style-name="L21">
      <style:paragraph-properties fo:text-align="justify" style:justify-single-word="false"/>
    </style:style>
    <style:style style:name="P100" style:family="paragraph" style:parent-style-name="Text_20_body" style:list-style-name="L22">
      <style:paragraph-properties fo:text-align="justify" style:justify-single-word="false"/>
    </style:style>
    <style:style style:name="P101" style:family="paragraph" style:parent-style-name="Text_20_body" style:list-style-name="L23">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25">
      <style:paragraph-properties fo:text-align="justify" style:justify-single-word="false"/>
    </style:style>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6"/>
    <style:style style:name="P107" style:family="paragraph" style:parent-style-name="Text_20_body" style:list-style-name="L7"/>
    <style:style style:name="P108" style:family="paragraph" style:parent-style-name="Text_20_body" style:list-style-name="L9"/>
    <style:style style:name="P109" style:family="paragraph" style:parent-style-name="Text_20_body" style:list-style-name="L12"/>
    <style:style style:name="P110"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8606264" text:id="ct228606264">
          <text:insertion>
            <office:change-info>
              <dc:creator>Peter Camilleri</dc:creator>
              <dc:date>2015-04-25T23:41:00</dc:date>
            </office:change-info>
          </text:insertion>
        </text:changed-region>
        <text:changed-region xml:id="ct228606368" text:id="ct228606368">
          <text:insertion>
            <office:change-info>
              <dc:creator>Peter Camilleri</dc:creator>
              <dc:date>2015-04-25T23:41:00</dc:date>
            </office:change-info>
          </text:insertion>
        </text:changed-region>
        <text:changed-region xml:id="ct228606472" text:id="ct228606472">
          <text:insertion>
            <office:change-info>
              <dc:creator>Peter Camilleri</dc:creator>
              <dc:date>2015-04-25T23:41:00</dc:date>
            </office:change-info>
          </text:insertion>
        </text:changed-region>
        <text:changed-region xml:id="ct228606576" text:id="ct228606576">
          <text:insertion>
            <office:change-info>
              <dc:creator>Peter Camilleri</dc:creator>
              <dc:date>2015-04-25T23:41:00</dc:date>
            </office:change-info>
          </text:insertion>
        </text:changed-region>
        <text:changed-region xml:id="ct228606680" text:id="ct228606680">
          <text:insertion>
            <office:change-info>
              <dc:creator>Peter Camilleri</dc:creator>
              <dc:date>2015-04-25T23:42:00</dc:date>
            </office:change-info>
          </text:insertion>
        </text:changed-region>
        <text:changed-region xml:id="ct228606784" text:id="ct228606784">
          <text:insertion>
            <office:change-info>
              <dc:creator>Peter Camilleri</dc:creator>
              <dc:date>2015-04-25T23:42:00</dc:date>
            </office:change-info>
          </text:insertion>
        </text:changed-region>
        <text:changed-region xml:id="ct228606888" text:id="ct228606888">
          <text:insertion>
            <office:change-info>
              <dc:creator>Peter Camilleri</dc:creator>
              <dc:date>2015-04-25T23:42:00</dc:date>
            </office:change-info>
          </text:insertion>
        </text:changed-region>
        <text:changed-region xml:id="ct228606992" text:id="ct228606992">
          <text:insertion>
            <office:change-info>
              <dc:creator>Peter Camilleri</dc:creator>
              <dc:date>2015-04-25T23:42:00</dc:date>
            </office:change-info>
          </text:insertion>
        </text:changed-region>
        <text:changed-region xml:id="ct228607096" text:id="ct228607096">
          <text:insertion>
            <office:change-info>
              <dc:creator>Peter Camilleri</dc:creator>
              <dc:date>2015-04-25T23:42:00</dc:date>
            </office:change-info>
          </text:insertion>
        </text:changed-region>
        <text:changed-region xml:id="ct228607200" text:id="ct228607200">
          <text:insertion>
            <office:change-info>
              <dc:creator>Peter Camilleri</dc:creator>
              <dc:date>2015-04-25T23:42:00</dc:date>
            </office:change-info>
          </text:insertion>
        </text:changed-region>
        <text:changed-region xml:id="ct228611920" text:id="ct228611920">
          <text:insertion>
            <office:change-info>
              <dc:creator>Peter Camilleri</dc:creator>
              <dc:date>2015-04-26T13:40:00</dc:date>
            </office:change-info>
          </text:insertion>
        </text:changed-region>
        <text:changed-region xml:id="ct228612024" text:id="ct228612024">
          <text:insertion>
            <office:change-info>
              <dc:creator>Peter Camilleri</dc:creator>
              <dc:date>2015-04-26T13:39:00</dc:date>
            </office:change-info>
          </text:insertion>
        </text:changed-region>
        <text:changed-region xml:id="ct228612128" text:id="ct228612128">
          <text:insertion>
            <office:change-info>
              <dc:creator>Peter Camilleri</dc:creator>
              <dc:date>2015-04-26T13:40:00</dc:date>
            </office:change-info>
          </text:insertion>
        </text:changed-region>
        <text:changed-region xml:id="ct228613168" text:id="ct228613168">
          <text:insertion>
            <office:change-info>
              <dc:creator>Peter Camilleri</dc:creator>
              <dc:date>2015-04-26T13:46:00</dc:date>
            </office:change-info>
          </text:insertion>
        </text:changed-region>
        <text:changed-region xml:id="ct228613272" text:id="ct228613272">
          <text:insertion>
            <office:change-info>
              <dc:creator>Peter Camilleri</dc:creator>
              <dc:date>2015-04-26T13:47:00</dc:date>
            </office:change-info>
          </text:insertion>
        </text:changed-region>
        <text:changed-region xml:id="ct226068160" text:id="ct226068160">
          <text:insertion>
            <office:change-info>
              <dc:creator>Peter Camilleri</dc:creator>
              <dc:date>2015-04-25T13:09:00</dc:date>
            </office:change-info>
          </text:insertion>
        </text:changed-region>
        <text:changed-region xml:id="ct226068264" text:id="ct226068264">
          <text:insertion>
            <office:change-info>
              <dc:creator>Peter Camilleri</dc:creator>
              <dc:date>2015-04-25T13:10:00</dc:date>
            </office:change-info>
          </text:insertion>
        </text:changed-region>
        <text:changed-region xml:id="ct226068472" text:id="ct226068472">
          <text:insertion>
            <office:change-info>
              <dc:creator>Peter Camilleri</dc:creator>
              <dc:date>2015-04-25T13:11:00</dc:date>
            </office:change-info>
          </text:insertion>
        </text:changed-region>
        <text:changed-region xml:id="ct226068576" text:id="ct226068576">
          <text:deletion>
            <office:change-info>
              <dc:creator>Peter Camilleri</dc:creator>
              <dc:date>2015-04-25T13:26:00</dc:date>
            </office:change-info>
            <text:p text:style-name="Text_20_body">.even?</text:p>
          </text:deletion>
        </text:changed-region>
        <text:changed-region xml:id="ct226068680" text:id="ct226068680">
          <text:insertion>
            <office:change-info>
              <dc:creator>Peter Camilleri</dc:creator>
              <dc:date>2015-04-25T13:25:00</dc:date>
            </office:change-info>
          </text:insertion>
        </text:changed-region>
        <text:changed-region xml:id="ct226068784" text:id="ct226068784">
          <text:insertion>
            <office:change-info>
              <dc:creator>Peter Camilleri</dc:creator>
              <dc:date>2015-04-25T13:25:00</dc:date>
            </office:change-info>
          </text:insertion>
        </text:changed-region>
        <text:changed-region xml:id="ct226068888" text:id="ct226068888">
          <text:insertion>
            <office:change-info>
              <dc:creator>Peter Camilleri</dc:creator>
              <dc:date>2015-04-25T13:25:00</dc:date>
            </office:change-info>
          </text:insertion>
        </text:changed-region>
        <text:changed-region xml:id="ct226068992" text:id="ct226068992">
          <text:insertion>
            <office:change-info>
              <dc:creator>Peter Camilleri</dc:creator>
              <dc:date>2015-04-25T13:25:00</dc:date>
            </office:change-info>
          </text:insertion>
        </text:changed-region>
        <text:changed-region xml:id="ct226069096" text:id="ct226069096">
          <text:insertion>
            <office:change-info>
              <dc:creator>Peter Camilleri</dc:creator>
              <dc:date>2015-04-25T13:25:00</dc:date>
            </office:change-info>
          </text:insertion>
        </text:changed-region>
        <text:changed-region xml:id="ct226069200" text:id="ct226069200">
          <text:insertion>
            <office:change-info>
              <dc:creator>Peter Camilleri</dc:creator>
              <dc:date>2015-04-25T13:27:00</dc:date>
            </office:change-info>
          </text:insertion>
        </text:changed-region>
        <text:changed-region xml:id="ct226069304" text:id="ct226069304">
          <text:insertion>
            <office:change-info>
              <dc:creator>Peter Camilleri</dc:creator>
              <dc:date>2015-04-25T13:27:00</dc:date>
            </office:change-info>
          </text:insertion>
        </text:changed-region>
        <text:changed-region xml:id="ct226069408" text:id="ct226069408">
          <text:deletion>
            <office:change-info>
              <dc:creator>Peter Camilleri</dc:creator>
              <dc:date>2015-04-25T13:29:00</dc:date>
            </office:change-info>
            <text:p text:style-name="Text_20_body">.gcd</text:p>
          </text:deletion>
        </text:changed-region>
        <text:changed-region xml:id="ct226069512" text:id="ct226069512">
          <text:insertion>
            <office:change-info>
              <dc:creator>Peter Camilleri</dc:creator>
              <dc:date>2015-04-25T13:25:00</dc:date>
            </office:change-info>
          </text:insertion>
        </text:changed-region>
        <text:changed-region xml:id="ct226069616" text:id="ct226069616">
          <text:deletion>
            <office:change-info>
              <dc:creator>Peter Camilleri</dc:creator>
              <dc:date>2015-04-25T13:31:00</dc:date>
            </office:change-info>
            <text:p text:style-name="Text_20_body">.lcm</text:p>
          </text:deletion>
        </text:changed-region>
        <text:changed-region xml:id="ct226069720" text:id="ct226069720">
          <text:insertion>
            <office:change-info>
              <dc:creator>Peter Camilleri</dc:creator>
              <dc:date>2015-04-25T13:25:00</dc:date>
            </office:change-info>
          </text:insertion>
        </text:changed-region>
        <text:changed-region xml:id="ct226069928" text:id="ct226069928">
          <text:deletion>
            <office:change-info>
              <dc:creator>Peter Camilleri</dc:creator>
              <dc:date>2015-04-25T13:37:00</dc:date>
            </office:change-info>
            <text:p text:style-name="Text_20_body">.odd?</text:p>
          </text:deletion>
        </text:changed-region>
        <text:changed-region xml:id="ct226069824" text:id="ct226069824">
          <text:deletion>
            <office:change-info>
              <dc:creator>Peter Camilleri</dc:creator>
              <dc:date>2015-04-25T13:39:00</dc:date>
            </office:change-info>
            <text:p text:style-name="Text_20_body"/>
            <text:p text:style-name="Text_20_body"/>
          </text:deletion>
        </text:changed-region>
        <text:changed-region xml:id="ct226070032" text:id="ct226070032">
          <text:insertion>
            <office:change-info>
              <dc:creator>Peter Camilleri</dc:creator>
              <dc:date>2015-04-25T13:25:00</dc:date>
            </office:change-info>
          </text:insertion>
        </text:changed-region>
        <text:changed-region xml:id="ct226070136" text:id="ct226070136">
          <text:deletion>
            <office:change-info>
              <dc:creator>Peter Camilleri</dc:creator>
              <dc:date>2015-04-25T13:41:00</dc:date>
            </office:change-info>
            <text:p text:style-name="Text_20_body">2*</text:p>
          </text:deletion>
        </text:changed-region>
        <text:changed-region xml:id="ct226070240" text:id="ct226070240">
          <text:insertion>
            <office:change-info>
              <dc:creator>Peter Camilleri</dc:creator>
              <dc:date>2015-04-25T13:24:00</dc:date>
            </office:change-info>
          </text:insertion>
        </text:changed-region>
        <text:changed-region xml:id="ct226070344" text:id="ct226070344">
          <text:insertion>
            <office:change-info>
              <dc:creator>Peter Camilleri</dc:creator>
              <dc:date>2015-04-25T13:25:00</dc:date>
            </office:change-info>
          </text:insertion>
        </text:changed-region>
        <text:changed-region xml:id="ct226070448" text:id="ct226070448">
          <text:insertion>
            <office:change-info>
              <dc:creator>Peter Camilleri</dc:creator>
              <dc:date>2015-04-25T13:42:00</dc:date>
            </office:change-info>
          </text:insertion>
        </text:changed-region>
        <text:changed-region xml:id="ct226070552" text:id="ct226070552">
          <text:insertion>
            <office:change-info>
              <dc:creator>Peter Camilleri</dc:creator>
              <dc:date>2015-04-25T13:25:00</dc:date>
            </office:change-info>
          </text:insertion>
        </text:changed-region>
        <text:changed-region xml:id="ct228565072" text:id="ct228565072">
          <text:insertion>
            <office:change-info>
              <dc:creator>Peter Camilleri</dc:creator>
              <dc:date>2015-04-25T13:25:00</dc:date>
            </office:change-info>
          </text:insertion>
        </text:changed-region>
        <text:changed-region xml:id="ct228565176" text:id="ct228565176">
          <text:insertion>
            <office:change-info>
              <dc:creator>Peter Camilleri</dc:creator>
              <dc:date>2015-04-25T13:42:00</dc:date>
            </office:change-info>
          </text:insertion>
        </text:changed-region>
        <text:changed-region xml:id="ct228565280" text:id="ct228565280">
          <text:insertion>
            <office:change-info>
              <dc:creator>Peter Camilleri</dc:creator>
              <dc:date>2015-04-25T13:42:00</dc:date>
            </office:change-info>
          </text:insertion>
        </text:changed-region>
        <text:changed-region xml:id="ct228565384" text:id="ct228565384">
          <text:deletion>
            <office:change-info>
              <dc:creator>Peter Camilleri</dc:creator>
              <dc:date>2015-04-25T13:42:00</dc:date>
            </office:change-info>
            <text:p text:style-name="Text_20_body">2/</text:p>
          </text:deletion>
        </text:changed-region>
        <text:changed-region xml:id="ct228565488" text:id="ct228565488">
          <text:insertion>
            <office:change-info>
              <dc:creator>Peter Camilleri</dc:creator>
              <dc:date>2015-04-25T13:25:00</dc:date>
            </office:change-info>
          </text:insertion>
        </text:changed-region>
        <text:changed-region xml:id="ct228565592" text:id="ct228565592">
          <text:deletion>
            <office:change-info>
              <dc:creator>Peter Camilleri</dc:creator>
              <dc:date>2015-04-25T13:46:00</dc:date>
            </office:change-info>
            <text:p text:style-name="Standard"/>
            <text:p text:style-name="Text_20_body">&lt;&lt;</text:p>
          </text:deletion>
        </text:changed-region>
        <text:changed-region xml:id="ct228565696" text:id="ct228565696">
          <text:insertion>
            <office:change-info>
              <dc:creator>Peter Camilleri</dc:creator>
              <dc:date>2015-04-25T13:25:00</dc:date>
            </office:change-info>
          </text:insertion>
        </text:changed-region>
        <text:changed-region xml:id="ct228565800" text:id="ct228565800">
          <text:deletion>
            <office:change-info>
              <dc:creator>Peter Camilleri</dc:creator>
              <dc:date>2015-04-25T13:55:00</dc:date>
            </office:change-info>
            <text:p text:style-name="Standard"/>
            <text:p text:style-name="Text_20_body">&gt;&gt;</text:p>
          </text:deletion>
        </text:changed-region>
        <text:changed-region xml:id="ct228565904" text:id="ct228565904">
          <text:insertion>
            <office:change-info>
              <dc:creator>Peter Camilleri</dc:creator>
              <dc:date>2015-04-25T13:25:00</dc:date>
            </office:change-info>
          </text:insertion>
        </text:changed-region>
        <text:changed-region xml:id="ct228566008" text:id="ct228566008">
          <text:deletion>
            <office:change-info>
              <dc:creator>Peter Camilleri</dc:creator>
              <dc:date>2015-04-25T14:29:00</dc:date>
            </office:change-info>
            <text:p text:style-name="Standard"/>
            <text:p text:style-name="Text_20_body">and</text:p>
          </text:deletion>
        </text:changed-region>
        <text:changed-region xml:id="ct228566112" text:id="ct228566112">
          <text:insertion>
            <office:change-info>
              <dc:creator>Peter Camilleri</dc:creator>
              <dc:date>2015-04-25T13:25:00</dc:date>
            </office:change-info>
          </text:insertion>
        </text:changed-region>
        <text:changed-region xml:id="ct228566216" text:id="ct228566216">
          <text:deletion>
            <office:change-info>
              <dc:creator>Peter Camilleri</dc:creator>
              <dc:date>2015-04-25T14:31:00</dc:date>
            </office:change-info>
            <text:p text:style-name="Text_20_body"/>
            <text:p text:style-name="Text_20_body">com</text:p>
          </text:deletion>
        </text:changed-region>
        <text:changed-region xml:id="ct228566320" text:id="ct228566320">
          <text:insertion>
            <office:change-info>
              <dc:creator>Peter Camilleri</dc:creator>
              <dc:date>2015-04-25T13:25:00</dc:date>
            </office:change-info>
          </text:insertion>
        </text:changed-region>
        <text:changed-region xml:id="ct228566424" text:id="ct228566424">
          <text:deletion>
            <office:change-info>
              <dc:creator>Peter Camilleri</dc:creator>
              <dc:date>2015-04-25T14:33:00</dc:date>
            </office:change-info>
            <text:p text:style-name="Text_20_body"/>
            <text:p text:style-name="Text_20_body">or</text:p>
          </text:deletion>
        </text:changed-region>
        <text:changed-region xml:id="ct228566528" text:id="ct228566528">
          <text:insertion>
            <office:change-info>
              <dc:creator>Peter Camilleri</dc:creator>
              <dc:date>2015-04-25T13:25:00</dc:date>
            </office:change-info>
          </text:insertion>
        </text:changed-region>
        <text:changed-region xml:id="ct228566632" text:id="ct228566632">
          <text:insertion>
            <office:change-info>
              <dc:creator>Peter Camilleri</dc:creator>
              <dc:date>2015-04-25T14:34:00</dc:date>
            </office:change-info>
          </text:insertion>
        </text:changed-region>
        <text:changed-region xml:id="ct228566736" text:id="ct228566736">
          <text:insertion>
            <office:change-info>
              <dc:creator>Peter Camilleri</dc:creator>
              <dc:date>2015-04-25T13:25:00</dc:date>
            </office:change-info>
          </text:insertion>
        </text:changed-region>
        <text:changed-region xml:id="ct228566840" text:id="ct228566840">
          <text:insertion>
            <office:change-info>
              <dc:creator>Peter Camilleri</dc:creator>
              <dc:date>2015-04-25T13:25:00</dc:date>
            </office:change-info>
          </text:insertion>
        </text:changed-region>
        <text:changed-region xml:id="ct228566944" text:id="ct228566944">
          <text:insertion>
            <office:change-info>
              <dc:creator>Peter Camilleri</dc:creator>
              <dc:date>2015-04-25T14:35:00</dc:date>
            </office:change-info>
          </text:insertion>
        </text:changed-region>
        <text:changed-region xml:id="ct228567048" text:id="ct228567048">
          <text:insertion>
            <office:change-info>
              <dc:creator>Peter Camilleri</dc:creator>
              <dc:date>2015-04-25T14:35:00</dc:date>
            </office:change-info>
          </text:insertion>
        </text:changed-region>
        <text:changed-region xml:id="ct228567152" text:id="ct228567152">
          <text:deletion>
            <office:change-info>
              <dc:creator>Peter Camilleri</dc:creator>
              <dc:date>2015-04-25T14:35:00</dc:date>
            </office:change-info>
            <text:p text:style-name="Standard"/>
            <text:p text:style-name="Text_20_body">xor</text:p>
          </text:deletion>
        </text:changed-region>
        <text:changed-region xml:id="ct228567256" text:id="ct228567256">
          <text:insertion>
            <office:change-info>
              <dc:creator>Peter Camilleri</dc:creator>
              <dc:date>2015-04-25T13:25:00</dc:date>
            </office:change-info>
          </text:insertion>
        </text:changed-region>
        <text:changed-region xml:id="ct228567360" text:id="ct228567360">
          <text:insertion>
            <office:change-info>
              <dc:creator>Peter Camilleri</dc:creator>
              <dc:date>2015-04-25T15:11:00</dc:date>
            </office:change-info>
          </text:insertion>
        </text:changed-region>
        <text:changed-region xml:id="ct228567464" text:id="ct228567464">
          <text:insertion>
            <office:change-info>
              <dc:creator>Peter Camilleri</dc:creator>
              <dc:date>2015-04-25T15:09:00</dc:date>
            </office:change-info>
          </text:insertion>
        </text:changed-region>
        <text:changed-region xml:id="ct228567568" text:id="ct228567568">
          <text:insertion>
            <office:change-info>
              <dc:creator>Peter Camilleri</dc:creator>
              <dc:date>2015-04-25T15:09:00</dc:date>
            </office:change-info>
          </text:insertion>
        </text:changed-region>
        <text:changed-region xml:id="ct228567672" text:id="ct228567672">
          <text:insertion>
            <office:change-info>
              <dc:creator>Peter Camilleri</dc:creator>
              <dc:date>2015-04-25T15:09:00</dc:date>
            </office:change-info>
          </text:insertion>
        </text:changed-region>
        <text:changed-region xml:id="ct228567776" text:id="ct228567776">
          <text:insertion>
            <office:change-info>
              <dc:creator>Peter Camilleri</dc:creator>
              <dc:date>2015-04-25T15:10:00</dc:date>
            </office:change-info>
          </text:insertion>
        </text:changed-region>
        <text:changed-region xml:id="ct228567880" text:id="ct228567880">
          <text:insertion>
            <office:change-info>
              <dc:creator>Peter Camilleri</dc:creator>
              <dc:date>2015-04-25T15:10:00</dc:date>
            </office:change-info>
          </text:insertion>
        </text:changed-region>
        <text:changed-region xml:id="ct228567984" text:id="ct228567984">
          <text:insertion>
            <office:change-info>
              <dc:creator>Peter Camilleri</dc:creator>
              <dc:date>2015-04-25T15:10:00</dc:date>
            </office:change-info>
          </text:insertion>
        </text:changed-region>
        <text:changed-region xml:id="ct228568088" text:id="ct228568088">
          <text:insertion>
            <office:change-info>
              <dc:creator>Peter Camilleri</dc:creator>
              <dc:date>2015-04-25T15:10:00</dc:date>
            </office:change-info>
          </text:insertion>
        </text:changed-region>
        <text:changed-region xml:id="ct228568192" text:id="ct228568192">
          <text:insertion>
            <office:change-info>
              <dc:creator>Peter Camilleri</dc:creator>
              <dc:date>2015-04-25T15:10:00</dc:date>
            </office:change-info>
          </text:insertion>
        </text:changed-region>
        <text:changed-region xml:id="ct228568296" text:id="ct228568296">
          <text:insertion>
            <office:change-info>
              <dc:creator>Peter Camilleri</dc:creator>
              <dc:date>2015-04-25T15:10:00</dc:date>
            </office:change-info>
          </text:insertion>
        </text:changed-region>
        <text:changed-region xml:id="ct228568400" text:id="ct228568400">
          <text:insertion>
            <office:change-info>
              <dc:creator>Peter Camilleri</dc:creator>
              <dc:date>2015-04-25T15:10:00</dc:date>
            </office:change-info>
          </text:insertion>
        </text:changed-region>
        <text:changed-region xml:id="ct228568504" text:id="ct228568504">
          <text:insertion>
            <office:change-info>
              <dc:creator>Peter Camilleri</dc:creator>
              <dc:date>2015-04-25T15:10:00</dc:date>
            </office:change-info>
          </text:insertion>
        </text:changed-region>
        <text:changed-region xml:id="ct228568608" text:id="ct228568608">
          <text:deletion>
            <office:change-info>
              <dc:creator>Peter Camilleri</dc:creator>
              <dc:date>2015-04-25T17:35:00</dc:date>
            </office:change-info>
            <text:p text:style-name="P1">Ipsum lorem</text:p>
          </text:deletion>
        </text:changed-region>
        <text:changed-region xml:id="ct228568712" text:id="ct228568712">
          <text:insertion>
            <office:change-info>
              <dc:creator>Peter Camilleri</dc:creator>
              <dc:date>2015-04-25T17:35:00</dc:date>
            </office:change-info>
          </text:insertion>
        </text:changed-region>
        <text:changed-region xml:id="ct228568816" text:id="ct228568816">
          <text:insertion>
            <office:change-info>
              <dc:creator>Peter Camilleri</dc:creator>
              <dc:date>2015-04-25T17:36:00</dc:date>
            </office:change-info>
          </text:insertion>
        </text:changed-region>
        <text:changed-region xml:id="ct228568920" text:id="ct228568920">
          <text:insertion>
            <office:change-info>
              <dc:creator>Peter Camilleri</dc:creator>
              <dc:date>2015-04-25T17:37:00</dc:date>
            </office:change-info>
          </text:insertion>
        </text:changed-region>
        <text:changed-region xml:id="ct228569024" text:id="ct228569024">
          <text:insertion>
            <office:change-info>
              <dc:creator>Peter Camilleri</dc:creator>
              <dc:date>2015-04-25T18:11:00</dc:date>
            </office:change-info>
          </text:insertion>
        </text:changed-region>
        <text:changed-region xml:id="ct228605952" text:id="ct228605952">
          <text:insertion>
            <office:change-info>
              <dc:creator>Peter Camilleri</dc:creator>
              <dc:date>2015-04-25T18:12:00</dc:date>
            </office:change-info>
          </text:insertion>
        </text:changed-region>
        <text:changed-region xml:id="ct228606056" text:id="ct228606056">
          <text:insertion>
            <office:change-info>
              <dc:creator>Peter Camilleri</dc:creator>
              <dc:date>2015-04-25T18:14:00</dc:date>
            </office:change-info>
          </text:insertion>
        </text:changed-region>
        <text:changed-region xml:id="ct228606160" text:id="ct228606160">
          <text:insertion>
            <office:change-info>
              <dc:creator>Peter Camilleri</dc:creator>
              <dc:date>2015-04-25T18:13:00</dc:date>
            </office:change-info>
          </text:insertion>
        </text:changed-region>
        <text:changed-region xml:id="ct228607304" text:id="ct228607304">
          <text:insertion>
            <office:change-info>
              <dc:creator>Peter Camilleri</dc:creator>
              <dc:date>2015-04-25T18:13:00</dc:date>
            </office:change-info>
          </text:insertion>
        </text:changed-region>
        <text:changed-region xml:id="ct228607408" text:id="ct228607408">
          <text:deletion>
            <office:change-info>
              <dc:creator>Peter Camilleri</dc:creator>
              <dc:date>2015-04-25T17:45:00</dc:date>
            </office:change-info>
            <text:p text:style-name="Text_20_body"/>
            <text:p text:style-name="Text_20_body">*</text:p>
          </text:deletion>
        </text:changed-region>
        <text:changed-region xml:id="ct228607512" text:id="ct228607512">
          <text:insertion>
            <office:change-info>
              <dc:creator>Peter Camilleri</dc:creator>
              <dc:date>2015-04-25T17:38:00</dc:date>
            </office:change-info>
          </text:insertion>
        </text:changed-region>
        <text:changed-region xml:id="ct228607616" text:id="ct228607616">
          <text:deletion>
            <office:change-info>
              <dc:creator>Peter Camilleri</dc:creator>
              <dc:date>2015-04-25T18:16:00</dc:date>
            </office:change-info>
            <text:p text:style-name="Standard"/>
            <text:p text:style-name="Text_20_body">**</text:p>
          </text:deletion>
        </text:changed-region>
        <text:changed-region xml:id="ct228607720" text:id="ct228607720">
          <text:insertion>
            <office:change-info>
              <dc:creator>Peter Camilleri</dc:creator>
              <dc:date>2015-04-25T17:38:00</dc:date>
            </office:change-info>
          </text:insertion>
        </text:changed-region>
        <text:changed-region xml:id="ct228607824" text:id="ct228607824">
          <text:insertion>
            <office:change-info>
              <dc:creator>Peter Camilleri</dc:creator>
              <dc:date>2015-04-25T22:45:00</dc:date>
            </office:change-info>
          </text:insertion>
        </text:changed-region>
        <text:changed-region xml:id="ct228607928" text:id="ct228607928">
          <text:insertion>
            <office:change-info>
              <dc:creator>Peter Camilleri</dc:creator>
              <dc:date>2015-04-25T22:46:00</dc:date>
            </office:change-info>
          </text:insertion>
        </text:changed-region>
        <text:changed-region xml:id="ct228608032" text:id="ct228608032">
          <text:insertion>
            <office:change-info>
              <dc:creator>Peter Camilleri</dc:creator>
              <dc:date>2015-04-25T17:38:00</dc:date>
            </office:change-info>
          </text:insertion>
        </text:changed-region>
        <text:changed-region xml:id="ct228608136" text:id="ct228608136">
          <text:insertion>
            <office:change-info>
              <dc:creator>Peter Camilleri</dc:creator>
              <dc:date>2015-04-25T17:38:00</dc:date>
            </office:change-info>
          </text:insertion>
        </text:changed-region>
        <text:changed-region xml:id="ct228608240" text:id="ct228608240">
          <text:insertion>
            <office:change-info>
              <dc:creator>Peter Camilleri</dc:creator>
              <dc:date>2015-04-25T17:38:00</dc:date>
            </office:change-info>
          </text:insertion>
        </text:changed-region>
        <text:changed-region xml:id="ct228608344" text:id="ct228608344">
          <text:insertion>
            <office:change-info>
              <dc:creator>Peter Camilleri</dc:creator>
              <dc:date>2015-04-25T17:38:00</dc:date>
            </office:change-info>
          </text:insertion>
        </text:changed-region>
        <text:changed-region xml:id="ct228608448" text:id="ct228608448">
          <text:insertion>
            <office:change-info>
              <dc:creator>Peter Camilleri</dc:creator>
              <dc:date>2015-04-25T17:38:00</dc:date>
            </office:change-info>
          </text:insertion>
        </text:changed-region>
        <text:changed-region xml:id="ct228608552" text:id="ct228608552">
          <text:insertion>
            <office:change-info>
              <dc:creator>Peter Camilleri</dc:creator>
              <dc:date>2015-04-25T17:38:00</dc:date>
            </office:change-info>
          </text:insertion>
        </text:changed-region>
        <text:changed-region xml:id="ct228608656" text:id="ct228608656">
          <text:insertion>
            <office:change-info>
              <dc:creator>Peter Camilleri</dc:creator>
              <dc:date>2015-04-25T17:38:00</dc:date>
            </office:change-info>
          </text:insertion>
        </text:changed-region>
        <text:changed-region xml:id="ct228608760" text:id="ct228608760">
          <text:insertion>
            <office:change-info>
              <dc:creator>Peter Camilleri</dc:creator>
              <dc:date>2015-04-25T22:38:00</dc:date>
            </office:change-info>
          </text:insertion>
        </text:changed-region>
        <text:changed-region xml:id="ct228608864" text:id="ct228608864">
          <text:insertion>
            <office:change-info>
              <dc:creator>Peter Camilleri</dc:creator>
              <dc:date>2015-04-25T22:38:00</dc:date>
            </office:change-info>
          </text:insertion>
        </text:changed-region>
        <text:changed-region xml:id="ct228608968" text:id="ct228608968">
          <text:deletion>
            <office:change-info>
              <dc:creator>Peter Camilleri</dc:creator>
              <dc:date>2015-04-25T22:48:00</dc:date>
            </office:change-info>
            <text:p text:style-name="Text_20_body">+</text:p>
          </text:deletion>
        </text:changed-region>
        <text:changed-region xml:id="ct228609072" text:id="ct228609072">
          <text:insertion>
            <office:change-info>
              <dc:creator>Peter Camilleri</dc:creator>
              <dc:date>2015-04-25T17:38:00</dc:date>
            </office:change-info>
          </text:insertion>
        </text:changed-region>
        <text:changed-region xml:id="ct228609176" text:id="ct228609176">
          <text:insertion>
            <office:change-info>
              <dc:creator>Peter Camilleri</dc:creator>
              <dc:date>2015-04-25T17:38:00</dc:date>
            </office:change-info>
          </text:insertion>
        </text:changed-region>
        <text:changed-region xml:id="ct228609280" text:id="ct228609280">
          <text:insertion>
            <office:change-info>
              <dc:creator>Peter Camilleri</dc:creator>
              <dc:date>2015-04-25T17:38:00</dc:date>
            </office:change-info>
          </text:insertion>
        </text:changed-region>
        <text:changed-region xml:id="ct228609384" text:id="ct228609384">
          <text:insertion>
            <office:change-info>
              <dc:creator>Peter Camilleri</dc:creator>
              <dc:date>2015-04-25T17:38:00</dc:date>
            </office:change-info>
          </text:insertion>
        </text:changed-region>
        <text:changed-region xml:id="ct228609488" text:id="ct228609488">
          <text:insertion>
            <office:change-info>
              <dc:creator>Peter Camilleri</dc:creator>
              <dc:date>2015-04-25T17:38:00</dc:date>
            </office:change-info>
          </text:insertion>
        </text:changed-region>
        <text:changed-region xml:id="ct228609592" text:id="ct228609592">
          <text:insertion>
            <office:change-info>
              <dc:creator>Peter Camilleri</dc:creator>
              <dc:date>2015-04-26T10:10:00</dc:date>
            </office:change-info>
          </text:insertion>
        </text:changed-region>
        <text:changed-region xml:id="ct228609696" text:id="ct228609696">
          <text:insertion>
            <office:change-info>
              <dc:creator>Peter Camilleri</dc:creator>
              <dc:date>2015-04-26T10:10:00</dc:date>
            </office:change-info>
          </text:insertion>
        </text:changed-region>
        <text:changed-region xml:id="ct228609800" text:id="ct228609800">
          <text:insertion>
            <office:change-info>
              <dc:creator>Peter Camilleri</dc:creator>
              <dc:date>2015-04-25T17:38:00</dc:date>
            </office:change-info>
          </text:insertion>
        </text:changed-region>
        <text:changed-region xml:id="ct228609904" text:id="ct228609904">
          <text:insertion>
            <office:change-info>
              <dc:creator>Peter Camilleri</dc:creator>
              <dc:date>2015-04-26T10:09:00</dc:date>
            </office:change-info>
          </text:insertion>
        </text:changed-region>
        <text:changed-region xml:id="ct228610048" text:id="ct228610048">
          <text:insertion>
            <office:change-info>
              <dc:creator>Peter Camilleri</dc:creator>
              <dc:date>2015-04-26T10:09:00</dc:date>
            </office:change-info>
          </text:insertion>
        </text:changed-region>
        <text:changed-region xml:id="ct228610152" text:id="ct228610152">
          <text:insertion>
            <office:change-info>
              <dc:creator>Peter Camilleri</dc:creator>
              <dc:date>2015-04-26T10:09:00</dc:date>
            </office:change-info>
          </text:insertion>
        </text:changed-region>
        <text:changed-region xml:id="ct228610256" text:id="ct228610256">
          <text:insertion>
            <office:change-info>
              <dc:creator>Peter Camilleri</dc:creator>
              <dc:date>2015-04-26T10:11:00</dc:date>
            </office:change-info>
          </text:insertion>
        </text:changed-region>
        <text:changed-region xml:id="ct228610360" text:id="ct228610360">
          <text:insertion>
            <office:change-info>
              <dc:creator>Peter Camilleri</dc:creator>
              <dc:date>2015-04-26T10:10:00</dc:date>
            </office:change-info>
          </text:insertion>
        </text:changed-region>
        <text:changed-region xml:id="ct228610464" text:id="ct228610464">
          <text:deletion>
            <office:change-info>
              <dc:creator>Peter Camilleri</dc:creator>
              <dc:date>2015-04-25T22:49:00</dc:date>
            </office:change-info>
            <text:p text:style-name="Text_20_body"/>
            <text:p text:style-name="Text_20_body">-</text:p>
          </text:deletion>
        </text:changed-region>
        <text:changed-region xml:id="ct228610568" text:id="ct228610568">
          <text:insertion>
            <office:change-info>
              <dc:creator>Peter Camilleri</dc:creator>
              <dc:date>2015-04-25T17:38:00</dc:date>
            </office:change-info>
          </text:insertion>
        </text:changed-region>
        <text:changed-region xml:id="ct228610776" text:id="ct228610776">
          <text:deletion>
            <office:change-info>
              <dc:creator>Peter Camilleri</dc:creator>
              <dc:date>2015-04-25T22:50:00</dc:date>
            </office:change-info>
            <text:p text:style-name="Text_20_body"/>
            <text:p text:style-name="Text_20_body"/>
          </text:deletion>
        </text:changed-region>
        <text:changed-region xml:id="ct228610672" text:id="ct228610672">
          <text:deletion>
            <office:change-info>
              <dc:creator>Peter Camilleri</dc:creator>
              <dc:date>2015-04-25T22:49:00</dc:date>
            </office:change-info>
            <text:p text:style-name="Text_20_body">.1/x</text:p>
          </text:deletion>
        </text:changed-region>
        <text:changed-region xml:id="ct228610880" text:id="ct228610880">
          <text:insertion>
            <office:change-info>
              <dc:creator>Peter Camilleri</dc:creator>
              <dc:date>2015-04-25T17:38:00</dc:date>
            </office:change-info>
          </text:insertion>
        </text:changed-region>
        <text:changed-region xml:id="ct228610984" text:id="ct228610984">
          <text:deletion>
            <office:change-info>
              <dc:creator>Peter Camilleri</dc:creator>
              <dc:date>2015-04-25T22:52:00</dc:date>
            </office:change-info>
            <text:p text:style-name="Text_20_body"/>
            <text:p text:style-name="Text_20_body">.10**</text:p>
          </text:deletion>
        </text:changed-region>
        <text:changed-region xml:id="ct228611088" text:id="ct228611088">
          <text:insertion>
            <office:change-info>
              <dc:creator>Peter Camilleri</dc:creator>
              <dc:date>2015-04-25T17:38:00</dc:date>
            </office:change-info>
          </text:insertion>
        </text:changed-region>
        <text:changed-region xml:id="ct228611192" text:id="ct228611192">
          <text:deletion>
            <office:change-info>
              <dc:creator>Peter Camilleri</dc:creator>
              <dc:date>2015-04-25T23:06:00</dc:date>
            </office:change-info>
            <text:p text:style-name="Text_20_body"/>
            <text:p text:style-name="Text_20_body">.2**</text:p>
          </text:deletion>
        </text:changed-region>
        <text:changed-region xml:id="ct228611296" text:id="ct228611296">
          <text:insertion>
            <office:change-info>
              <dc:creator>Peter Camilleri</dc:creator>
              <dc:date>2015-04-25T17:38:00</dc:date>
            </office:change-info>
          </text:insertion>
        </text:changed-region>
        <text:changed-region xml:id="ct228611504" text:id="ct228611504">
          <text:deletion>
            <office:change-info>
              <dc:creator>Peter Camilleri</dc:creator>
              <dc:date>2015-04-25T23:07:00</dc:date>
            </office:change-info>
            <text:p text:style-name="Text_20_body"/>
            <text:p text:style-name="Text_20_body"/>
          </text:deletion>
        </text:changed-region>
        <text:changed-region xml:id="ct228611400" text:id="ct228611400">
          <text:deletion>
            <office:change-info>
              <dc:creator>Peter Camilleri</dc:creator>
              <dc:date>2015-04-25T23:06:00</dc:date>
            </office:change-info>
            <text:p text:style-name="Text_20_body">.abs</text:p>
          </text:deletion>
        </text:changed-region>
        <text:changed-region xml:id="ct228611608" text:id="ct228611608">
          <text:insertion>
            <office:change-info>
              <dc:creator>Peter Camilleri</dc:creator>
              <dc:date>2015-04-25T17:38:00</dc:date>
            </office:change-info>
          </text:insertion>
        </text:changed-region>
        <text:changed-region xml:id="ct228611712" text:id="ct228611712">
          <text:deletion>
            <office:change-info>
              <dc:creator>Peter Camilleri</dc:creator>
              <dc:date>2015-04-25T23:07:00</dc:date>
            </office:change-info>
            <text:p text:style-name="Text_20_body"/>
            <text:p text:style-name="Text_20_body">.acos</text:p>
          </text:deletion>
        </text:changed-region>
        <text:changed-region xml:id="ct228611816" text:id="ct228611816">
          <text:insertion>
            <office:change-info>
              <dc:creator>Peter Camilleri</dc:creator>
              <dc:date>2015-04-25T17:38:00</dc:date>
            </office:change-info>
          </text:insertion>
        </text:changed-region>
        <text:changed-region xml:id="ct228612232" text:id="ct228612232">
          <text:insertion>
            <office:change-info>
              <dc:creator>Peter Camilleri</dc:creator>
              <dc:date>2015-04-26T13:39:00</dc:date>
            </office:change-info>
          </text:insertion>
        </text:changed-region>
        <text:changed-region xml:id="ct228612336" text:id="ct228612336">
          <text:insertion>
            <office:change-info>
              <dc:creator>Peter Camilleri</dc:creator>
              <dc:date>2015-04-26T13:38:00</dc:date>
            </office:change-info>
          </text:insertion>
        </text:changed-region>
        <text:changed-region xml:id="ct228612440" text:id="ct228612440">
          <text:insertion>
            <office:change-info>
              <dc:creator>Peter Camilleri</dc:creator>
              <dc:date>2015-04-25T17:38:00</dc:date>
            </office:change-info>
          </text:insertion>
        </text:changed-region>
        <text:changed-region xml:id="ct228612544" text:id="ct228612544">
          <text:insertion>
            <office:change-info>
              <dc:creator>Peter Camilleri</dc:creator>
              <dc:date>2015-04-25T17:38:00</dc:date>
            </office:change-info>
          </text:insertion>
        </text:changed-region>
        <text:changed-region xml:id="ct228612648" text:id="ct228612648">
          <text:insertion>
            <office:change-info>
              <dc:creator>Peter Camilleri</dc:creator>
              <dc:date>2015-04-26T13:45:00</dc:date>
            </office:change-info>
          </text:insertion>
        </text:changed-region>
        <text:changed-region xml:id="ct228612752" text:id="ct228612752">
          <text:insertion>
            <office:change-info>
              <dc:creator>Peter Camilleri</dc:creator>
              <dc:date>2015-04-26T13:45:00</dc:date>
            </office:change-info>
          </text:insertion>
        </text:changed-region>
        <text:changed-region xml:id="ct228612856" text:id="ct228612856">
          <text:insertion>
            <office:change-info>
              <dc:creator>Peter Camilleri</dc:creator>
              <dc:date>2015-04-26T13:45:00</dc:date>
            </office:change-info>
          </text:insertion>
        </text:changed-region>
        <text:changed-region xml:id="ct228612960" text:id="ct228612960">
          <text:insertion>
            <office:change-info>
              <dc:creator>Peter Camilleri</dc:creator>
              <dc:date>2015-04-26T13:45:00</dc:date>
            </office:change-info>
          </text:insertion>
        </text:changed-region>
        <text:changed-region xml:id="ct228613064" text:id="ct228613064">
          <text:deletion>
            <office:change-info>
              <dc:creator>Peter Camilleri</dc:creator>
              <dc:date>2015-04-25T23:09:00</dc:date>
            </office:change-info>
            <text:p text:style-name="Text_20_body"/>
            <text:p text:style-name="Text_20_body">.acosh</text:p>
          </text:deletion>
        </text:changed-region>
        <text:changed-region xml:id="ct228613376" text:id="ct228613376">
          <text:insertion>
            <office:change-info>
              <dc:creator>Peter Camilleri</dc:creator>
              <dc:date>2015-04-25T17:38:00</dc:date>
            </office:change-info>
          </text:insertion>
        </text:changed-region>
        <text:changed-region xml:id="ct228613480" text:id="ct228613480">
          <text:insertion>
            <office:change-info>
              <dc:creator>Peter Camilleri</dc:creator>
              <dc:date>2015-04-25T17:38:00</dc:date>
            </office:change-info>
          </text:insertion>
        </text:changed-region>
        <text:changed-region xml:id="ct228613584" text:id="ct228613584">
          <text:insertion>
            <office:change-info>
              <dc:creator>Peter Camilleri</dc:creator>
              <dc:date>2015-04-25T17:38:00</dc:date>
            </office:change-info>
          </text:insertion>
        </text:changed-region>
        <text:changed-region xml:id="ct228613688" text:id="ct228613688">
          <text:deletion>
            <office:change-info>
              <dc:creator>Peter Camilleri</dc:creator>
              <dc:date>2015-04-25T23:09:00</dc:date>
            </office:change-info>
            <text:p text:style-name="Text_20_body"/>
            <text:p text:style-name="Text_20_body">.angle</text:p>
          </text:deletion>
        </text:changed-region>
        <text:changed-region xml:id="ct228613792" text:id="ct228613792">
          <text:insertion>
            <office:change-info>
              <dc:creator>Peter Camilleri</dc:creator>
              <dc:date>2015-04-25T17:38:00</dc:date>
            </office:change-info>
          </text:insertion>
        </text:changed-region>
        <text:changed-region xml:id="ct228613896" text:id="ct228613896">
          <text:insertion>
            <office:change-info>
              <dc:creator>Peter Camilleri</dc:creator>
              <dc:date>2015-04-25T17:38:00</dc:date>
            </office:change-info>
          </text:insertion>
        </text:changed-region>
        <text:changed-region xml:id="ct228614000" text:id="ct228614000">
          <text:insertion>
            <office:change-info>
              <dc:creator>Peter Camilleri</dc:creator>
              <dc:date>2015-04-25T17:38:00</dc:date>
            </office:change-info>
          </text:insertion>
        </text:changed-region>
        <text:changed-region xml:id="ct228614144" text:id="ct228614144">
          <text:insertion>
            <office:change-info>
              <dc:creator>Peter Camilleri</dc:creator>
              <dc:date>2015-04-25T17:38:00</dc:date>
            </office:change-info>
          </text:insertion>
        </text:changed-region>
        <text:changed-region xml:id="ct228614248" text:id="ct228614248">
          <text:deletion>
            <office:change-info>
              <dc:creator>Peter Camilleri</dc:creator>
              <dc:date>2015-04-25T23:09:00</dc:date>
            </office:change-info>
            <text:p text:style-name="Text_20_body"/>
            <text:p text:style-name="Text_20_body">.asin</text:p>
          </text:deletion>
        </text:changed-region>
        <text:changed-region xml:id="ct228614352" text:id="ct228614352">
          <text:insertion>
            <office:change-info>
              <dc:creator>Peter Camilleri</dc:creator>
              <dc:date>2015-04-25T17:38:00</dc:date>
            </office:change-info>
          </text:insertion>
        </text:changed-region>
        <text:changed-region xml:id="ct228614456" text:id="ct228614456">
          <text:insertion>
            <office:change-info>
              <dc:creator>Peter Camilleri</dc:creator>
              <dc:date>2015-04-25T17:38:00</dc:date>
            </office:change-info>
          </text:insertion>
        </text:changed-region>
        <text:changed-region xml:id="ct228614560" text:id="ct228614560">
          <text:insertion>
            <office:change-info>
              <dc:creator>Peter Camilleri</dc:creator>
              <dc:date>2015-04-25T17:38:00</dc:date>
            </office:change-info>
          </text:insertion>
        </text:changed-region>
        <text:changed-region xml:id="ct228614664" text:id="ct228614664">
          <text:insertion>
            <office:change-info>
              <dc:creator>Peter Camilleri</dc:creator>
              <dc:date>2015-04-25T17:38:00</dc:date>
            </office:change-info>
          </text:insertion>
        </text:changed-region>
        <text:changed-region xml:id="ct228614768" text:id="ct228614768">
          <text:insertion>
            <office:change-info>
              <dc:creator>Peter Camilleri</dc:creator>
              <dc:date>2015-04-25T17:38:00</dc:date>
            </office:change-info>
          </text:insertion>
        </text:changed-region>
        <text:changed-region xml:id="ct228614872" text:id="ct228614872">
          <text:deletion>
            <office:change-info>
              <dc:creator>Peter Camilleri</dc:creator>
              <dc:date>2015-04-25T23:09:00</dc:date>
            </office:change-info>
            <text:p text:style-name="Text_20_body"/>
            <text:p text:style-name="Text_20_body">.asinh</text:p>
          </text:deletion>
        </text:changed-region>
        <text:changed-region xml:id="ct228614976" text:id="ct228614976">
          <text:insertion>
            <office:change-info>
              <dc:creator>Peter Camilleri</dc:creator>
              <dc:date>2015-04-25T17:38:00</dc:date>
            </office:change-info>
          </text:insertion>
        </text:changed-region>
        <text:changed-region xml:id="ct228615080" text:id="ct228615080">
          <text:insertion>
            <office:change-info>
              <dc:creator>Peter Camilleri</dc:creator>
              <dc:date>2015-04-25T17:38:00</dc:date>
            </office:change-info>
          </text:insertion>
        </text:changed-region>
        <text:changed-region xml:id="ct228615184" text:id="ct228615184">
          <text:insertion>
            <office:change-info>
              <dc:creator>Peter Camilleri</dc:creator>
              <dc:date>2015-04-25T17:38:00</dc:date>
            </office:change-info>
          </text:insertion>
        </text:changed-region>
        <text:changed-region xml:id="ct228615288" text:id="ct228615288">
          <text:insertion>
            <office:change-info>
              <dc:creator>Peter Camilleri</dc:creator>
              <dc:date>2015-04-25T17:38:00</dc:date>
            </office:change-info>
          </text:insertion>
        </text:changed-region>
        <text:changed-region xml:id="ct228615392" text:id="ct228615392">
          <text:insertion>
            <office:change-info>
              <dc:creator>Peter Camilleri</dc:creator>
              <dc:date>2015-04-25T17:38:00</dc:date>
            </office:change-info>
          </text:insertion>
        </text:changed-region>
        <text:changed-region xml:id="ct228615496" text:id="ct228615496">
          <text:deletion>
            <office:change-info>
              <dc:creator>Peter Camilleri</dc:creator>
              <dc:date>2015-04-25T23:10:00</dc:date>
            </office:change-info>
            <text:p text:style-name="Text_20_body"/>
            <text:p text:style-name="Text_20_body">.atan</text:p>
          </text:deletion>
        </text:changed-region>
        <text:changed-region xml:id="ct228615600" text:id="ct228615600">
          <text:insertion>
            <office:change-info>
              <dc:creator>Peter Camilleri</dc:creator>
              <dc:date>2015-04-25T17:38:00</dc:date>
            </office:change-info>
          </text:insertion>
        </text:changed-region>
        <text:changed-region xml:id="ct228615704" text:id="ct228615704">
          <text:insertion>
            <office:change-info>
              <dc:creator>Peter Camilleri</dc:creator>
              <dc:date>2015-04-25T17:38:00</dc:date>
            </office:change-info>
          </text:insertion>
        </text:changed-region>
        <text:changed-region xml:id="ct228615808" text:id="ct228615808">
          <text:insertion>
            <office:change-info>
              <dc:creator>Peter Camilleri</dc:creator>
              <dc:date>2015-04-25T17:38:00</dc:date>
            </office:change-info>
          </text:insertion>
        </text:changed-region>
        <text:changed-region xml:id="ct228615912" text:id="ct228615912">
          <text:insertion>
            <office:change-info>
              <dc:creator>Peter Camilleri</dc:creator>
              <dc:date>2015-04-25T17:38:00</dc:date>
            </office:change-info>
          </text:insertion>
        </text:changed-region>
        <text:changed-region xml:id="ct228616016" text:id="ct228616016">
          <text:insertion>
            <office:change-info>
              <dc:creator>Peter Camilleri</dc:creator>
              <dc:date>2015-04-25T17:38:00</dc:date>
            </office:change-info>
          </text:insertion>
        </text:changed-region>
        <text:changed-region xml:id="ct228616120" text:id="ct228616120">
          <text:deletion>
            <office:change-info>
              <dc:creator>Peter Camilleri</dc:creator>
              <dc:date>2015-04-25T23:10:00</dc:date>
            </office:change-info>
            <text:p text:style-name="Text_20_body"/>
            <text:p text:style-name="Text_20_body">.atan2</text:p>
          </text:deletion>
        </text:changed-region>
        <text:changed-region xml:id="ct228616224" text:id="ct228616224">
          <text:insertion>
            <office:change-info>
              <dc:creator>Peter Camilleri</dc:creator>
              <dc:date>2015-04-25T17:38:00</dc:date>
            </office:change-info>
          </text:insertion>
        </text:changed-region>
        <text:changed-region xml:id="ct228616328" text:id="ct228616328">
          <text:insertion>
            <office:change-info>
              <dc:creator>Peter Camilleri</dc:creator>
              <dc:date>2015-04-25T17:38:00</dc:date>
            </office:change-info>
          </text:insertion>
        </text:changed-region>
        <text:changed-region xml:id="ct228616432" text:id="ct228616432">
          <text:insertion>
            <office:change-info>
              <dc:creator>Peter Camilleri</dc:creator>
              <dc:date>2015-04-25T17:38:00</dc:date>
            </office:change-info>
          </text:insertion>
        </text:changed-region>
        <text:changed-region xml:id="ct228616536" text:id="ct228616536">
          <text:insertion>
            <office:change-info>
              <dc:creator>Peter Camilleri</dc:creator>
              <dc:date>2015-04-25T17:38:00</dc:date>
            </office:change-info>
          </text:insertion>
        </text:changed-region>
        <text:changed-region xml:id="ct228616640" text:id="ct228616640">
          <text:insertion>
            <office:change-info>
              <dc:creator>Peter Camilleri</dc:creator>
              <dc:date>2015-04-25T17:38:00</dc:date>
            </office:change-info>
          </text:insertion>
        </text:changed-region>
        <text:changed-region xml:id="ct228616848" text:id="ct228616848">
          <text:deletion>
            <office:change-info>
              <dc:creator>Peter Camilleri</dc:creator>
              <dc:date>2015-04-25T23:12:00</dc:date>
            </office:change-info>
            <text:p text:style-name="Text_20_body"/>
            <text:p text:style-name="Text_20_body"/>
          </text:deletion>
        </text:changed-region>
        <text:changed-region xml:id="ct228616744" text:id="ct228616744">
          <text:deletion>
            <office:change-info>
              <dc:creator>Peter Camilleri</dc:creator>
              <dc:date>2015-04-25T23:11:00</dc:date>
            </office:change-info>
            <text:p text:style-name="Text_20_body">.atanh</text:p>
          </text:deletion>
        </text:changed-region>
        <text:changed-region xml:id="ct228616952" text:id="ct228616952">
          <text:insertion>
            <office:change-info>
              <dc:creator>Peter Camilleri</dc:creator>
              <dc:date>2015-04-25T17:38:00</dc:date>
            </office:change-info>
          </text:insertion>
        </text:changed-region>
        <text:changed-region xml:id="ct228617056" text:id="ct228617056">
          <text:insertion>
            <office:change-info>
              <dc:creator>Peter Camilleri</dc:creator>
              <dc:date>2015-04-25T17:38:00</dc:date>
            </office:change-info>
          </text:insertion>
        </text:changed-region>
        <text:changed-region xml:id="ct228617160" text:id="ct228617160">
          <text:insertion>
            <office:change-info>
              <dc:creator>Peter Camilleri</dc:creator>
              <dc:date>2015-04-25T17:38:00</dc:date>
            </office:change-info>
          </text:insertion>
        </text:changed-region>
        <text:changed-region xml:id="ct228617264" text:id="ct228617264">
          <text:insertion>
            <office:change-info>
              <dc:creator>Peter Camilleri</dc:creator>
              <dc:date>2015-04-25T17:38:00</dc:date>
            </office:change-info>
          </text:insertion>
        </text:changed-region>
        <text:changed-region xml:id="ct228617368" text:id="ct228617368">
          <text:insertion>
            <office:change-info>
              <dc:creator>Peter Camilleri</dc:creator>
              <dc:date>2015-04-25T17:38:00</dc:date>
            </office:change-info>
          </text:insertion>
        </text:changed-region>
        <text:changed-region xml:id="ct228617472" text:id="ct228617472">
          <text:deletion>
            <office:change-info>
              <dc:creator>Peter Camilleri</dc:creator>
              <dc:date>2015-04-25T23:12:00</dc:date>
            </office:change-info>
            <text:p text:style-name="Text_20_body"/>
            <text:p text:style-name="Text_20_body">.c2p</text:p>
          </text:deletion>
        </text:changed-region>
        <text:changed-region xml:id="ct228617576" text:id="ct228617576">
          <text:insertion>
            <office:change-info>
              <dc:creator>Peter Camilleri</dc:creator>
              <dc:date>2015-04-25T17:38:00</dc:date>
            </office:change-info>
          </text:insertion>
        </text:changed-region>
        <text:changed-region xml:id="ct228617680" text:id="ct228617680">
          <text:insertion>
            <office:change-info>
              <dc:creator>Peter Camilleri</dc:creator>
              <dc:date>2015-04-25T17:38:00</dc:date>
            </office:change-info>
          </text:insertion>
        </text:changed-region>
        <text:changed-region xml:id="ct228617784" text:id="ct228617784">
          <text:insertion>
            <office:change-info>
              <dc:creator>Peter Camilleri</dc:creator>
              <dc:date>2015-04-25T17:38:00</dc:date>
            </office:change-info>
          </text:insertion>
        </text:changed-region>
        <text:changed-region xml:id="ct228617888" text:id="ct228617888">
          <text:insertion>
            <office:change-info>
              <dc:creator>Peter Camilleri</dc:creator>
              <dc:date>2015-04-25T17:38:00</dc:date>
            </office:change-info>
          </text:insertion>
        </text:changed-region>
        <text:changed-region xml:id="ct228617992" text:id="ct228617992">
          <text:insertion>
            <office:change-info>
              <dc:creator>Peter Camilleri</dc:creator>
              <dc:date>2015-04-25T17:38:00</dc:date>
            </office:change-info>
          </text:insertion>
        </text:changed-region>
        <text:changed-region xml:id="ct228618240" text:id="ct228618240">
          <text:deletion>
            <office:change-info>
              <dc:creator>Peter Camilleri</dc:creator>
              <dc:date>2015-04-25T23:13:00</dc:date>
            </office:change-info>
            <text:p text:style-name="Text_20_body"/>
            <text:p text:style-name="Text_20_body"/>
          </text:deletion>
        </text:changed-region>
        <text:changed-region xml:id="ct228618096" text:id="ct228618096">
          <text:deletion>
            <office:change-info>
              <dc:creator>Peter Camilleri</dc:creator>
              <dc:date>2015-04-25T23:12:00</dc:date>
            </office:change-info>
            <text:p text:style-name="Text_20_body">.cbrt</text:p>
          </text:deletion>
        </text:changed-region>
        <text:changed-region xml:id="ct228618344" text:id="ct228618344">
          <text:insertion>
            <office:change-info>
              <dc:creator>Peter Camilleri</dc:creator>
              <dc:date>2015-04-25T17:38:00</dc:date>
            </office:change-info>
          </text:insertion>
        </text:changed-region>
        <text:changed-region xml:id="ct228618448" text:id="ct228618448">
          <text:insertion>
            <office:change-info>
              <dc:creator>Peter Camilleri</dc:creator>
              <dc:date>2015-04-25T17:38:00</dc:date>
            </office:change-info>
          </text:insertion>
        </text:changed-region>
        <text:changed-region xml:id="ct228618552" text:id="ct228618552">
          <text:insertion>
            <office:change-info>
              <dc:creator>Peter Camilleri</dc:creator>
              <dc:date>2015-04-25T17:38:00</dc:date>
            </office:change-info>
          </text:insertion>
        </text:changed-region>
        <text:changed-region xml:id="ct228618656" text:id="ct228618656">
          <text:insertion>
            <office:change-info>
              <dc:creator>Peter Camilleri</dc:creator>
              <dc:date>2015-04-25T17:38:00</dc:date>
            </office:change-info>
          </text:insertion>
        </text:changed-region>
        <text:changed-region xml:id="ct228618760" text:id="ct228618760">
          <text:insertion>
            <office:change-info>
              <dc:creator>Peter Camilleri</dc:creator>
              <dc:date>2015-04-25T17:38:00</dc:date>
            </office:change-info>
          </text:insertion>
        </text:changed-region>
        <text:changed-region xml:id="ct228618864" text:id="ct228618864">
          <text:deletion>
            <office:change-info>
              <dc:creator>Peter Camilleri</dc:creator>
              <dc:date>2015-04-25T23:13:00</dc:date>
            </office:change-info>
            <text:p text:style-name="Text_20_body"/>
            <text:p text:style-name="Text_20_body">.ceil</text:p>
          </text:deletion>
        </text:changed-region>
        <text:changed-region xml:id="ct228618968" text:id="ct228618968">
          <text:insertion>
            <office:change-info>
              <dc:creator>Peter Camilleri</dc:creator>
              <dc:date>2015-04-25T17:38:00</dc:date>
            </office:change-info>
          </text:insertion>
        </text:changed-region>
        <text:changed-region xml:id="ct228619072" text:id="ct228619072">
          <text:insertion>
            <office:change-info>
              <dc:creator>Peter Camilleri</dc:creator>
              <dc:date>2015-04-25T17:38:00</dc:date>
            </office:change-info>
          </text:insertion>
        </text:changed-region>
        <text:changed-region xml:id="ct228619176" text:id="ct228619176">
          <text:insertion>
            <office:change-info>
              <dc:creator>Peter Camilleri</dc:creator>
              <dc:date>2015-04-25T17:38:00</dc:date>
            </office:change-info>
          </text:insertion>
        </text:changed-region>
        <text:changed-region xml:id="ct228619280" text:id="ct228619280">
          <text:insertion>
            <office:change-info>
              <dc:creator>Peter Camilleri</dc:creator>
              <dc:date>2015-04-25T17:38:00</dc:date>
            </office:change-info>
          </text:insertion>
        </text:changed-region>
        <text:changed-region xml:id="ct228619384" text:id="ct228619384">
          <text:insertion>
            <office:change-info>
              <dc:creator>Peter Camilleri</dc:creator>
              <dc:date>2015-04-25T17:38:00</dc:date>
            </office:change-info>
          </text:insertion>
        </text:changed-region>
        <text:changed-region xml:id="ct228619488" text:id="ct228619488">
          <text:insertion>
            <office:change-info>
              <dc:creator>Peter Camilleri</dc:creator>
              <dc:date>2015-04-25T17:38:00</dc:date>
            </office:change-info>
          </text:insertion>
        </text:changed-region>
        <text:changed-region xml:id="ct228619592" text:id="ct228619592">
          <text:deletion>
            <office:change-info>
              <dc:creator>Peter Camilleri</dc:creator>
              <dc:date>2015-04-25T23:13:00</dc:date>
            </office:change-info>
            <text:p text:style-name="Text_20_body"/>
            <text:p text:style-name="Text_20_body">.conjugate</text:p>
          </text:deletion>
        </text:changed-region>
        <text:changed-region xml:id="ct228619696" text:id="ct228619696">
          <text:insertion>
            <office:change-info>
              <dc:creator>Peter Camilleri</dc:creator>
              <dc:date>2015-04-25T17:38:00</dc:date>
            </office:change-info>
          </text:insertion>
        </text:changed-region>
        <text:changed-region xml:id="ct228619800" text:id="ct228619800">
          <text:insertion>
            <office:change-info>
              <dc:creator>Peter Camilleri</dc:creator>
              <dc:date>2015-04-25T17:38:00</dc:date>
            </office:change-info>
          </text:insertion>
        </text:changed-region>
        <text:changed-region xml:id="ct228619904" text:id="ct228619904">
          <text:insertion>
            <office:change-info>
              <dc:creator>Peter Camilleri</dc:creator>
              <dc:date>2015-04-25T17:38:00</dc:date>
            </office:change-info>
          </text:insertion>
        </text:changed-region>
        <text:changed-region xml:id="ct228620008" text:id="ct228620008">
          <text:insertion>
            <office:change-info>
              <dc:creator>Peter Camilleri</dc:creator>
              <dc:date>2015-04-25T17:38:00</dc:date>
            </office:change-info>
          </text:insertion>
        </text:changed-region>
        <text:changed-region xml:id="ct228620112" text:id="ct228620112">
          <text:deletion>
            <office:change-info>
              <dc:creator>Peter Camilleri</dc:creator>
              <dc:date>2015-04-25T23:13:00</dc:date>
            </office:change-info>
            <text:p text:style-name="Text_20_body"/>
            <text:p text:style-name="Text_20_body">.cos</text:p>
          </text:deletion>
        </text:changed-region>
        <text:changed-region xml:id="ct228620216" text:id="ct228620216">
          <text:insertion>
            <office:change-info>
              <dc:creator>Peter Camilleri</dc:creator>
              <dc:date>2015-04-25T17:38:00</dc:date>
            </office:change-info>
          </text:insertion>
        </text:changed-region>
        <text:changed-region xml:id="ct228620320" text:id="ct228620320">
          <text:insertion>
            <office:change-info>
              <dc:creator>Peter Camilleri</dc:creator>
              <dc:date>2015-04-25T17:38:00</dc:date>
            </office:change-info>
          </text:insertion>
        </text:changed-region>
        <text:changed-region xml:id="ct228620424" text:id="ct228620424">
          <text:insertion>
            <office:change-info>
              <dc:creator>Peter Camilleri</dc:creator>
              <dc:date>2015-04-25T17:38:00</dc:date>
            </office:change-info>
          </text:insertion>
        </text:changed-region>
        <text:changed-region xml:id="ct228620528" text:id="ct228620528">
          <text:insertion>
            <office:change-info>
              <dc:creator>Peter Camilleri</dc:creator>
              <dc:date>2015-04-25T17:38:00</dc:date>
            </office:change-info>
          </text:insertion>
        </text:changed-region>
        <text:changed-region xml:id="ct228620632" text:id="ct228620632">
          <text:insertion>
            <office:change-info>
              <dc:creator>Peter Camilleri</dc:creator>
              <dc:date>2015-04-25T17:38:00</dc:date>
            </office:change-info>
          </text:insertion>
        </text:changed-region>
        <text:changed-region xml:id="ct228620840" text:id="ct228620840">
          <text:deletion>
            <office:change-info>
              <dc:creator>Peter Camilleri</dc:creator>
              <dc:date>2015-04-25T23:14:00</dc:date>
            </office:change-info>
            <text:p text:style-name="Text_20_body"/>
            <text:p text:style-name="Text_20_body"/>
          </text:deletion>
        </text:changed-region>
        <text:changed-region xml:id="ct228620736" text:id="ct228620736">
          <text:deletion>
            <office:change-info>
              <dc:creator>Peter Camilleri</dc:creator>
              <dc:date>2015-04-25T23:13:00</dc:date>
            </office:change-info>
            <text:p text:style-name="Text_20_body">.cosh</text:p>
          </text:deletion>
        </text:changed-region>
        <text:changed-region xml:id="ct228620944" text:id="ct228620944">
          <text:insertion>
            <office:change-info>
              <dc:creator>Peter Camilleri</dc:creator>
              <dc:date>2015-04-25T17:38:00</dc:date>
            </office:change-info>
          </text:insertion>
        </text:changed-region>
        <text:changed-region xml:id="ct228621048" text:id="ct228621048">
          <text:insertion>
            <office:change-info>
              <dc:creator>Peter Camilleri</dc:creator>
              <dc:date>2015-04-25T17:38:00</dc:date>
            </office:change-info>
          </text:insertion>
        </text:changed-region>
        <text:changed-region xml:id="ct228621152" text:id="ct228621152">
          <text:insertion>
            <office:change-info>
              <dc:creator>Peter Camilleri</dc:creator>
              <dc:date>2015-04-25T17:38:00</dc:date>
            </office:change-info>
          </text:insertion>
        </text:changed-region>
        <text:changed-region xml:id="ct228621256" text:id="ct228621256">
          <text:insertion>
            <office:change-info>
              <dc:creator>Peter Camilleri</dc:creator>
              <dc:date>2015-04-25T17:38:00</dc:date>
            </office:change-info>
          </text:insertion>
        </text:changed-region>
        <text:changed-region xml:id="ct228621360" text:id="ct228621360">
          <text:insertion>
            <office:change-info>
              <dc:creator>Peter Camilleri</dc:creator>
              <dc:date>2015-04-25T17:38:00</dc:date>
            </office:change-info>
          </text:insertion>
        </text:changed-region>
        <text:changed-region xml:id="ct228621464" text:id="ct228621464">
          <text:deletion>
            <office:change-info>
              <dc:creator>Peter Camilleri</dc:creator>
              <dc:date>2015-04-25T23:14:00</dc:date>
            </office:change-info>
            <text:p text:style-name="Text_20_body"/>
            <text:p text:style-name="Text_20_body">.cube</text:p>
          </text:deletion>
        </text:changed-region>
        <text:changed-region xml:id="ct228621568" text:id="ct228621568">
          <text:insertion>
            <office:change-info>
              <dc:creator>Peter Camilleri</dc:creator>
              <dc:date>2015-04-25T17:38:00</dc:date>
            </office:change-info>
          </text:insertion>
        </text:changed-region>
        <text:changed-region xml:id="ct228621672" text:id="ct228621672">
          <text:insertion>
            <office:change-info>
              <dc:creator>Peter Camilleri</dc:creator>
              <dc:date>2015-04-25T17:38:00</dc:date>
            </office:change-info>
          </text:insertion>
        </text:changed-region>
        <text:changed-region xml:id="ct228621776" text:id="ct228621776">
          <text:insertion>
            <office:change-info>
              <dc:creator>Peter Camilleri</dc:creator>
              <dc:date>2015-04-25T17:38:00</dc:date>
            </office:change-info>
          </text:insertion>
        </text:changed-region>
        <text:changed-region xml:id="ct228621880" text:id="ct228621880">
          <text:insertion>
            <office:change-info>
              <dc:creator>Peter Camilleri</dc:creator>
              <dc:date>2015-04-25T17:38:00</dc:date>
            </office:change-info>
          </text:insertion>
        </text:changed-region>
        <text:changed-region xml:id="ct228621984" text:id="ct228621984">
          <text:deletion>
            <office:change-info>
              <dc:creator>Peter Camilleri</dc:creator>
              <dc:date>2015-04-25T23:15:00</dc:date>
            </office:change-info>
            <text:p text:style-name="Text_20_body"/>
            <text:p text:style-name="Text_20_body">.d2r</text:p>
          </text:deletion>
        </text:changed-region>
        <text:changed-region xml:id="ct228622088" text:id="ct228622088">
          <text:insertion>
            <office:change-info>
              <dc:creator>Peter Camilleri</dc:creator>
              <dc:date>2015-04-25T17:38:00</dc:date>
            </office:change-info>
          </text:insertion>
        </text:changed-region>
        <text:changed-region xml:id="ct228622192" text:id="ct228622192">
          <text:insertion>
            <office:change-info>
              <dc:creator>Peter Camilleri</dc:creator>
              <dc:date>2015-04-25T17:38:00</dc:date>
            </office:change-info>
          </text:insertion>
        </text:changed-region>
        <text:changed-region xml:id="ct228626344" text:id="ct228626344">
          <text:insertion>
            <office:change-info>
              <dc:creator>Peter Camilleri</dc:creator>
              <dc:date>2015-04-25T17:38:00</dc:date>
            </office:change-info>
          </text:insertion>
        </text:changed-region>
        <text:changed-region xml:id="ct228626448" text:id="ct228626448">
          <text:insertion>
            <office:change-info>
              <dc:creator>Peter Camilleri</dc:creator>
              <dc:date>2015-04-25T17:38:00</dc:date>
            </office:change-info>
          </text:insertion>
        </text:changed-region>
        <text:changed-region xml:id="ct228626552" text:id="ct228626552">
          <text:insertion>
            <office:change-info>
              <dc:creator>Peter Camilleri</dc:creator>
              <dc:date>2015-04-25T17:38:00</dc:date>
            </office:change-info>
          </text:insertion>
        </text:changed-region>
        <text:changed-region xml:id="ct228626656" text:id="ct228626656">
          <text:deletion>
            <office:change-info>
              <dc:creator>Peter Camilleri</dc:creator>
              <dc:date>2015-04-25T23:15:00</dc:date>
            </office:change-info>
            <text:p text:style-name="Text_20_body"/>
            <text:p text:style-name="Text_20_body">.denominator</text:p>
          </text:deletion>
        </text:changed-region>
        <text:changed-region xml:id="ct228626760" text:id="ct228626760">
          <text:insertion>
            <office:change-info>
              <dc:creator>Peter Camilleri</dc:creator>
              <dc:date>2015-04-25T17:38:00</dc:date>
            </office:change-info>
          </text:insertion>
        </text:changed-region>
        <text:changed-region xml:id="ct228626864" text:id="ct228626864">
          <text:insertion>
            <office:change-info>
              <dc:creator>Peter Camilleri</dc:creator>
              <dc:date>2015-04-25T17:38:00</dc:date>
            </office:change-info>
          </text:insertion>
        </text:changed-region>
        <text:changed-region xml:id="ct228626968" text:id="ct228626968">
          <text:insertion>
            <office:change-info>
              <dc:creator>Peter Camilleri</dc:creator>
              <dc:date>2015-04-25T17:38:00</dc:date>
            </office:change-info>
          </text:insertion>
        </text:changed-region>
        <text:changed-region xml:id="ct228627072" text:id="ct228627072">
          <text:insertion>
            <office:change-info>
              <dc:creator>Peter Camilleri</dc:creator>
              <dc:date>2015-04-25T17:38:00</dc:date>
            </office:change-info>
          </text:insertion>
        </text:changed-region>
        <text:changed-region xml:id="ct228627176" text:id="ct228627176">
          <text:insertion>
            <office:change-info>
              <dc:creator>Peter Camilleri</dc:creator>
              <dc:date>2015-04-25T17:38:00</dc:date>
            </office:change-info>
          </text:insertion>
        </text:changed-region>
        <text:changed-region xml:id="ct228627280" text:id="ct228627280">
          <text:insertion>
            <office:change-info>
              <dc:creator>Peter Camilleri</dc:creator>
              <dc:date>2015-04-25T17:38:00</dc:date>
            </office:change-info>
          </text:insertion>
        </text:changed-region>
        <text:changed-region xml:id="ct228627384" text:id="ct228627384">
          <text:deletion>
            <office:change-info>
              <dc:creator>Peter Camilleri</dc:creator>
              <dc:date>2015-04-25T23:15:00</dc:date>
            </office:change-info>
            <text:p text:style-name="Text_20_body"/>
            <text:p text:style-name="Text_20_body">.e**</text:p>
          </text:deletion>
        </text:changed-region>
        <text:changed-region xml:id="ct228627488" text:id="ct228627488">
          <text:insertion>
            <office:change-info>
              <dc:creator>Peter Camilleri</dc:creator>
              <dc:date>2015-04-25T17:38:00</dc:date>
            </office:change-info>
          </text:insertion>
        </text:changed-region>
        <text:changed-region xml:id="ct228627592" text:id="ct228627592">
          <text:insertion>
            <office:change-info>
              <dc:creator>Peter Camilleri</dc:creator>
              <dc:date>2015-04-25T17:38:00</dc:date>
            </office:change-info>
          </text:insertion>
        </text:changed-region>
        <text:changed-region xml:id="ct228627696" text:id="ct228627696">
          <text:insertion>
            <office:change-info>
              <dc:creator>Peter Camilleri</dc:creator>
              <dc:date>2015-04-25T17:38:00</dc:date>
            </office:change-info>
          </text:insertion>
        </text:changed-region>
        <text:changed-region xml:id="ct228627800" text:id="ct228627800">
          <text:insertion>
            <office:change-info>
              <dc:creator>Peter Camilleri</dc:creator>
              <dc:date>2015-04-25T17:38:00</dc:date>
            </office:change-info>
          </text:insertion>
        </text:changed-region>
        <text:changed-region xml:id="ct228627904" text:id="ct228627904">
          <text:insertion>
            <office:change-info>
              <dc:creator>Peter Camilleri</dc:creator>
              <dc:date>2015-04-25T17:38:00</dc:date>
            </office:change-info>
          </text:insertion>
        </text:changed-region>
        <text:changed-region xml:id="ct228628008" text:id="ct228628008">
          <text:deletion>
            <office:change-info>
              <dc:creator>Peter Camilleri</dc:creator>
              <dc:date>2015-04-25T23:15:00</dc:date>
            </office:change-info>
            <text:p text:style-name="Text_20_body"/>
            <text:p text:style-name="Text_20_body">.emit</text:p>
          </text:deletion>
        </text:changed-region>
        <text:changed-region xml:id="ct228628112" text:id="ct228628112">
          <text:insertion>
            <office:change-info>
              <dc:creator>Peter Camilleri</dc:creator>
              <dc:date>2015-04-25T17:38:00</dc:date>
            </office:change-info>
          </text:insertion>
        </text:changed-region>
        <text:changed-region xml:id="ct228628216" text:id="ct228628216">
          <text:insertion>
            <office:change-info>
              <dc:creator>Peter Camilleri</dc:creator>
              <dc:date>2015-04-25T17:38:00</dc:date>
            </office:change-info>
          </text:insertion>
        </text:changed-region>
        <text:changed-region xml:id="ct228628320" text:id="ct228628320">
          <text:insertion>
            <office:change-info>
              <dc:creator>Peter Camilleri</dc:creator>
              <dc:date>2015-04-25T17:38:00</dc:date>
            </office:change-info>
          </text:insertion>
        </text:changed-region>
        <text:changed-region xml:id="ct228628424" text:id="ct228628424">
          <text:insertion>
            <office:change-info>
              <dc:creator>Peter Camilleri</dc:creator>
              <dc:date>2015-04-25T17:38:00</dc:date>
            </office:change-info>
          </text:insertion>
        </text:changed-region>
        <text:changed-region xml:id="ct228628632" text:id="ct228628632">
          <text:deletion>
            <office:change-info>
              <dc:creator>Peter Camilleri</dc:creator>
              <dc:date>2015-04-25T23:16:00</dc:date>
            </office:change-info>
            <text:p text:style-name="Text_20_body"/>
            <text:p text:style-name="Text_20_body"/>
          </text:deletion>
        </text:changed-region>
        <text:changed-region xml:id="ct228628528" text:id="ct228628528">
          <text:deletion>
            <office:change-info>
              <dc:creator>Peter Camilleri</dc:creator>
              <dc:date>2015-04-25T23:15:00</dc:date>
            </office:change-info>
            <text:p text:style-name="Text_20_body">.floor</text:p>
          </text:deletion>
        </text:changed-region>
        <text:changed-region xml:id="ct228628736" text:id="ct228628736">
          <text:insertion>
            <office:change-info>
              <dc:creator>Peter Camilleri</dc:creator>
              <dc:date>2015-04-25T17:38:00</dc:date>
            </office:change-info>
          </text:insertion>
        </text:changed-region>
        <text:changed-region xml:id="ct228628840" text:id="ct228628840">
          <text:insertion>
            <office:change-info>
              <dc:creator>Peter Camilleri</dc:creator>
              <dc:date>2015-04-25T17:38:00</dc:date>
            </office:change-info>
          </text:insertion>
        </text:changed-region>
        <text:changed-region xml:id="ct228628944" text:id="ct228628944">
          <text:insertion>
            <office:change-info>
              <dc:creator>Peter Camilleri</dc:creator>
              <dc:date>2015-04-25T17:38:00</dc:date>
            </office:change-info>
          </text:insertion>
        </text:changed-region>
        <text:changed-region xml:id="ct228629048" text:id="ct228629048">
          <text:insertion>
            <office:change-info>
              <dc:creator>Peter Camilleri</dc:creator>
              <dc:date>2015-04-25T17:38:00</dc:date>
            </office:change-info>
          </text:insertion>
        </text:changed-region>
        <text:changed-region xml:id="ct228629152" text:id="ct228629152">
          <text:insertion>
            <office:change-info>
              <dc:creator>Peter Camilleri</dc:creator>
              <dc:date>2015-04-25T17:38:00</dc:date>
            </office:change-info>
          </text:insertion>
        </text:changed-region>
        <text:changed-region xml:id="ct228629256" text:id="ct228629256">
          <text:insertion>
            <office:change-info>
              <dc:creator>Peter Camilleri</dc:creator>
              <dc:date>2015-04-25T17:38:00</dc:date>
            </office:change-info>
          </text:insertion>
        </text:changed-region>
        <text:changed-region xml:id="ct228629360" text:id="ct228629360">
          <text:deletion>
            <office:change-info>
              <dc:creator>Peter Camilleri</dc:creator>
              <dc:date>2015-04-25T23:16:00</dc:date>
            </office:change-info>
            <text:p text:style-name="Text_20_body"/>
            <text:p text:style-name="Text_20_body">.hypot</text:p>
          </text:deletion>
        </text:changed-region>
        <text:changed-region xml:id="ct228629464" text:id="ct228629464">
          <text:insertion>
            <office:change-info>
              <dc:creator>Peter Camilleri</dc:creator>
              <dc:date>2015-04-25T17:38:00</dc:date>
            </office:change-info>
          </text:insertion>
        </text:changed-region>
        <text:changed-region xml:id="ct228629568" text:id="ct228629568">
          <text:insertion>
            <office:change-info>
              <dc:creator>Peter Camilleri</dc:creator>
              <dc:date>2015-04-25T17:38:00</dc:date>
            </office:change-info>
          </text:insertion>
        </text:changed-region>
        <text:changed-region xml:id="ct228629672" text:id="ct228629672">
          <text:insertion>
            <office:change-info>
              <dc:creator>Peter Camilleri</dc:creator>
              <dc:date>2015-04-25T17:38:00</dc:date>
            </office:change-info>
          </text:insertion>
        </text:changed-region>
        <text:changed-region xml:id="ct228629776" text:id="ct228629776">
          <text:insertion>
            <office:change-info>
              <dc:creator>Peter Camilleri</dc:creator>
              <dc:date>2015-04-25T17:38:00</dc:date>
            </office:change-info>
          </text:insertion>
        </text:changed-region>
        <text:changed-region xml:id="ct228629880" text:id="ct228629880">
          <text:insertion>
            <office:change-info>
              <dc:creator>Peter Camilleri</dc:creator>
              <dc:date>2015-04-25T17:38:00</dc:date>
            </office:change-info>
          </text:insertion>
        </text:changed-region>
        <text:changed-region xml:id="ct228629984" text:id="ct228629984">
          <text:deletion>
            <office:change-info>
              <dc:creator>Peter Camilleri</dc:creator>
              <dc:date>2015-04-25T23:16:00</dc:date>
            </office:change-info>
            <text:p text:style-name="Text_20_body"/>
            <text:p text:style-name="Text_20_body">.imaginary</text:p>
          </text:deletion>
        </text:changed-region>
        <text:changed-region xml:id="ct228630088" text:id="ct228630088">
          <text:insertion>
            <office:change-info>
              <dc:creator>Peter Camilleri</dc:creator>
              <dc:date>2015-04-25T17:38:00</dc:date>
            </office:change-info>
          </text:insertion>
        </text:changed-region>
        <text:changed-region xml:id="ct228630192" text:id="ct228630192">
          <text:insertion>
            <office:change-info>
              <dc:creator>Peter Camilleri</dc:creator>
              <dc:date>2015-04-25T17:38:00</dc:date>
            </office:change-info>
          </text:insertion>
        </text:changed-region>
        <text:changed-region xml:id="ct228630296" text:id="ct228630296">
          <text:insertion>
            <office:change-info>
              <dc:creator>Peter Camilleri</dc:creator>
              <dc:date>2015-04-25T17:38:00</dc:date>
            </office:change-info>
          </text:insertion>
        </text:changed-region>
        <text:changed-region xml:id="ct228630440" text:id="ct228630440">
          <text:insertion>
            <office:change-info>
              <dc:creator>Peter Camilleri</dc:creator>
              <dc:date>2015-04-25T17:38:00</dc:date>
            </office:change-info>
          </text:insertion>
        </text:changed-region>
        <text:changed-region xml:id="ct228630544" text:id="ct228630544">
          <text:deletion>
            <office:change-info>
              <dc:creator>Peter Camilleri</dc:creator>
              <dc:date>2015-04-25T23:16:00</dc:date>
            </office:change-info>
            <text:p text:style-name="Text_20_body"/>
            <text:p text:style-name="Text_20_body">.ln</text:p>
          </text:deletion>
        </text:changed-region>
        <text:changed-region xml:id="ct228630648" text:id="ct228630648">
          <text:insertion>
            <office:change-info>
              <dc:creator>Peter Camilleri</dc:creator>
              <dc:date>2015-04-25T17:38:00</dc:date>
            </office:change-info>
          </text:insertion>
        </text:changed-region>
        <text:changed-region xml:id="ct228630752" text:id="ct228630752">
          <text:insertion>
            <office:change-info>
              <dc:creator>Peter Camilleri</dc:creator>
              <dc:date>2015-04-25T17:38:00</dc:date>
            </office:change-info>
          </text:insertion>
        </text:changed-region>
        <text:changed-region xml:id="ct228630856" text:id="ct228630856">
          <text:insertion>
            <office:change-info>
              <dc:creator>Peter Camilleri</dc:creator>
              <dc:date>2015-04-25T17:38:00</dc:date>
            </office:change-info>
          </text:insertion>
        </text:changed-region>
        <text:changed-region xml:id="ct228630960" text:id="ct228630960">
          <text:insertion>
            <office:change-info>
              <dc:creator>Peter Camilleri</dc:creator>
              <dc:date>2015-04-25T17:38:00</dc:date>
            </office:change-info>
          </text:insertion>
        </text:changed-region>
        <text:changed-region xml:id="ct228631064" text:id="ct228631064">
          <text:insertion>
            <office:change-info>
              <dc:creator>Peter Camilleri</dc:creator>
              <dc:date>2015-04-25T17:38:00</dc:date>
            </office:change-info>
          </text:insertion>
        </text:changed-region>
        <text:changed-region xml:id="ct228631168" text:id="ct228631168">
          <text:deletion>
            <office:change-info>
              <dc:creator>Peter Camilleri</dc:creator>
              <dc:date>2015-04-25T23:16:00</dc:date>
            </office:change-info>
            <text:p text:style-name="Text_20_body"/>
            <text:p text:style-name="Text_20_body">.log10</text:p>
          </text:deletion>
        </text:changed-region>
        <text:changed-region xml:id="ct228631272" text:id="ct228631272">
          <text:insertion>
            <office:change-info>
              <dc:creator>Peter Camilleri</dc:creator>
              <dc:date>2015-04-25T17:38:00</dc:date>
            </office:change-info>
          </text:insertion>
        </text:changed-region>
        <text:changed-region xml:id="ct228631376" text:id="ct228631376">
          <text:insertion>
            <office:change-info>
              <dc:creator>Peter Camilleri</dc:creator>
              <dc:date>2015-04-25T17:38:00</dc:date>
            </office:change-info>
          </text:insertion>
        </text:changed-region>
        <text:changed-region xml:id="ct228631480" text:id="ct228631480">
          <text:insertion>
            <office:change-info>
              <dc:creator>Peter Camilleri</dc:creator>
              <dc:date>2015-04-25T17:38:00</dc:date>
            </office:change-info>
          </text:insertion>
        </text:changed-region>
        <text:changed-region xml:id="ct228631584" text:id="ct228631584">
          <text:insertion>
            <office:change-info>
              <dc:creator>Peter Camilleri</dc:creator>
              <dc:date>2015-04-25T17:38:00</dc:date>
            </office:change-info>
          </text:insertion>
        </text:changed-region>
        <text:changed-region xml:id="ct228631688" text:id="ct228631688">
          <text:insertion>
            <office:change-info>
              <dc:creator>Peter Camilleri</dc:creator>
              <dc:date>2015-04-25T17:38:00</dc:date>
            </office:change-info>
          </text:insertion>
        </text:changed-region>
        <text:changed-region xml:id="ct228631792" text:id="ct228631792">
          <text:deletion>
            <office:change-info>
              <dc:creator>Peter Camilleri</dc:creator>
              <dc:date>2015-04-25T23:17:00</dc:date>
            </office:change-info>
            <text:p text:style-name="Text_20_body"/>
            <text:p text:style-name="Text_20_body">.log2</text:p>
          </text:deletion>
        </text:changed-region>
        <text:changed-region xml:id="ct228631896" text:id="ct228631896">
          <text:insertion>
            <office:change-info>
              <dc:creator>Peter Camilleri</dc:creator>
              <dc:date>2015-04-25T17:38:00</dc:date>
            </office:change-info>
          </text:insertion>
        </text:changed-region>
        <text:changed-region xml:id="ct228632000" text:id="ct228632000">
          <text:insertion>
            <office:change-info>
              <dc:creator>Peter Camilleri</dc:creator>
              <dc:date>2015-04-25T17:38:00</dc:date>
            </office:change-info>
          </text:insertion>
        </text:changed-region>
        <text:changed-region xml:id="ct228632104" text:id="ct228632104">
          <text:insertion>
            <office:change-info>
              <dc:creator>Peter Camilleri</dc:creator>
              <dc:date>2015-04-25T17:38:00</dc:date>
            </office:change-info>
          </text:insertion>
        </text:changed-region>
        <text:changed-region xml:id="ct228632208" text:id="ct228632208">
          <text:insertion>
            <office:change-info>
              <dc:creator>Peter Camilleri</dc:creator>
              <dc:date>2015-04-25T17:38:00</dc:date>
            </office:change-info>
          </text:insertion>
        </text:changed-region>
        <text:changed-region xml:id="ct228632312" text:id="ct228632312">
          <text:insertion>
            <office:change-info>
              <dc:creator>Peter Camilleri</dc:creator>
              <dc:date>2015-04-25T17:38:00</dc:date>
            </office:change-info>
          </text:insertion>
        </text:changed-region>
        <text:changed-region xml:id="ct228632416" text:id="ct228632416">
          <text:deletion>
            <office:change-info>
              <dc:creator>Peter Camilleri</dc:creator>
              <dc:date>2015-04-25T23:17:00</dc:date>
            </office:change-info>
            <text:p text:style-name="Text_20_body"/>
            <text:p text:style-name="Text_20_body">.magnitude</text:p>
          </text:deletion>
        </text:changed-region>
        <text:changed-region xml:id="ct228632520" text:id="ct228632520">
          <text:insertion>
            <office:change-info>
              <dc:creator>Peter Camilleri</dc:creator>
              <dc:date>2015-04-25T17:38:00</dc:date>
            </office:change-info>
          </text:insertion>
        </text:changed-region>
        <text:changed-region xml:id="ct228632624" text:id="ct228632624">
          <text:insertion>
            <office:change-info>
              <dc:creator>Peter Camilleri</dc:creator>
              <dc:date>2015-04-25T17:38:00</dc:date>
            </office:change-info>
          </text:insertion>
        </text:changed-region>
        <text:changed-region xml:id="ct228632728" text:id="ct228632728">
          <text:insertion>
            <office:change-info>
              <dc:creator>Peter Camilleri</dc:creator>
              <dc:date>2015-04-25T17:38:00</dc:date>
            </office:change-info>
          </text:insertion>
        </text:changed-region>
        <text:changed-region xml:id="ct228632832" text:id="ct228632832">
          <text:insertion>
            <office:change-info>
              <dc:creator>Peter Camilleri</dc:creator>
              <dc:date>2015-04-25T17:38:00</dc:date>
            </office:change-info>
          </text:insertion>
        </text:changed-region>
        <text:changed-region xml:id="ct228632936" text:id="ct228632936">
          <text:deletion>
            <office:change-info>
              <dc:creator>Peter Camilleri</dc:creator>
              <dc:date>2015-04-25T23:17:00</dc:date>
            </office:change-info>
            <text:p text:style-name="Text_20_body"/>
            <text:p text:style-name="Text_20_body">.numerator</text:p>
          </text:deletion>
        </text:changed-region>
        <text:changed-region xml:id="ct228633040" text:id="ct228633040">
          <text:insertion>
            <office:change-info>
              <dc:creator>Peter Camilleri</dc:creator>
              <dc:date>2015-04-25T17:38:00</dc:date>
            </office:change-info>
          </text:insertion>
        </text:changed-region>
        <text:changed-region xml:id="ct228633144" text:id="ct228633144">
          <text:insertion>
            <office:change-info>
              <dc:creator>Peter Camilleri</dc:creator>
              <dc:date>2015-04-25T17:38:00</dc:date>
            </office:change-info>
          </text:insertion>
        </text:changed-region>
        <text:changed-region xml:id="ct228633248" text:id="ct228633248">
          <text:insertion>
            <office:change-info>
              <dc:creator>Peter Camilleri</dc:creator>
              <dc:date>2015-04-25T17:38:00</dc:date>
            </office:change-info>
          </text:insertion>
        </text:changed-region>
        <text:changed-region xml:id="ct228633352" text:id="ct228633352">
          <text:insertion>
            <office:change-info>
              <dc:creator>Peter Camilleri</dc:creator>
              <dc:date>2015-04-25T17:38:00</dc:date>
            </office:change-info>
          </text:insertion>
        </text:changed-region>
        <text:changed-region xml:id="ct228633560" text:id="ct228633560">
          <text:deletion>
            <office:change-info>
              <dc:creator>Peter Camilleri</dc:creator>
              <dc:date>2015-04-25T23:18:00</dc:date>
            </office:change-info>
            <text:p text:style-name="Text_20_body"/>
            <text:p text:style-name="Text_20_body"/>
          </text:deletion>
        </text:changed-region>
        <text:changed-region xml:id="ct228633456" text:id="ct228633456">
          <text:deletion>
            <office:change-info>
              <dc:creator>Peter Camilleri</dc:creator>
              <dc:date>2015-04-25T23:17:00</dc:date>
            </office:change-info>
            <text:p text:style-name="Text_20_body">.p2c</text:p>
          </text:deletion>
        </text:changed-region>
        <text:changed-region xml:id="ct228633664" text:id="ct228633664">
          <text:insertion>
            <office:change-info>
              <dc:creator>Peter Camilleri</dc:creator>
              <dc:date>2015-04-25T17:38:00</dc:date>
            </office:change-info>
          </text:insertion>
        </text:changed-region>
        <text:changed-region xml:id="ct228633768" text:id="ct228633768">
          <text:insertion>
            <office:change-info>
              <dc:creator>Peter Camilleri</dc:creator>
              <dc:date>2015-04-25T17:38:00</dc:date>
            </office:change-info>
          </text:insertion>
        </text:changed-region>
        <text:changed-region xml:id="ct228633872" text:id="ct228633872">
          <text:insertion>
            <office:change-info>
              <dc:creator>Peter Camilleri</dc:creator>
              <dc:date>2015-04-25T17:38:00</dc:date>
            </office:change-info>
          </text:insertion>
        </text:changed-region>
        <text:changed-region xml:id="ct228633976" text:id="ct228633976">
          <text:insertion>
            <office:change-info>
              <dc:creator>Peter Camilleri</dc:creator>
              <dc:date>2015-04-25T17:38:00</dc:date>
            </office:change-info>
          </text:insertion>
        </text:changed-region>
        <text:changed-region xml:id="ct228634080" text:id="ct228634080">
          <text:insertion>
            <office:change-info>
              <dc:creator>Peter Camilleri</dc:creator>
              <dc:date>2015-04-25T17:38:00</dc:date>
            </office:change-info>
          </text:insertion>
        </text:changed-region>
        <text:changed-region xml:id="ct228634184" text:id="ct228634184">
          <text:insertion>
            <office:change-info>
              <dc:creator>Peter Camilleri</dc:creator>
              <dc:date>2015-04-25T17:38:00</dc:date>
            </office:change-info>
          </text:insertion>
        </text:changed-region>
        <text:changed-region xml:id="ct228634288" text:id="ct228634288">
          <text:deletion>
            <office:change-info>
              <dc:creator>Peter Camilleri</dc:creator>
              <dc:date>2015-04-25T23:18:00</dc:date>
            </office:change-info>
            <text:p text:style-name="Text_20_body"/>
            <text:p text:style-name="Text_20_body">.polar</text:p>
          </text:deletion>
        </text:changed-region>
        <text:changed-region xml:id="ct228634392" text:id="ct228634392">
          <text:insertion>
            <office:change-info>
              <dc:creator>Peter Camilleri</dc:creator>
              <dc:date>2015-04-25T17:38:00</dc:date>
            </office:change-info>
          </text:insertion>
        </text:changed-region>
        <text:changed-region xml:id="ct228634536" text:id="ct228634536">
          <text:insertion>
            <office:change-info>
              <dc:creator>Peter Camilleri</dc:creator>
              <dc:date>2015-04-25T17:38:00</dc:date>
            </office:change-info>
          </text:insertion>
        </text:changed-region>
        <text:changed-region xml:id="ct228634640" text:id="ct228634640">
          <text:insertion>
            <office:change-info>
              <dc:creator>Peter Camilleri</dc:creator>
              <dc:date>2015-04-25T17:38:00</dc:date>
            </office:change-info>
          </text:insertion>
        </text:changed-region>
        <text:changed-region xml:id="ct228634744" text:id="ct228634744">
          <text:insertion>
            <office:change-info>
              <dc:creator>Peter Camilleri</dc:creator>
              <dc:date>2015-04-25T17:38:00</dc:date>
            </office:change-info>
          </text:insertion>
        </text:changed-region>
        <text:changed-region xml:id="ct228634848" text:id="ct228634848">
          <text:insertion>
            <office:change-info>
              <dc:creator>Peter Camilleri</dc:creator>
              <dc:date>2015-04-25T17:38:00</dc:date>
            </office:change-info>
          </text:insertion>
        </text:changed-region>
        <text:changed-region xml:id="ct228634952" text:id="ct228634952">
          <text:insertion>
            <office:change-info>
              <dc:creator>Peter Camilleri</dc:creator>
              <dc:date>2015-04-25T17:38:00</dc:date>
            </office:change-info>
          </text:insertion>
        </text:changed-region>
        <text:changed-region xml:id="ct228635056" text:id="ct228635056">
          <text:deletion>
            <office:change-info>
              <dc:creator>Peter Camilleri</dc:creator>
              <dc:date>2015-04-25T23:18:00</dc:date>
            </office:change-info>
            <text:p text:style-name="Text_20_body"/>
            <text:p text:style-name="Text_20_body">.r2d</text:p>
          </text:deletion>
        </text:changed-region>
        <text:changed-region xml:id="ct228635160" text:id="ct228635160">
          <text:insertion>
            <office:change-info>
              <dc:creator>Peter Camilleri</dc:creator>
              <dc:date>2015-04-25T17:38:00</dc:date>
            </office:change-info>
          </text:insertion>
        </text:changed-region>
        <text:changed-region xml:id="ct228635264" text:id="ct228635264">
          <text:insertion>
            <office:change-info>
              <dc:creator>Peter Camilleri</dc:creator>
              <dc:date>2015-04-25T17:38:00</dc:date>
            </office:change-info>
          </text:insertion>
        </text:changed-region>
        <text:changed-region xml:id="ct228635368" text:id="ct228635368">
          <text:insertion>
            <office:change-info>
              <dc:creator>Peter Camilleri</dc:creator>
              <dc:date>2015-04-25T17:38:00</dc:date>
            </office:change-info>
          </text:insertion>
        </text:changed-region>
        <text:changed-region xml:id="ct228635472" text:id="ct228635472">
          <text:insertion>
            <office:change-info>
              <dc:creator>Peter Camilleri</dc:creator>
              <dc:date>2015-04-25T17:38:00</dc:date>
            </office:change-info>
          </text:insertion>
        </text:changed-region>
        <text:changed-region xml:id="ct228635576" text:id="ct228635576">
          <text:insertion>
            <office:change-info>
              <dc:creator>Peter Camilleri</dc:creator>
              <dc:date>2015-04-25T17:38:00</dc:date>
            </office:change-info>
          </text:insertion>
        </text:changed-region>
        <text:changed-region xml:id="ct228635680" text:id="ct228635680">
          <text:deletion>
            <office:change-info>
              <dc:creator>Peter Camilleri</dc:creator>
              <dc:date>2015-04-25T23:18:00</dc:date>
            </office:change-info>
            <text:p text:style-name="Text_20_body"/>
            <text:p text:style-name="Text_20_body">.real</text:p>
          </text:deletion>
        </text:changed-region>
        <text:changed-region xml:id="ct228635784" text:id="ct228635784">
          <text:insertion>
            <office:change-info>
              <dc:creator>Peter Camilleri</dc:creator>
              <dc:date>2015-04-25T17:39:00</dc:date>
            </office:change-info>
          </text:insertion>
        </text:changed-region>
        <text:changed-region xml:id="ct228635888" text:id="ct228635888">
          <text:insertion>
            <office:change-info>
              <dc:creator>Peter Camilleri</dc:creator>
              <dc:date>2015-04-25T17:39:00</dc:date>
            </office:change-info>
          </text:insertion>
        </text:changed-region>
        <text:changed-region xml:id="ct228635992" text:id="ct228635992">
          <text:insertion>
            <office:change-info>
              <dc:creator>Peter Camilleri</dc:creator>
              <dc:date>2015-04-25T17:39:00</dc:date>
            </office:change-info>
          </text:insertion>
        </text:changed-region>
        <text:changed-region xml:id="ct228636096" text:id="ct228636096">
          <text:insertion>
            <office:change-info>
              <dc:creator>Peter Camilleri</dc:creator>
              <dc:date>2015-04-25T17:39:00</dc:date>
            </office:change-info>
          </text:insertion>
        </text:changed-region>
        <text:changed-region xml:id="ct228636200" text:id="ct228636200">
          <text:deletion>
            <office:change-info>
              <dc:creator>Peter Camilleri</dc:creator>
              <dc:date>2015-04-25T23:19:00</dc:date>
            </office:change-info>
            <text:p text:style-name="Text_20_body"/>
            <text:p text:style-name="Text_20_body">.round</text:p>
          </text:deletion>
        </text:changed-region>
        <text:changed-region xml:id="ct228636304" text:id="ct228636304">
          <text:insertion>
            <office:change-info>
              <dc:creator>Peter Camilleri</dc:creator>
              <dc:date>2015-04-25T17:39:00</dc:date>
            </office:change-info>
          </text:insertion>
        </text:changed-region>
        <text:changed-region xml:id="ct228636408" text:id="ct228636408">
          <text:insertion>
            <office:change-info>
              <dc:creator>Peter Camilleri</dc:creator>
              <dc:date>2015-04-25T17:39:00</dc:date>
            </office:change-info>
          </text:insertion>
        </text:changed-region>
        <text:changed-region xml:id="ct228636512" text:id="ct228636512">
          <text:insertion>
            <office:change-info>
              <dc:creator>Peter Camilleri</dc:creator>
              <dc:date>2015-04-25T17:39:00</dc:date>
            </office:change-info>
          </text:insertion>
        </text:changed-region>
        <text:changed-region xml:id="ct228636616" text:id="ct228636616">
          <text:insertion>
            <office:change-info>
              <dc:creator>Peter Camilleri</dc:creator>
              <dc:date>2015-04-25T17:39:00</dc:date>
            </office:change-info>
          </text:insertion>
        </text:changed-region>
        <text:changed-region xml:id="ct228636720" text:id="ct228636720">
          <text:insertion>
            <office:change-info>
              <dc:creator>Peter Camilleri</dc:creator>
              <dc:date>2015-04-25T17:39:00</dc:date>
            </office:change-info>
          </text:insertion>
        </text:changed-region>
        <text:changed-region xml:id="ct228636824" text:id="ct228636824">
          <text:insertion>
            <office:change-info>
              <dc:creator>Peter Camilleri</dc:creator>
              <dc:date>2015-04-25T17:39:00</dc:date>
            </office:change-info>
          </text:insertion>
        </text:changed-region>
        <text:changed-region xml:id="ct228636928" text:id="ct228636928">
          <text:deletion>
            <office:change-info>
              <dc:creator>Peter Camilleri</dc:creator>
              <dc:date>2015-04-25T23:19:00</dc:date>
            </office:change-info>
            <text:p text:style-name="Text_20_body"/>
            <text:p text:style-name="Text_20_body">.sin</text:p>
          </text:deletion>
        </text:changed-region>
        <text:changed-region xml:id="ct228637032" text:id="ct228637032">
          <text:insertion>
            <office:change-info>
              <dc:creator>Peter Camilleri</dc:creator>
              <dc:date>2015-04-25T17:39:00</dc:date>
            </office:change-info>
          </text:insertion>
        </text:changed-region>
        <text:changed-region xml:id="ct228637136" text:id="ct228637136">
          <text:insertion>
            <office:change-info>
              <dc:creator>Peter Camilleri</dc:creator>
              <dc:date>2015-04-25T17:39:00</dc:date>
            </office:change-info>
          </text:insertion>
        </text:changed-region>
        <text:changed-region xml:id="ct228637240" text:id="ct228637240">
          <text:insertion>
            <office:change-info>
              <dc:creator>Peter Camilleri</dc:creator>
              <dc:date>2015-04-25T17:39:00</dc:date>
            </office:change-info>
          </text:insertion>
        </text:changed-region>
        <text:changed-region xml:id="ct228637344" text:id="ct228637344">
          <text:insertion>
            <office:change-info>
              <dc:creator>Peter Camilleri</dc:creator>
              <dc:date>2015-04-25T17:39:00</dc:date>
            </office:change-info>
          </text:insertion>
        </text:changed-region>
        <text:changed-region xml:id="ct228637448" text:id="ct228637448">
          <text:insertion>
            <office:change-info>
              <dc:creator>Peter Camilleri</dc:creator>
              <dc:date>2015-04-25T17:39:00</dc:date>
            </office:change-info>
          </text:insertion>
        </text:changed-region>
        <text:changed-region xml:id="ct228637552" text:id="ct228637552">
          <text:deletion>
            <office:change-info>
              <dc:creator>Peter Camilleri</dc:creator>
              <dc:date>2015-04-25T23:19:00</dc:date>
            </office:change-info>
            <text:p text:style-name="Text_20_body"/>
            <text:p text:style-name="Text_20_body">.sinh</text:p>
          </text:deletion>
        </text:changed-region>
        <text:changed-region xml:id="ct228637656" text:id="ct228637656">
          <text:insertion>
            <office:change-info>
              <dc:creator>Peter Camilleri</dc:creator>
              <dc:date>2015-04-25T17:39:00</dc:date>
            </office:change-info>
          </text:insertion>
        </text:changed-region>
        <text:changed-region xml:id="ct228637760" text:id="ct228637760">
          <text:insertion>
            <office:change-info>
              <dc:creator>Peter Camilleri</dc:creator>
              <dc:date>2015-04-25T17:39:00</dc:date>
            </office:change-info>
          </text:insertion>
        </text:changed-region>
        <text:changed-region xml:id="ct228637864" text:id="ct228637864">
          <text:insertion>
            <office:change-info>
              <dc:creator>Peter Camilleri</dc:creator>
              <dc:date>2015-04-25T17:39:00</dc:date>
            </office:change-info>
          </text:insertion>
        </text:changed-region>
        <text:changed-region xml:id="ct228637968" text:id="ct228637968">
          <text:insertion>
            <office:change-info>
              <dc:creator>Peter Camilleri</dc:creator>
              <dc:date>2015-04-25T17:39:00</dc:date>
            </office:change-info>
          </text:insertion>
        </text:changed-region>
        <text:changed-region xml:id="ct228638072" text:id="ct228638072">
          <text:insertion>
            <office:change-info>
              <dc:creator>Peter Camilleri</dc:creator>
              <dc:date>2015-04-25T17:39:00</dc:date>
            </office:change-info>
          </text:insertion>
        </text:changed-region>
        <text:changed-region xml:id="ct228638176" text:id="ct228638176">
          <text:deletion>
            <office:change-info>
              <dc:creator>Peter Camilleri</dc:creator>
              <dc:date>2015-04-25T23:19:00</dc:date>
            </office:change-info>
            <text:p text:style-name="Text_20_body"/>
            <text:p text:style-name="Text_20_body">.sleep</text:p>
          </text:deletion>
        </text:changed-region>
        <text:changed-region xml:id="ct228638280" text:id="ct228638280">
          <text:insertion>
            <office:change-info>
              <dc:creator>Peter Camilleri</dc:creator>
              <dc:date>2015-04-25T17:39:00</dc:date>
            </office:change-info>
          </text:insertion>
        </text:changed-region>
        <text:changed-region xml:id="ct228638384" text:id="ct228638384">
          <text:insertion>
            <office:change-info>
              <dc:creator>Peter Camilleri</dc:creator>
              <dc:date>2015-04-25T17:39:00</dc:date>
            </office:change-info>
          </text:insertion>
        </text:changed-region>
        <text:changed-region xml:id="ct228638488" text:id="ct228638488">
          <text:insertion>
            <office:change-info>
              <dc:creator>Peter Camilleri</dc:creator>
              <dc:date>2015-04-25T17:39:00</dc:date>
            </office:change-info>
          </text:insertion>
        </text:changed-region>
        <text:changed-region xml:id="ct228638632" text:id="ct228638632">
          <text:insertion>
            <office:change-info>
              <dc:creator>Peter Camilleri</dc:creator>
              <dc:date>2015-04-25T17:39:00</dc:date>
            </office:change-info>
          </text:insertion>
        </text:changed-region>
        <text:changed-region xml:id="ct228638736" text:id="ct228638736">
          <text:deletion>
            <office:change-info>
              <dc:creator>Peter Camilleri</dc:creator>
              <dc:date>2015-04-25T23:20:00</dc:date>
            </office:change-info>
            <text:p text:style-name="Text_20_body"/>
            <text:p text:style-name="Text_20_body">.sqr</text:p>
          </text:deletion>
        </text:changed-region>
        <text:changed-region xml:id="ct228638840" text:id="ct228638840">
          <text:insertion>
            <office:change-info>
              <dc:creator>Peter Camilleri</dc:creator>
              <dc:date>2015-04-25T17:39:00</dc:date>
            </office:change-info>
          </text:insertion>
        </text:changed-region>
        <text:changed-region xml:id="ct228638944" text:id="ct228638944">
          <text:insertion>
            <office:change-info>
              <dc:creator>Peter Camilleri</dc:creator>
              <dc:date>2015-04-25T17:39:00</dc:date>
            </office:change-info>
          </text:insertion>
        </text:changed-region>
        <text:changed-region xml:id="ct228639048" text:id="ct228639048">
          <text:insertion>
            <office:change-info>
              <dc:creator>Peter Camilleri</dc:creator>
              <dc:date>2015-04-25T17:39:00</dc:date>
            </office:change-info>
          </text:insertion>
        </text:changed-region>
        <text:changed-region xml:id="ct228639152" text:id="ct228639152">
          <text:insertion>
            <office:change-info>
              <dc:creator>Peter Camilleri</dc:creator>
              <dc:date>2015-04-25T17:39:00</dc:date>
            </office:change-info>
          </text:insertion>
        </text:changed-region>
        <text:changed-region xml:id="ct228639256" text:id="ct228639256">
          <text:deletion>
            <office:change-info>
              <dc:creator>Peter Camilleri</dc:creator>
              <dc:date>2015-04-25T23:20:00</dc:date>
            </office:change-info>
            <text:p text:style-name="Text_20_body"/>
            <text:p text:style-name="Text_20_body">.sqrt</text:p>
          </text:deletion>
        </text:changed-region>
        <text:changed-region xml:id="ct228639360" text:id="ct228639360">
          <text:insertion>
            <office:change-info>
              <dc:creator>Peter Camilleri</dc:creator>
              <dc:date>2015-04-25T17:39:00</dc:date>
            </office:change-info>
          </text:insertion>
        </text:changed-region>
        <text:changed-region xml:id="ct228639464" text:id="ct228639464">
          <text:insertion>
            <office:change-info>
              <dc:creator>Peter Camilleri</dc:creator>
              <dc:date>2015-04-25T17:39:00</dc:date>
            </office:change-info>
          </text:insertion>
        </text:changed-region>
        <text:changed-region xml:id="ct228639568" text:id="ct228639568">
          <text:insertion>
            <office:change-info>
              <dc:creator>Peter Camilleri</dc:creator>
              <dc:date>2015-04-25T17:39:00</dc:date>
            </office:change-info>
          </text:insertion>
        </text:changed-region>
        <text:changed-region xml:id="ct228639672" text:id="ct228639672">
          <text:insertion>
            <office:change-info>
              <dc:creator>Peter Camilleri</dc:creator>
              <dc:date>2015-04-25T17:39:00</dc:date>
            </office:change-info>
          </text:insertion>
        </text:changed-region>
        <text:changed-region xml:id="ct228639776" text:id="ct228639776">
          <text:insertion>
            <office:change-info>
              <dc:creator>Peter Camilleri</dc:creator>
              <dc:date>2015-04-25T17:39:00</dc:date>
            </office:change-info>
          </text:insertion>
        </text:changed-region>
        <text:changed-region xml:id="ct228639880" text:id="ct228639880">
          <text:deletion>
            <office:change-info>
              <dc:creator>Peter Camilleri</dc:creator>
              <dc:date>2015-04-25T23:20:00</dc:date>
            </office:change-info>
            <text:p text:style-name="Text_20_body"/>
            <text:p text:style-name="Text_20_body">.tan</text:p>
          </text:deletion>
        </text:changed-region>
        <text:changed-region xml:id="ct228639984" text:id="ct228639984">
          <text:insertion>
            <office:change-info>
              <dc:creator>Peter Camilleri</dc:creator>
              <dc:date>2015-04-25T17:39:00</dc:date>
            </office:change-info>
          </text:insertion>
        </text:changed-region>
        <text:changed-region xml:id="ct228640088" text:id="ct228640088">
          <text:insertion>
            <office:change-info>
              <dc:creator>Peter Camilleri</dc:creator>
              <dc:date>2015-04-25T17:39:00</dc:date>
            </office:change-info>
          </text:insertion>
        </text:changed-region>
        <text:changed-region xml:id="ct228640192" text:id="ct228640192">
          <text:insertion>
            <office:change-info>
              <dc:creator>Peter Camilleri</dc:creator>
              <dc:date>2015-04-25T17:39:00</dc:date>
            </office:change-info>
          </text:insertion>
        </text:changed-region>
        <text:changed-region xml:id="ct228640296" text:id="ct228640296">
          <text:insertion>
            <office:change-info>
              <dc:creator>Peter Camilleri</dc:creator>
              <dc:date>2015-04-25T17:39:00</dc:date>
            </office:change-info>
          </text:insertion>
        </text:changed-region>
        <text:changed-region xml:id="ct228640400" text:id="ct228640400">
          <text:insertion>
            <office:change-info>
              <dc:creator>Peter Camilleri</dc:creator>
              <dc:date>2015-04-25T17:39:00</dc:date>
            </office:change-info>
          </text:insertion>
        </text:changed-region>
        <text:changed-region xml:id="ct228640504" text:id="ct228640504">
          <text:deletion>
            <office:change-info>
              <dc:creator>Peter Camilleri</dc:creator>
              <dc:date>2015-04-25T23:20:00</dc:date>
            </office:change-info>
            <text:p text:style-name="Text_20_body"/>
            <text:p text:style-name="Text_20_body">.tanh</text:p>
          </text:deletion>
        </text:changed-region>
        <text:changed-region xml:id="ct228640608" text:id="ct228640608">
          <text:insertion>
            <office:change-info>
              <dc:creator>Peter Camilleri</dc:creator>
              <dc:date>2015-04-25T17:39:00</dc:date>
            </office:change-info>
          </text:insertion>
        </text:changed-region>
        <text:changed-region xml:id="ct228640712" text:id="ct228640712">
          <text:insertion>
            <office:change-info>
              <dc:creator>Peter Camilleri</dc:creator>
              <dc:date>2015-04-25T17:39:00</dc:date>
            </office:change-info>
          </text:insertion>
        </text:changed-region>
        <text:changed-region xml:id="ct228640816" text:id="ct228640816">
          <text:insertion>
            <office:change-info>
              <dc:creator>Peter Camilleri</dc:creator>
              <dc:date>2015-04-25T17:39:00</dc:date>
            </office:change-info>
          </text:insertion>
        </text:changed-region>
        <text:changed-region xml:id="ct228640920" text:id="ct228640920">
          <text:insertion>
            <office:change-info>
              <dc:creator>Peter Camilleri</dc:creator>
              <dc:date>2015-04-25T17:39:00</dc:date>
            </office:change-info>
          </text:insertion>
        </text:changed-region>
        <text:changed-region xml:id="ct228641024" text:id="ct228641024">
          <text:insertion>
            <office:change-info>
              <dc:creator>Peter Camilleri</dc:creator>
              <dc:date>2015-04-25T17:39:00</dc:date>
            </office:change-info>
          </text:insertion>
        </text:changed-region>
        <text:changed-region xml:id="ct228641128" text:id="ct228641128">
          <text:deletion>
            <office:change-info>
              <dc:creator>Peter Camilleri</dc:creator>
              <dc:date>2015-04-25T23:20:00</dc:date>
            </office:change-info>
            <text:p text:style-name="Text_20_body"/>
            <text:p text:style-name="Text_20_body">/</text:p>
          </text:deletion>
        </text:changed-region>
        <text:changed-region xml:id="ct228641232" text:id="ct228641232">
          <text:insertion>
            <office:change-info>
              <dc:creator>Peter Camilleri</dc:creator>
              <dc:date>2015-04-25T17:39:00</dc:date>
            </office:change-info>
          </text:insertion>
        </text:changed-region>
        <text:changed-region xml:id="ct228641336" text:id="ct228641336">
          <text:insertion>
            <office:change-info>
              <dc:creator>Peter Camilleri</dc:creator>
              <dc:date>2015-04-25T17:39:00</dc:date>
            </office:change-info>
          </text:insertion>
        </text:changed-region>
        <text:changed-region xml:id="ct228641440" text:id="ct228641440">
          <text:insertion>
            <office:change-info>
              <dc:creator>Peter Camilleri</dc:creator>
              <dc:date>2015-04-25T17:39:00</dc:date>
            </office:change-info>
          </text:insertion>
        </text:changed-region>
        <text:changed-region xml:id="ct228641544" text:id="ct228641544">
          <text:insertion>
            <office:change-info>
              <dc:creator>Peter Camilleri</dc:creator>
              <dc:date>2015-04-25T17:39:00</dc:date>
            </office:change-info>
          </text:insertion>
        </text:changed-region>
        <text:changed-region xml:id="ct228641648" text:id="ct228641648">
          <text:deletion>
            <office:change-info>
              <dc:creator>Peter Camilleri</dc:creator>
              <dc:date>2015-04-25T23:21:00</dc:date>
            </office:change-info>
            <text:p text:style-name="Text_20_body"/>
            <text:p text:style-name="Text_20_body">0&lt;</text:p>
          </text:deletion>
        </text:changed-region>
        <text:changed-region xml:id="ct228641752" text:id="ct228641752">
          <text:insertion>
            <office:change-info>
              <dc:creator>Peter Camilleri</dc:creator>
              <dc:date>2015-04-25T17:39:00</dc:date>
            </office:change-info>
          </text:insertion>
        </text:changed-region>
        <text:changed-region xml:id="ct228641856" text:id="ct228641856">
          <text:insertion>
            <office:change-info>
              <dc:creator>Peter Camilleri</dc:creator>
              <dc:date>2015-04-25T17:39:00</dc:date>
            </office:change-info>
          </text:insertion>
        </text:changed-region>
        <text:changed-region xml:id="ct228641960" text:id="ct228641960">
          <text:insertion>
            <office:change-info>
              <dc:creator>Peter Camilleri</dc:creator>
              <dc:date>2015-04-25T17:39:00</dc:date>
            </office:change-info>
          </text:insertion>
        </text:changed-region>
        <text:changed-region xml:id="ct228642064" text:id="ct228642064">
          <text:insertion>
            <office:change-info>
              <dc:creator>Peter Camilleri</dc:creator>
              <dc:date>2015-04-25T17:39:00</dc:date>
            </office:change-info>
          </text:insertion>
        </text:changed-region>
        <text:changed-region xml:id="ct228642168" text:id="ct228642168">
          <text:deletion>
            <office:change-info>
              <dc:creator>Peter Camilleri</dc:creator>
              <dc:date>2015-04-25T23:21:00</dc:date>
            </office:change-info>
            <text:p text:style-name="Text_20_body"/>
            <text:p text:style-name="Text_20_body">0&lt;=</text:p>
          </text:deletion>
        </text:changed-region>
        <text:changed-region xml:id="ct228642272" text:id="ct228642272">
          <text:insertion>
            <office:change-info>
              <dc:creator>Peter Camilleri</dc:creator>
              <dc:date>2015-04-25T17:39:00</dc:date>
            </office:change-info>
          </text:insertion>
        </text:changed-region>
        <text:changed-region xml:id="ct228642376" text:id="ct228642376">
          <text:insertion>
            <office:change-info>
              <dc:creator>Peter Camilleri</dc:creator>
              <dc:date>2015-04-25T17:39:00</dc:date>
            </office:change-info>
          </text:insertion>
        </text:changed-region>
        <text:changed-region xml:id="ct228642480" text:id="ct228642480">
          <text:insertion>
            <office:change-info>
              <dc:creator>Peter Camilleri</dc:creator>
              <dc:date>2015-04-25T17:39:00</dc:date>
            </office:change-info>
          </text:insertion>
        </text:changed-region>
        <text:changed-region xml:id="ct228642584" text:id="ct228642584">
          <text:insertion>
            <office:change-info>
              <dc:creator>Peter Camilleri</dc:creator>
              <dc:date>2015-04-25T17:39:00</dc:date>
            </office:change-info>
          </text:insertion>
        </text:changed-region>
        <text:changed-region xml:id="ct228642728" text:id="ct228642728">
          <text:deletion>
            <office:change-info>
              <dc:creator>Peter Camilleri</dc:creator>
              <dc:date>2015-04-25T23:21:00</dc:date>
            </office:change-info>
            <text:p text:style-name="Text_20_body"/>
            <text:p text:style-name="Text_20_body">0&lt;=&gt;</text:p>
          </text:deletion>
        </text:changed-region>
        <text:changed-region xml:id="ct228642832" text:id="ct228642832">
          <text:insertion>
            <office:change-info>
              <dc:creator>Peter Camilleri</dc:creator>
              <dc:date>2015-04-25T17:39:00</dc:date>
            </office:change-info>
          </text:insertion>
        </text:changed-region>
        <text:changed-region xml:id="ct228642936" text:id="ct228642936">
          <text:insertion>
            <office:change-info>
              <dc:creator>Peter Camilleri</dc:creator>
              <dc:date>2015-04-25T17:39:00</dc:date>
            </office:change-info>
          </text:insertion>
        </text:changed-region>
        <text:changed-region xml:id="ct228643040" text:id="ct228643040">
          <text:insertion>
            <office:change-info>
              <dc:creator>Peter Camilleri</dc:creator>
              <dc:date>2015-04-25T17:39:00</dc:date>
            </office:change-info>
          </text:insertion>
        </text:changed-region>
        <text:changed-region xml:id="ct228643144" text:id="ct228643144">
          <text:insertion>
            <office:change-info>
              <dc:creator>Peter Camilleri</dc:creator>
              <dc:date>2015-04-25T17:39:00</dc:date>
            </office:change-info>
          </text:insertion>
        </text:changed-region>
        <text:changed-region xml:id="ct228643248" text:id="ct228643248">
          <text:insertion>
            <office:change-info>
              <dc:creator>Peter Camilleri</dc:creator>
              <dc:date>2015-04-25T17:39:00</dc:date>
            </office:change-info>
          </text:insertion>
        </text:changed-region>
        <text:changed-region xml:id="ct228643456" text:id="ct228643456">
          <text:deletion>
            <office:change-info>
              <dc:creator>Peter Camilleri</dc:creator>
              <dc:date>2015-04-25T23:22:00</dc:date>
            </office:change-info>
            <text:p text:style-name="Text_20_body"/>
            <text:p text:style-name="Text_20_body"/>
          </text:deletion>
        </text:changed-region>
        <text:changed-region xml:id="ct228643352" text:id="ct228643352">
          <text:deletion>
            <office:change-info>
              <dc:creator>Peter Camilleri</dc:creator>
              <dc:date>2015-04-25T23:21:00</dc:date>
            </office:change-info>
            <text:p text:style-name="Text_20_body">0&lt;&gt;</text:p>
          </text:deletion>
        </text:changed-region>
        <text:changed-region xml:id="ct228643560" text:id="ct228643560">
          <text:insertion>
            <office:change-info>
              <dc:creator>Peter Camilleri</dc:creator>
              <dc:date>2015-04-25T17:39:00</dc:date>
            </office:change-info>
          </text:insertion>
        </text:changed-region>
        <text:changed-region xml:id="ct228643664" text:id="ct228643664">
          <text:insertion>
            <office:change-info>
              <dc:creator>Peter Camilleri</dc:creator>
              <dc:date>2015-04-25T17:39:00</dc:date>
            </office:change-info>
          </text:insertion>
        </text:changed-region>
        <text:changed-region xml:id="ct228643768" text:id="ct228643768">
          <text:insertion>
            <office:change-info>
              <dc:creator>Peter Camilleri</dc:creator>
              <dc:date>2015-04-25T17:39:00</dc:date>
            </office:change-info>
          </text:insertion>
        </text:changed-region>
        <text:changed-region xml:id="ct228643872" text:id="ct228643872">
          <text:insertion>
            <office:change-info>
              <dc:creator>Peter Camilleri</dc:creator>
              <dc:date>2015-04-25T17:39:00</dc:date>
            </office:change-info>
          </text:insertion>
        </text:changed-region>
        <text:changed-region xml:id="ct228643976" text:id="ct228643976">
          <text:deletion>
            <office:change-info>
              <dc:creator>Peter Camilleri</dc:creator>
              <dc:date>2015-04-25T23:22:00</dc:date>
            </office:change-info>
            <text:p text:style-name="Text_20_body"/>
            <text:p text:style-name="Text_20_body">0=</text:p>
          </text:deletion>
        </text:changed-region>
        <text:changed-region xml:id="ct228644080" text:id="ct228644080">
          <text:insertion>
            <office:change-info>
              <dc:creator>Peter Camilleri</dc:creator>
              <dc:date>2015-04-25T17:39:00</dc:date>
            </office:change-info>
          </text:insertion>
        </text:changed-region>
        <text:changed-region xml:id="ct228644184" text:id="ct228644184">
          <text:insertion>
            <office:change-info>
              <dc:creator>Peter Camilleri</dc:creator>
              <dc:date>2015-04-25T17:39:00</dc:date>
            </office:change-info>
          </text:insertion>
        </text:changed-region>
        <text:changed-region xml:id="ct228644288" text:id="ct228644288">
          <text:insertion>
            <office:change-info>
              <dc:creator>Peter Camilleri</dc:creator>
              <dc:date>2015-04-25T17:39:00</dc:date>
            </office:change-info>
          </text:insertion>
        </text:changed-region>
        <text:changed-region xml:id="ct228644392" text:id="ct228644392">
          <text:insertion>
            <office:change-info>
              <dc:creator>Peter Camilleri</dc:creator>
              <dc:date>2015-04-25T17:39:00</dc:date>
            </office:change-info>
          </text:insertion>
        </text:changed-region>
        <text:changed-region xml:id="ct228644496" text:id="ct228644496">
          <text:deletion>
            <office:change-info>
              <dc:creator>Peter Camilleri</dc:creator>
              <dc:date>2015-04-25T23:22:00</dc:date>
            </office:change-info>
            <text:p text:style-name="Text_20_body"/>
            <text:p text:style-name="Text_20_body">0&gt;</text:p>
          </text:deletion>
        </text:changed-region>
        <text:changed-region xml:id="ct228644600" text:id="ct228644600">
          <text:insertion>
            <office:change-info>
              <dc:creator>Peter Camilleri</dc:creator>
              <dc:date>2015-04-25T17:39:00</dc:date>
            </office:change-info>
          </text:insertion>
        </text:changed-region>
        <text:changed-region xml:id="ct228644704" text:id="ct228644704">
          <text:insertion>
            <office:change-info>
              <dc:creator>Peter Camilleri</dc:creator>
              <dc:date>2015-04-25T17:39:00</dc:date>
            </office:change-info>
          </text:insertion>
        </text:changed-region>
        <text:changed-region xml:id="ct228644808" text:id="ct228644808">
          <text:insertion>
            <office:change-info>
              <dc:creator>Peter Camilleri</dc:creator>
              <dc:date>2015-04-25T17:39:00</dc:date>
            </office:change-info>
          </text:insertion>
        </text:changed-region>
        <text:changed-region xml:id="ct228644912" text:id="ct228644912">
          <text:insertion>
            <office:change-info>
              <dc:creator>Peter Camilleri</dc:creator>
              <dc:date>2015-04-25T17:39:00</dc:date>
            </office:change-info>
          </text:insertion>
        </text:changed-region>
        <text:changed-region xml:id="ct228645016" text:id="ct228645016">
          <text:deletion>
            <office:change-info>
              <dc:creator>Peter Camilleri</dc:creator>
              <dc:date>2015-04-25T23:22:00</dc:date>
            </office:change-info>
            <text:p text:style-name="Text_20_body"/>
            <text:p text:style-name="Text_20_body">0&gt;=</text:p>
          </text:deletion>
        </text:changed-region>
        <text:changed-region xml:id="ct228645120" text:id="ct228645120">
          <text:insertion>
            <office:change-info>
              <dc:creator>Peter Camilleri</dc:creator>
              <dc:date>2015-04-25T17:39:00</dc:date>
            </office:change-info>
          </text:insertion>
        </text:changed-region>
        <text:changed-region xml:id="ct228645224" text:id="ct228645224">
          <text:insertion>
            <office:change-info>
              <dc:creator>Peter Camilleri</dc:creator>
              <dc:date>2015-04-25T17:39:00</dc:date>
            </office:change-info>
          </text:insertion>
        </text:changed-region>
        <text:changed-region xml:id="ct228645328" text:id="ct228645328">
          <text:insertion>
            <office:change-info>
              <dc:creator>Peter Camilleri</dc:creator>
              <dc:date>2015-04-25T17:39:00</dc:date>
            </office:change-info>
          </text:insertion>
        </text:changed-region>
        <text:changed-region xml:id="ct228645432" text:id="ct228645432">
          <text:insertion>
            <office:change-info>
              <dc:creator>Peter Camilleri</dc:creator>
              <dc:date>2015-04-25T17:39:00</dc:date>
            </office:change-info>
          </text:insertion>
        </text:changed-region>
        <text:changed-region xml:id="ct228645536" text:id="ct228645536">
          <text:deletion>
            <office:change-info>
              <dc:creator>Peter Camilleri</dc:creator>
              <dc:date>2015-04-25T23:22:00</dc:date>
            </office:change-info>
            <text:p text:style-name="Text_20_body"/>
            <text:p text:style-name="Text_20_body">1+</text:p>
          </text:deletion>
        </text:changed-region>
        <text:changed-region xml:id="ct228645640" text:id="ct228645640">
          <text:insertion>
            <office:change-info>
              <dc:creator>Peter Camilleri</dc:creator>
              <dc:date>2015-04-25T17:39:00</dc:date>
            </office:change-info>
          </text:insertion>
        </text:changed-region>
        <text:changed-region xml:id="ct228645744" text:id="ct228645744">
          <text:insertion>
            <office:change-info>
              <dc:creator>Peter Camilleri</dc:creator>
              <dc:date>2015-04-25T17:39:00</dc:date>
            </office:change-info>
          </text:insertion>
        </text:changed-region>
        <text:changed-region xml:id="ct228645848" text:id="ct228645848">
          <text:insertion>
            <office:change-info>
              <dc:creator>Peter Camilleri</dc:creator>
              <dc:date>2015-04-25T17:39:00</dc:date>
            </office:change-info>
          </text:insertion>
        </text:changed-region>
        <text:changed-region xml:id="ct228645952" text:id="ct228645952">
          <text:insertion>
            <office:change-info>
              <dc:creator>Peter Camilleri</dc:creator>
              <dc:date>2015-04-25T17:39:00</dc:date>
            </office:change-info>
          </text:insertion>
        </text:changed-region>
        <text:changed-region xml:id="ct228646056" text:id="ct228646056">
          <text:deletion>
            <office:change-info>
              <dc:creator>Peter Camilleri</dc:creator>
              <dc:date>2015-04-25T23:22:00</dc:date>
            </office:change-info>
            <text:p text:style-name="Text_20_body"/>
            <text:p text:style-name="Text_20_body">1-</text:p>
          </text:deletion>
        </text:changed-region>
        <text:changed-region xml:id="ct228646160" text:id="ct228646160">
          <text:insertion>
            <office:change-info>
              <dc:creator>Peter Camilleri</dc:creator>
              <dc:date>2015-04-25T17:39:00</dc:date>
            </office:change-info>
          </text:insertion>
        </text:changed-region>
        <text:changed-region xml:id="ct228646264" text:id="ct228646264">
          <text:insertion>
            <office:change-info>
              <dc:creator>Peter Camilleri</dc:creator>
              <dc:date>2015-04-25T17:39:00</dc:date>
            </office:change-info>
          </text:insertion>
        </text:changed-region>
        <text:changed-region xml:id="ct228646368" text:id="ct228646368">
          <text:insertion>
            <office:change-info>
              <dc:creator>Peter Camilleri</dc:creator>
              <dc:date>2015-04-25T17:39:00</dc:date>
            </office:change-info>
          </text:insertion>
        </text:changed-region>
        <text:changed-region xml:id="ct228646472" text:id="ct228646472">
          <text:insertion>
            <office:change-info>
              <dc:creator>Peter Camilleri</dc:creator>
              <dc:date>2015-04-25T17:39:00</dc:date>
            </office:change-info>
          </text:insertion>
        </text:changed-region>
        <text:changed-region xml:id="ct228646576" text:id="ct228646576">
          <text:deletion>
            <office:change-info>
              <dc:creator>Peter Camilleri</dc:creator>
              <dc:date>2015-04-25T23:23:00</dc:date>
            </office:change-info>
            <text:p text:style-name="Text_20_body"/>
            <text:p text:style-name="Text_20_body">2*</text:p>
          </text:deletion>
        </text:changed-region>
        <text:changed-region xml:id="ct228646680" text:id="ct228646680">
          <text:insertion>
            <office:change-info>
              <dc:creator>Peter Camilleri</dc:creator>
              <dc:date>2015-04-25T17:39:00</dc:date>
            </office:change-info>
          </text:insertion>
        </text:changed-region>
        <text:changed-region xml:id="ct228646784" text:id="ct228646784">
          <text:insertion>
            <office:change-info>
              <dc:creator>Peter Camilleri</dc:creator>
              <dc:date>2015-04-25T17:39:00</dc:date>
            </office:change-info>
          </text:insertion>
        </text:changed-region>
        <text:changed-region xml:id="ct228646888" text:id="ct228646888">
          <text:insertion>
            <office:change-info>
              <dc:creator>Peter Camilleri</dc:creator>
              <dc:date>2015-04-25T17:39:00</dc:date>
            </office:change-info>
          </text:insertion>
        </text:changed-region>
        <text:changed-region xml:id="ct228646992" text:id="ct228646992">
          <text:insertion>
            <office:change-info>
              <dc:creator>Peter Camilleri</dc:creator>
              <dc:date>2015-04-25T17:39:00</dc:date>
            </office:change-info>
          </text:insertion>
        </text:changed-region>
        <text:changed-region xml:id="ct228647096" text:id="ct228647096">
          <text:deletion>
            <office:change-info>
              <dc:creator>Peter Camilleri</dc:creator>
              <dc:date>2015-04-25T23:23:00</dc:date>
            </office:change-info>
            <text:p text:style-name="Text_20_body"/>
            <text:p text:style-name="Text_20_body">2+</text:p>
          </text:deletion>
        </text:changed-region>
        <text:changed-region xml:id="ct228647200" text:id="ct228647200">
          <text:insertion>
            <office:change-info>
              <dc:creator>Peter Camilleri</dc:creator>
              <dc:date>2015-04-25T17:39:00</dc:date>
            </office:change-info>
          </text:insertion>
        </text:changed-region>
        <text:changed-region xml:id="ct228647304" text:id="ct228647304">
          <text:insertion>
            <office:change-info>
              <dc:creator>Peter Camilleri</dc:creator>
              <dc:date>2015-04-25T17:39:00</dc:date>
            </office:change-info>
          </text:insertion>
        </text:changed-region>
        <text:changed-region xml:id="ct228647408" text:id="ct228647408">
          <text:insertion>
            <office:change-info>
              <dc:creator>Peter Camilleri</dc:creator>
              <dc:date>2015-04-25T17:39:00</dc:date>
            </office:change-info>
          </text:insertion>
        </text:changed-region>
        <text:changed-region xml:id="ct228647512" text:id="ct228647512">
          <text:insertion>
            <office:change-info>
              <dc:creator>Peter Camilleri</dc:creator>
              <dc:date>2015-04-25T17:39:00</dc:date>
            </office:change-info>
          </text:insertion>
        </text:changed-region>
        <text:changed-region xml:id="ct228647616" text:id="ct228647616">
          <text:deletion>
            <office:change-info>
              <dc:creator>Peter Camilleri</dc:creator>
              <dc:date>2015-04-25T23:23:00</dc:date>
            </office:change-info>
            <text:p text:style-name="Text_20_body"/>
            <text:p text:style-name="Text_20_body">2-</text:p>
          </text:deletion>
        </text:changed-region>
        <text:changed-region xml:id="ct228647720" text:id="ct228647720">
          <text:insertion>
            <office:change-info>
              <dc:creator>Peter Camilleri</dc:creator>
              <dc:date>2015-04-25T17:39:00</dc:date>
            </office:change-info>
          </text:insertion>
        </text:changed-region>
        <text:changed-region xml:id="ct228647824" text:id="ct228647824">
          <text:insertion>
            <office:change-info>
              <dc:creator>Peter Camilleri</dc:creator>
              <dc:date>2015-04-25T17:39:00</dc:date>
            </office:change-info>
          </text:insertion>
        </text:changed-region>
        <text:changed-region xml:id="ct228647928" text:id="ct228647928">
          <text:insertion>
            <office:change-info>
              <dc:creator>Peter Camilleri</dc:creator>
              <dc:date>2015-04-25T17:39:00</dc:date>
            </office:change-info>
          </text:insertion>
        </text:changed-region>
        <text:changed-region xml:id="ct228648032" text:id="ct228648032">
          <text:insertion>
            <office:change-info>
              <dc:creator>Peter Camilleri</dc:creator>
              <dc:date>2015-04-25T17:39:00</dc:date>
            </office:change-info>
          </text:insertion>
        </text:changed-region>
        <text:changed-region xml:id="ct228648136" text:id="ct228648136">
          <text:deletion>
            <office:change-info>
              <dc:creator>Peter Camilleri</dc:creator>
              <dc:date>2015-04-25T23:24:00</dc:date>
            </office:change-info>
            <text:p text:style-name="Text_20_body"/>
            <text:p text:style-name="Text_20_body">2/</text:p>
          </text:deletion>
        </text:changed-region>
        <text:changed-region xml:id="ct228648240" text:id="ct228648240">
          <text:insertion>
            <office:change-info>
              <dc:creator>Peter Camilleri</dc:creator>
              <dc:date>2015-04-25T17:39:00</dc:date>
            </office:change-info>
          </text:insertion>
        </text:changed-region>
        <text:changed-region xml:id="ct228648344" text:id="ct228648344">
          <text:insertion>
            <office:change-info>
              <dc:creator>Peter Camilleri</dc:creator>
              <dc:date>2015-04-25T17:39:00</dc:date>
            </office:change-info>
          </text:insertion>
        </text:changed-region>
        <text:changed-region xml:id="ct228648448" text:id="ct228648448">
          <text:insertion>
            <office:change-info>
              <dc:creator>Peter Camilleri</dc:creator>
              <dc:date>2015-04-25T17:39:00</dc:date>
            </office:change-info>
          </text:insertion>
        </text:changed-region>
        <text:changed-region xml:id="ct228648552" text:id="ct228648552">
          <text:insertion>
            <office:change-info>
              <dc:creator>Peter Camilleri</dc:creator>
              <dc:date>2015-04-25T17:39:00</dc:date>
            </office:change-info>
          </text:insertion>
        </text:changed-region>
        <text:changed-region xml:id="ct228648656" text:id="ct228648656">
          <text:deletion>
            <office:change-info>
              <dc:creator>Peter Camilleri</dc:creator>
              <dc:date>2015-04-25T23:24:00</dc:date>
            </office:change-info>
            <text:p text:style-name="Text_20_body"/>
            <text:p text:style-name="Text_20_body">&lt;</text:p>
          </text:deletion>
        </text:changed-region>
        <text:changed-region xml:id="ct228648760" text:id="ct228648760">
          <text:insertion>
            <office:change-info>
              <dc:creator>Peter Camilleri</dc:creator>
              <dc:date>2015-04-25T17:39:00</dc:date>
            </office:change-info>
          </text:insertion>
        </text:changed-region>
        <text:changed-region xml:id="ct228648864" text:id="ct228648864">
          <text:insertion>
            <office:change-info>
              <dc:creator>Peter Camilleri</dc:creator>
              <dc:date>2015-04-25T17:39:00</dc:date>
            </office:change-info>
          </text:insertion>
        </text:changed-region>
        <text:changed-region xml:id="ct228648968" text:id="ct228648968">
          <text:insertion>
            <office:change-info>
              <dc:creator>Peter Camilleri</dc:creator>
              <dc:date>2015-04-25T17:39:00</dc:date>
            </office:change-info>
          </text:insertion>
        </text:changed-region>
        <text:changed-region xml:id="ct228649072" text:id="ct228649072">
          <text:insertion>
            <office:change-info>
              <dc:creator>Peter Camilleri</dc:creator>
              <dc:date>2015-04-25T17:39:00</dc:date>
            </office:change-info>
          </text:insertion>
        </text:changed-region>
        <text:changed-region xml:id="ct228649176" text:id="ct228649176">
          <text:insertion>
            <office:change-info>
              <dc:creator>Peter Camilleri</dc:creator>
              <dc:date>2015-04-25T17:39:00</dc:date>
            </office:change-info>
          </text:insertion>
        </text:changed-region>
        <text:changed-region xml:id="ct228649280" text:id="ct228649280">
          <text:deletion>
            <office:change-info>
              <dc:creator>Peter Camilleri</dc:creator>
              <dc:date>2015-04-25T23:24:00</dc:date>
            </office:change-info>
            <text:p text:style-name="Text_20_body"/>
            <text:p text:style-name="Text_20_body">&lt;=</text:p>
          </text:deletion>
        </text:changed-region>
        <text:changed-region xml:id="ct228649384" text:id="ct228649384">
          <text:insertion>
            <office:change-info>
              <dc:creator>Peter Camilleri</dc:creator>
              <dc:date>2015-04-25T17:39:00</dc:date>
            </office:change-info>
          </text:insertion>
        </text:changed-region>
        <text:changed-region xml:id="ct228649488" text:id="ct228649488">
          <text:insertion>
            <office:change-info>
              <dc:creator>Peter Camilleri</dc:creator>
              <dc:date>2015-04-25T17:39:00</dc:date>
            </office:change-info>
          </text:insertion>
        </text:changed-region>
        <text:changed-region xml:id="ct228649592" text:id="ct228649592">
          <text:insertion>
            <office:change-info>
              <dc:creator>Peter Camilleri</dc:creator>
              <dc:date>2015-04-25T17:39:00</dc:date>
            </office:change-info>
          </text:insertion>
        </text:changed-region>
        <text:changed-region xml:id="ct228649696" text:id="ct228649696">
          <text:insertion>
            <office:change-info>
              <dc:creator>Peter Camilleri</dc:creator>
              <dc:date>2015-04-25T17:39:00</dc:date>
            </office:change-info>
          </text:insertion>
        </text:changed-region>
        <text:changed-region xml:id="ct228649800" text:id="ct228649800">
          <text:insertion>
            <office:change-info>
              <dc:creator>Peter Camilleri</dc:creator>
              <dc:date>2015-04-25T17:39:00</dc:date>
            </office:change-info>
          </text:insertion>
        </text:changed-region>
        <text:changed-region xml:id="ct228649904" text:id="ct228649904">
          <text:deletion>
            <office:change-info>
              <dc:creator>Peter Camilleri</dc:creator>
              <dc:date>2015-04-25T23:24:00</dc:date>
            </office:change-info>
            <text:p text:style-name="Text_20_body"/>
            <text:p text:style-name="Text_20_body">&lt;=&gt;</text:p>
          </text:deletion>
        </text:changed-region>
        <text:changed-region xml:id="ct228650008" text:id="ct228650008">
          <text:insertion>
            <office:change-info>
              <dc:creator>Peter Camilleri</dc:creator>
              <dc:date>2015-04-25T17:39:00</dc:date>
            </office:change-info>
          </text:insertion>
        </text:changed-region>
        <text:changed-region xml:id="ct228650112" text:id="ct228650112">
          <text:insertion>
            <office:change-info>
              <dc:creator>Peter Camilleri</dc:creator>
              <dc:date>2015-04-25T17:39:00</dc:date>
            </office:change-info>
          </text:insertion>
        </text:changed-region>
        <text:changed-region xml:id="ct228650216" text:id="ct228650216">
          <text:insertion>
            <office:change-info>
              <dc:creator>Peter Camilleri</dc:creator>
              <dc:date>2015-04-25T17:39:00</dc:date>
            </office:change-info>
          </text:insertion>
        </text:changed-region>
        <text:changed-region xml:id="ct228650320" text:id="ct228650320">
          <text:insertion>
            <office:change-info>
              <dc:creator>Peter Camilleri</dc:creator>
              <dc:date>2015-04-25T17:39:00</dc:date>
            </office:change-info>
          </text:insertion>
        </text:changed-region>
        <text:changed-region xml:id="ct228650424" text:id="ct228650424">
          <text:insertion>
            <office:change-info>
              <dc:creator>Peter Camilleri</dc:creator>
              <dc:date>2015-04-25T17:39:00</dc:date>
            </office:change-info>
          </text:insertion>
        </text:changed-region>
        <text:changed-region xml:id="ct228650632" text:id="ct228650632">
          <text:deletion>
            <office:change-info>
              <dc:creator>Peter Camilleri</dc:creator>
              <dc:date>2015-04-25T23:25:00</dc:date>
            </office:change-info>
            <text:p text:style-name="Text_20_body"/>
            <text:p text:style-name="Text_20_body"/>
          </text:deletion>
        </text:changed-region>
        <text:changed-region xml:id="ct228650528" text:id="ct228650528">
          <text:deletion>
            <office:change-info>
              <dc:creator>Peter Camilleri</dc:creator>
              <dc:date>2015-04-25T23:24:00</dc:date>
            </office:change-info>
            <text:p text:style-name="Text_20_body">&gt;</text:p>
          </text:deletion>
        </text:changed-region>
        <text:changed-region xml:id="ct228650736" text:id="ct228650736">
          <text:insertion>
            <office:change-info>
              <dc:creator>Peter Camilleri</dc:creator>
              <dc:date>2015-04-25T17:39:00</dc:date>
            </office:change-info>
          </text:insertion>
        </text:changed-region>
        <text:changed-region xml:id="ct228720464" text:id="ct228720464">
          <text:insertion>
            <office:change-info>
              <dc:creator>Peter Camilleri</dc:creator>
              <dc:date>2015-04-25T17:39:00</dc:date>
            </office:change-info>
          </text:insertion>
        </text:changed-region>
        <text:changed-region xml:id="ct228720568" text:id="ct228720568">
          <text:insertion>
            <office:change-info>
              <dc:creator>Peter Camilleri</dc:creator>
              <dc:date>2015-04-25T17:39:00</dc:date>
            </office:change-info>
          </text:insertion>
        </text:changed-region>
        <text:changed-region xml:id="ct228720672" text:id="ct228720672">
          <text:insertion>
            <office:change-info>
              <dc:creator>Peter Camilleri</dc:creator>
              <dc:date>2015-04-25T17:39:00</dc:date>
            </office:change-info>
          </text:insertion>
        </text:changed-region>
        <text:changed-region xml:id="ct228720776" text:id="ct228720776">
          <text:insertion>
            <office:change-info>
              <dc:creator>Peter Camilleri</dc:creator>
              <dc:date>2015-04-25T17:39:00</dc:date>
            </office:change-info>
          </text:insertion>
        </text:changed-region>
        <text:changed-region xml:id="ct228720880" text:id="ct228720880">
          <text:deletion>
            <office:change-info>
              <dc:creator>Peter Camilleri</dc:creator>
              <dc:date>2015-04-25T23:25:00</dc:date>
            </office:change-info>
            <text:p text:style-name="Text_20_body"/>
            <text:p text:style-name="Text_20_body">&gt;=</text:p>
          </text:deletion>
        </text:changed-region>
        <text:changed-region xml:id="ct228720984" text:id="ct228720984">
          <text:insertion>
            <office:change-info>
              <dc:creator>Peter Camilleri</dc:creator>
              <dc:date>2015-04-25T17:39:00</dc:date>
            </office:change-info>
          </text:insertion>
        </text:changed-region>
        <text:changed-region xml:id="ct228721088" text:id="ct228721088">
          <text:insertion>
            <office:change-info>
              <dc:creator>Peter Camilleri</dc:creator>
              <dc:date>2015-04-25T17:39:00</dc:date>
            </office:change-info>
          </text:insertion>
        </text:changed-region>
        <text:changed-region xml:id="ct228721192" text:id="ct228721192">
          <text:insertion>
            <office:change-info>
              <dc:creator>Peter Camilleri</dc:creator>
              <dc:date>2015-04-25T17:39:00</dc:date>
            </office:change-info>
          </text:insertion>
        </text:changed-region>
        <text:changed-region xml:id="ct228721296" text:id="ct228721296">
          <text:insertion>
            <office:change-info>
              <dc:creator>Peter Camilleri</dc:creator>
              <dc:date>2015-04-25T17:39:00</dc:date>
            </office:change-info>
          </text:insertion>
        </text:changed-region>
        <text:changed-region xml:id="ct228721400" text:id="ct228721400">
          <text:insertion>
            <office:change-info>
              <dc:creator>Peter Camilleri</dc:creator>
              <dc:date>2015-04-25T17:39:00</dc:date>
            </office:change-info>
          </text:insertion>
        </text:changed-region>
        <text:changed-region xml:id="ct228721504" text:id="ct228721504">
          <text:deletion>
            <office:change-info>
              <dc:creator>Peter Camilleri</dc:creator>
              <dc:date>2015-04-25T23:25:00</dc:date>
            </office:change-info>
            <text:p text:style-name="Text_20_body"/>
            <text:p text:style-name="Text_20_body">mod</text:p>
          </text:deletion>
        </text:changed-region>
        <text:changed-region xml:id="ct228721608" text:id="ct228721608">
          <text:insertion>
            <office:change-info>
              <dc:creator>Peter Camilleri</dc:creator>
              <dc:date>2015-04-25T17:39:00</dc:date>
            </office:change-info>
          </text:insertion>
        </text:changed-region>
        <text:changed-region xml:id="ct228721712" text:id="ct228721712">
          <text:insertion>
            <office:change-info>
              <dc:creator>Peter Camilleri</dc:creator>
              <dc:date>2015-04-25T17:39:00</dc:date>
            </office:change-info>
          </text:insertion>
        </text:changed-region>
        <text:changed-region xml:id="ct228721816" text:id="ct228721816">
          <text:insertion>
            <office:change-info>
              <dc:creator>Peter Camilleri</dc:creator>
              <dc:date>2015-04-25T17:39:00</dc:date>
            </office:change-info>
          </text:insertion>
        </text:changed-region>
        <text:changed-region xml:id="ct228721920" text:id="ct228721920">
          <text:insertion>
            <office:change-info>
              <dc:creator>Peter Camilleri</dc:creator>
              <dc:date>2015-04-25T17:39:00</dc:date>
            </office:change-info>
          </text:insertion>
        </text:changed-region>
        <text:changed-region xml:id="ct228722024" text:id="ct228722024">
          <text:deletion>
            <office:change-info>
              <dc:creator>Peter Camilleri</dc:creator>
              <dc:date>2015-04-25T23:25:00</dc:date>
            </office:change-info>
            <text:p text:style-name="Text_20_body"/>
            <text:p text:style-name="Text_20_body">neg</text:p>
          </text:deletion>
        </text:changed-region>
        <text:changed-region xml:id="ct228722128" text:id="ct228722128">
          <text:insertion>
            <office:change-info>
              <dc:creator>Peter Camilleri</dc:creator>
              <dc:date>2015-04-25T17:39:00</dc:date>
            </office:change-info>
          </text:insertion>
        </text:changed-region>
        <text:changed-region xml:id="ct228722232" text:id="ct228722232">
          <text:insertion>
            <office:change-info>
              <dc:creator>Peter Camilleri</dc:creator>
              <dc:date>2015-04-25T17:39:00</dc:date>
            </office:change-info>
          </text:insertion>
        </text:changed-region>
        <text:changed-region xml:id="ct228722336" text:id="ct228722336">
          <text:insertion>
            <office:change-info>
              <dc:creator>Peter Camilleri</dc:creator>
              <dc:date>2015-04-25T17:39:00</dc:date>
            </office:change-info>
          </text:insertion>
        </text:changed-region>
        <text:changed-region xml:id="ct228722440" text:id="ct228722440">
          <text:insertion>
            <office:change-info>
              <dc:creator>Peter Camilleri</dc:creator>
              <dc:date>2015-04-25T17:39:00</dc:date>
            </office:change-info>
          </text:insertion>
        </text:changed-region>
        <text:changed-region xml:id="ct228722544" text:id="ct22872254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Text_20_body"/>
      <text:p text:style-name="Text_20_body"/>
      <text:p text:style-name="Text_20_body"/>
      <text:p text:style-name="P52">The fOOrth User's Guide </text:p>
      <text:p text:style-name="P52">and</text:p>
      <text:p text:style-name="P52">Reference</text:p>
      <text:p text:style-name="Subtitle">An RPN, object oriented language that is not FORTH.</text:p>
      <text:p text:style-name="Subtitle">by Peter Camilleri </text:p>
      <text:p text:style-name="Text_20_body"/>
      <text:p text:style-name="P5">Last Update: May 9, 2015</text:p>
      <text:p text:style-name="P5">Covering fOOrth version 0.0.3</text:p>
      <text:p text:style-name="P5">Status: Unpublished.</text:p>
      <text:p text:style-name="Text_20_body"/>
      <text:p text:style-name="Text_20_body"/>
      <text:p text:style-name="Text_20_body"/>
      <text:p text:style-name="P65"/>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6">Table of Contents</text:p>
          </text:index-title>
          <text:p text:style-name="P73">The MIT License (MIT).<text:tab/>5</text:p>
          <text:p text:style-name="P73">Introduction<text:tab/>6</text:p>
          <text:p text:style-name="P74">About the name fOOrth<text:tab/>6</text:p>
          <text:p text:style-name="P74">How fOOrth came to be<text:tab/>6</text:p>
          <text:p text:style-name="P74">Goals and Principles<text:tab/>7</text:p>
          <text:p text:style-name="P74">Report Card<text:tab/>8</text:p>
          <text:p text:style-name="P74">Special Note of Thanks<text:tab/>8</text:p>
          <text:p text:style-name="P73">Installation<text:tab/>9</text:p>
          <text:p text:style-name="P74">Ruby<text:tab/>9</text:p>
          <text:p text:style-name="P74">fOOrth<text:tab/>9</text:p>
          <text:p text:style-name="P74">Running fOOrth<text:tab/>10</text:p>
          <text:p text:style-name="P74">Testing<text:tab/>10</text:p>
          <text:p text:style-name="P74">Source Archive<text:tab/>11</text:p>
          <text:p text:style-name="P73">First Steps<text:tab/>12</text:p>
          <text:p text:style-name="P73">The Syntax and Style of fOOrth<text:tab/>14</text:p>
          <text:p text:style-name="P74">Syntax<text:tab/>14</text:p>
          <text:p text:style-name="P74">Spaces<text:tab/>14</text:p>
          <text:p text:style-name="P74">Comments<text:tab/>14</text:p>
          <text:p text:style-name="P74">String Literals<text:tab/>14</text:p>
          <text:p text:style-name="P74">Numeric Literals<text:tab/>15</text:p>
          <text:p text:style-name="P73">A fOOrth Calculator<text:tab/>16</text:p>
          <text:p text:style-name="P74">The Basics<text:tab/>16</text:p>
          <text:p text:style-name="P74">Stack Manipulation<text:tab/>17</text:p>
          <text:p text:style-name="P74">Programming<text:tab/>19</text:p>
          <text:p text:style-name="P74">Control Structures<text:tab/>20</text:p>
          <text:p text:style-name="P74">Data Memory<text:tab/>24</text:p>
          <text:p text:style-name="P73">Data Storage in fOOrth<text:tab/>25</text:p>
          <text:p text:style-name="P74">Typing<text:tab/>25</text:p>
          <text:p text:style-name="P74">Declarations<text:tab/>25</text:p>
          <text:p text:style-name="P74">Scoping<text:tab/>25</text:p>
          <text:p text:style-name="P74">Referencing<text:tab/>26</text:p>
          <text:p text:style-name="P74">Mutation<text:tab/>27</text:p>
          <text:p text:style-name="P73">Cloning Data<text:tab/>29</text:p>
          <text:p text:style-name="P74">Deep vs Shallow Copy<text:tab/>29</text:p>
          <text:p text:style-name="P74">Permissive Copying<text:tab/>32</text:p>
          <text:p text:style-name="P73">Handling Exceptions<text:tab/>33</text:p>
          <text:p text:style-name="P74">The Nature of Exceptions in fOOrth<text:tab/>33</text:p>
          <text:p text:style-name="P74">Handling Errors<text:tab/>33</text:p>
          <text:p text:style-name="P74">Generating Errors<text:tab/>38</text:p>
          <text:p text:style-name="P74">fOOrth Native Exception Codes:<text:tab/>39</text:p>
          <text:p text:style-name="P74">Application Error Codes:<text:tab/>40</text:p>
          <text:p text:style-name="P74">Ruby Mapped Exception Codes:<text:tab/>40</text:p>
          <text:p text:style-name="P73">The Class Tree<text:tab/>45</text:p>
          <text:p text:style-name="P74">A Brief Overview of Key OO Concepts<text:tab/>45</text:p>
          <text:p text:style-name="P74">Classes<text:tab/>45</text:p>
          <text:p text:style-name="P74">Inheritance<text:tab/>46</text:p>
          <text:p text:style-name="P74">Methods<text:tab/>46</text:p>
          <text:p text:style-name="P74">Late Binding and Polymorphism<text:tab/>46</text:p>
          <text:p text:style-name="P74">Prototypes<text:tab/>46</text:p>
          <text:p text:style-name="P73">Method Mapping<text:tab/>47</text:p>
          <text:p text:style-name="P74">Exploring the mapping system<text:tab/>47</text:p>
          <text:p text:style-name="P73">Context<text:tab/>49</text:p>
          <text:p text:style-name="P74">Exploring Context<text:tab/>49</text:p>
          <text:p text:style-name="P74">Tracking the Virtual Machine<text:tab/>51</text:p>
          <text:p text:style-name="P73">Routing<text:tab/>52</text:p>
          <text:p text:style-name="P74">Virtual Machine Methods<text:tab/>52</text:p>
          <text:p text:style-name="P74">Shared Methods<text:tab/>52</text:p>
          <text:p text:style-name="P74">Exclusive Methods<text:tab/>53</text:p>
          <text:p text:style-name="P74">Shared Stub Methods<text:tab/>53</text:p>
          <text:p text:style-name="P74">Exclusive Stub Methods<text:tab/>54</text:p>
          <text:p text:style-name="P74">Local Methods<text:tab/>54</text:p>
          <text:p text:style-name="P74">Routing Internals<text:tab/>54</text:p>
          <text:p text:style-name="P73">Self<text:tab/>57</text:p>
          <text:p text:style-name="P74">Applying Self<text:tab/>57</text:p>
          <text:p text:style-name="P74">Changing Self<text:tab/>58</text:p>
          <text:p text:style-name="P73">Boolean Data<text:tab/>59</text:p>
          <text:p text:style-name="P74">What values represent true and false<text:tab/>59</text:p>
          <text:p text:style-name="P74">Processing Boolean Data<text:tab/>59</text:p>
          <text:p text:style-name="P74">Boolean Constants<text:tab/>59</text:p>
          <text:p text:style-name="P73">Numeric Data<text:tab/>60</text:p>
          <text:p text:style-name="P73">Array<text:tab/>61</text:p>
          <text:p text:style-name="P74">Array Literals<text:tab/>61</text:p>
          <text:p text:style-name="P74">Class Methods<text:tab/>62</text:p>
          <text:p text:style-name="P74">Instance Methods<text:tab/>63</text:p>
          <text:p text:style-name="P73">Class<text:tab/>74</text:p>
          <text:p text:style-name="P74">Instance Methods<text:tab/>74</text:p>
          <text:p text:style-name="P74">Commands<text:tab/>77</text:p>
          <text:p text:style-name="P73">Complex<text:tab/>79</text:p>
          <text:p text:style-name="P74">Complex Literals<text:tab/>79</text:p>
          <text:p text:style-name="P74">Instance Methods<text:tab/>80</text:p>
          <text:p text:style-name="P74">Instance Stubs<text:tab/>81</text:p>
          <text:p text:style-name="P73">FalseClass<text:tab/>82</text:p>
          <text:p text:style-name="P74">FalseClass Literals<text:tab/>82</text:p>
          <text:p text:style-name="P74">Instance Methods<text:tab/>82</text:p>
          <text:p text:style-name="P73"><text:soft-page-break/>Float<text:tab/>84</text:p>
          <text:p text:style-name="P74">Float Literals<text:tab/>84</text:p>
          <text:p text:style-name="P73">Hash<text:tab/>85</text:p>
          <text:p text:style-name="P74">Hash Literals<text:tab/>85</text:p>
          <text:p text:style-name="P74">Instance Methods<text:tab/>85</text:p>
          <text:p text:style-name="P73">InStream<text:tab/>88</text:p>
          <text:p text:style-name="P74">Class Methods<text:tab/>88</text:p>
          <text:p text:style-name="P74">Instance Methods<text:tab/>89</text:p>
          <text:p text:style-name="P74">Class Stubs<text:tab/>90</text:p>
          <text:p text:style-name="P73">Integer<text:tab/>91</text:p>
          <text:p text:style-name="P74">Integer Literals<text:tab/>91</text:p>
          <text:p text:style-name="P74">Instance Methods<text:tab/>91</text:p>
          <text:p text:style-name="P73">NilClass<text:tab/>96</text:p>
          <text:p text:style-name="P74">NilClass Literals<text:tab/>96</text:p>
          <text:p text:style-name="P74">Instance Methods<text:tab/>96</text:p>
          <text:p text:style-name="P73">Numeric<text:tab/>98</text:p>
          <text:p text:style-name="P74">Special Numeric Values<text:tab/>98</text:p>
          <text:p text:style-name="P74">Instance Methods<text:tab/>100</text:p>
          <text:p text:style-name="P73">Object<text:tab/>122</text:p>
          <text:p text:style-name="P74">Instance Methods<text:tab/>122</text:p>
          <text:p text:style-name="P74">Commands<text:tab/>134</text:p>
          <text:p text:style-name="P73">OutStream<text:tab/>136</text:p>
          <text:p text:style-name="P74">Class Methods<text:tab/>136</text:p>
          <text:p text:style-name="P74">Instance Methods<text:tab/>137</text:p>
          <text:p text:style-name="P74">Class Stubs<text:tab/>140</text:p>
          <text:p text:style-name="P73">Procedure<text:tab/>141</text:p>
          <text:p text:style-name="P74">Procedure Literals<text:tab/>141</text:p>
          <text:p text:style-name="P74">Instance Methods<text:tab/>141</text:p>
          <text:p text:style-name="P73">Queue<text:tab/>143</text:p>
          <text:p text:style-name="P74">Instance Methods<text:tab/>143</text:p>
          <text:p text:style-name="P73">Rational<text:tab/>145</text:p>
          <text:p text:style-name="P74">Rational Literals<text:tab/>145</text:p>
          <text:p text:style-name="P74">Instance Methods<text:tab/>145</text:p>
          <text:p text:style-name="P73">Stack<text:tab/>146</text:p>
          <text:p text:style-name="P74">Instance Methods<text:tab/>146</text:p>
          <text:p text:style-name="P73">String<text:tab/>148</text:p>
          <text:p text:style-name="P74">String Literals<text:tab/>148</text:p>
          <text:p text:style-name="P74">Format Strings<text:tab/>149</text:p>
          <text:p text:style-name="P74">Instance Methods<text:tab/>152</text:p>
          <text:p text:style-name="P73">Thread<text:tab/>165</text:p>
          <text:p text:style-name="P74">Class Methods<text:tab/>165</text:p>
          <text:p text:style-name="P74">Instance Methods<text:tab/>166</text:p>
          <text:p text:style-name="P73">TrueClass<text:tab/>168</text:p>
          <text:p text:style-name="P74">TrueClass Literals<text:tab/>168</text:p>
          <text:p text:style-name="P73">VirtualMachine<text:tab/>169</text:p>
          <text:p text:style-name="P74">Instance Methods<text:tab/>169</text:p>
          <text:p text:style-name="P74">Commands<text:tab/>195</text:p>
          <text:p text:style-name="P73">Appendix A – Symbol Glossary<text:tab/>200</text:p>
          <text:p text:style-name="P73">Appendix B – Regular Expressions<text:tab/>202</text:p>
          <text:p text:style-name="P73">Edit History:<text:tab/>206</text:p>
        </text:index-body>
      </text:table-of-content>
      <text:p text:style-name="Text_20_body"/>
      <text:h text:style-name="P7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5" text:outline-level="1">Introduction</text:h>
      <text:h text:style-name="Heading_20_2" text:outline-level="2">About the name fOOrth</text:h>
      <text:p text:style-name="Standard"/>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097180130290649990" text:style-name="L1">
        <text:list-item>
          <text:p text:style-name="P82">A Simple, Easy-to-Understand syntax that is none the less, Expressive and Compact:</text:p>
        </text:list-item>
      </text:list>
      <text:list xml:id="list6003995441109174258" text:style-name="L2">
        <text:list-item>
          <text:list>
            <text:list-item>
              <text:p text:style-name="P83">Source code in fOOrth is free-form with no line oriented limitations or rules.</text:p>
            </text:list-item>
            <text:list-item>
              <text:p text:style-name="P83">Support is given to the easy representation of common literal data such as strings, integers, floating point numbers, rational numbers, and complex numbers.</text:p>
            </text:list-item>
          </text:list>
        </text:list-item>
      </text:list>
      <text:list xml:id="list35410755" text:continue-list="list8097180130290649990" text:style-name="L1">
        <text:list-item>
          <text:p text:style-name="P82">Safe Data and Data Structures:</text:p>
        </text:list-item>
      </text:list>
      <text:list xml:id="list5306178838139335428" text:style-name="L3">
        <text:list-item>
          <text:list>
            <text:list-item>
              <text:p text:style-name="P85">Simple, reliable arithmetic. In fOOrth, integer operations never overflow. Rational values can be represented exactly, complex numbers are supported, and conversions between numeric types are simple.</text:p>
            </text:list-item>
            <text:list-item>
              <text:p text:style-name="P85"><text:soft-page-break/>Strings grow as needed without the need to allocate space or worry about overflow.</text:p>
            </text:list-item>
            <text:list-item>
              <text:p text:style-name="P85">Data containers such as arrays and hashes grow as needed. Out of range subscripts cannot access undefined memory regions. </text:p>
            </text:list-item>
          </text:list>
        </text:list-item>
      </text:list>
      <text:list xml:id="list35416871" text:continue-list="list35410755" text:style-name="L1">
        <text:list-item>
          <text:p text:style-name="P82">Message Passing:</text:p>
        </text:list-item>
      </text:list>
      <text:list xml:id="list2063025373718647395" text:style-name="L4">
        <text:list-item>
          <text:list>
            <text:list-item>
              <text:p text:style-name="P104">In fOOrth all actions take the form of messages sent to a receiver.</text:p>
            </text:list-item>
            <text:list-item>
              <text:p text:style-name="P104">The routing of messages is specified by the exact type of the message.</text:p>
            </text:list-item>
            <text:list-item>
              <text:p text:style-name="P104">Message receivers include data items on the stack as well as the virtual machine object associated with the current thread of execution.</text:p>
            </text:list-item>
            <text:list-item>
              <text:p text:style-name="P104">Messages for which no routing specification can be found, generate an error at compile time.</text:p>
            </text:list-item>
          </text:list>
        </text:list-item>
      </text:list>
      <text:list xml:id="list35400781" text:continue-list="list35416871" text:style-name="L1">
        <text:list-item>
          <text:p text:style-name="P82">Object Oriented Design:</text:p>
        </text:list-item>
      </text:list>
      <text:list xml:id="list8373070267908925085" text:style-name="L5">
        <text:list-item>
          <text:list>
            <text:list-item>
              <text:p text:style-name="P86">Support class based inheritance, with a non-cyclic (single inheritance) tree derived from a common base Object class.</text:p>
            </text:list-item>
            <text:list-item>
              <text:p text:style-name="P105">Support late binding and polymorphism through message interface compatibility or “duck” typing.</text:p>
            </text:list-item>
          </text:list>
        </text:list-item>
      </text:list>
      <text:list xml:id="list35425885" text:continue-list="list35400781" text:style-name="L1">
        <text:list-item>
          <text:p text:style-name="P82">Meta programming: </text:p>
        </text:list-item>
      </text:list>
      <text:list xml:id="list6178632201372107554" text:style-name="L6">
        <text:list-item>
          <text:list>
            <text:list-item>
              <text:p text:style-name="P106">Support extensible language constructs by making the compiler an accessible part of the system.</text:p>
            </text:list-item>
          </text:list>
        </text:list-item>
      </text:list>
      <text:list xml:id="list35420117" text:continue-list="list35425885" text:style-name="L1">
        <text:list-item>
          <text:p text:style-name="P82">Reliability:</text:p>
        </text:list-item>
      </text:list>
      <text:list xml:id="list5143337448747377476" text:style-name="L7">
        <text:list-item>
          <text:list>
            <text:list-item>
              <text:p text:style-name="P107">Errors should be detected as soon as possible. </text:p>
            </text:list-item>
          </text:list>
        </text:list-item>
      </text:list>
      <text:list xml:id="list35408865" text:continue-list="list35420117" text:style-name="L1">
        <text:list-item>
          <text:p text:style-name="P87">Building on the host language:</text:p>
        </text:list-item>
      </text:list>
      <text:list xml:id="list4339287169926345695" text:style-name="L8">
        <text:list-item>
          <text:list>
            <text:list-item>
              <text:p text:style-name="P88">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18635556"/>Thanks<text:alphabetical-index-mark-end text:id="IMark118635556"/></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816010956701397105" text:style-name="L9">
        <text:list-item>
          <text:p text:style-name="P108">ruby 1.9.3p484 (2013-11-22) [i386-mingw32]</text:p>
        </text:list-item>
        <text:list-item>
          <text:p text:style-name="P108">ruby 2.1.5p273 (2014-11-13 revision 48405) [i386-mingw32]</text:p>
        </text:list-item>
        <text:list-item>
          <text:p text:style-name="P108">Rubinius – to be tested!</text:p>
        </text:list-item>
        <text:list-item>
          <text:p text:style-name="P108">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18635556"/>Rake<text:alphabetical-index-mark-end text:id="IMark118635556"/>:</text:h>
      <text:p text:style-name="P55">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18635556"/>Demo.rb<text:alphabetical-index-mark-end text:id="IMark11863555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18635556"/>Testing<text:alphabetical-index-mark-end text:id="IMark11863555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18635556"/>Known Issues<text:alphabetical-index-mark-end text:id="IMark11863555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18635556"/>Archive<text:alphabetical-index-mark-end text:id="IMark11863555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6068160"/>F10:<text:change-end text:change-id="ct226068160"/><text:change-start text:change-id="ct226068264"/> <text:change-end text:change-id="ct22606826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8645380"/>drop<text:alphabetical-index-mark-end text:id="IMark118645380"/>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18645380"/>dup<text:alphabetical-index-mark-end text:id="IMark118645380"/>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18645380"/>nip<text:alphabetical-index-mark-end text:id="IMark118645380"/>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18645380"/>over<text:alphabetical-index-mark-end text:id="IMark118645380"/>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18645380"/>pick<text:alphabetical-index-mark-end text:id="IMark118645380"/>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18645380"/>swap<text:alphabetical-index-mark-end text:id="IMark118645380"/>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18645380"/>tuck<text:alphabetical-index-mark-end text:id="IMark118645380"/>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08184632416247635" text:style-name="L10">
        <text:list-item>
          <text:p text:style-name="P89">To store return addresses for word calls. In fOOrth this is handled by the Ruby virtual machine.</text:p>
        </text:list-item>
        <text:list-item>
          <text:p text:style-name="P89">To store context for control structures. In fOOrth the context mechanism provides for a far richer and more reliable set of control, compile, and data structures.</text:p>
        </text:list-item>
        <text:list-item>
          <text:p text:style-name="P8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3656172"/>if<text:alphabetical-index-mark-end text:id="IMark1436561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3656172"/>else<text:alphabetical-index-mark-end text:id="IMark143656172"/>” and “<text:alphabetical-index-mark-start text:id="IMark143655164"/>then<text:alphabetical-index-mark-end text:id="IMark1436551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3655164"/>switch<text:alphabetical-index-mark-end text:id="IMark14365516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43655164"/>do<text:alphabetical-index-mark-end text:id="IMark1436551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43655164"/>loop<text:alphabetical-index-mark-end text:id="IMark143655164"/>” commands mark the boundaries of the loop; The “<text:alphabetical-index-mark-start text:id="IMark143656172"/>i<text:alphabetical-index-mark-end text:id="IMark143656172"/>” command is used to retrieve the current loop counter value. For nested loops, the “<text:alphabetical-index-mark-start text:id="IMark143656700"/>j<text:alphabetical-index-mark-end text:id="IMark143656700"/>” command retrieves the value of the outer loops counter value. <text:s/>By default, the “loop” command adds one to the loop value. For more flexible looping, the “<text:alphabetical-index-mark-start text:id="IMark143658908"/>+loop<text:alphabetical-index-mark-end text:id="IMark1436589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2">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3658908"/>-i<text:alphabetical-index-mark-end text:id="IMark143658908"/> and <text:alphabetical-index-mark-start text:id="IMark143656700"/>-j<text:alphabetical-index-mark-end text:id="IMark1436567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43656700"/>begin<text:alphabetical-index-mark-end text:id="IMark1436567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08425090628431717" text:style-name="L11">
        <text:list-item>
          <text:p text:style-name="P90">begin … <text:alphabetical-index-mark-start text:id="IMark143656172"/>until<text:alphabetical-index-mark-end text:id="IMark143656172"/> – loops until the top of stack is true.</text:p>
        </text:list-item>
        <text:list-item>
          <text:p text:style-name="P90">begin … <text:alphabetical-index-mark-start text:id="IMark143656700"/>again<text:alphabetical-index-mark-end text:id="IMark143656700"/> – loops indefinitely </text:p>
        </text:list-item>
        <text:list-item>
          <text:p text:style-name="P90">begin … <text:alphabetical-index-mark-start text:id="IMark143656172"/>repeat<text:alphabetical-index-mark-end text:id="IMark1436561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43656172"/>Typing<text:alphabetical-index-mark-end text:id="IMark1436561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3656172"/>Duck Typing<text:alphabetical-index-mark-end text:id="IMark143656172"/><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3656172"/>Declarations<text:alphabetical-index-mark-end text:id="IMark1436561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3656172"/>Scoping<text:alphabetical-index-mark-end text:id="IMark1436561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3656172"/><text:span text:style-name="T7">val:</text:span><text:alphabetical-index-mark-end text:id="IMark143656172"/> and <text:alphabetical-index-mark-start text:id="IMark143658908"/><text:span text:style-name="T7">var:</text:span><text:alphabetical-index-mark-end text:id="IMark143658908"/></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43658908"/><text:span text:style-name="T7">.init</text:span><text:alphabetical-index-mark-end text:id="IMark143658908"/> method being the most popular since it is called to initialize a new instance of the object.</text:p>
      <text:p text:style-name="P1">Methods: <text:alphabetical-index-mark-start text:id="IMark143658908"/><text:span text:style-name="T7">val@:</text:span><text:alphabetical-index-mark-end text:id="IMark143658908"/> and <text:alphabetical-index-mark-start text:id="IMark143656172"/><text:span text:style-name="T7">var@:</text:span><text:alphabetical-index-mark-end text:id="IMark143656172"/></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3656172"/><text:span text:style-name="T7">val#:</text:span><text:alphabetical-index-mark-end text:id="IMark143656172"/> and <text:alphabetical-index-mark-start text:id="IMark143658908"/><text:span text:style-name="T7">var#:</text:span><text:alphabetical-index-mark-end text:id="IMark14365890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43658908"/><text:span text:style-name="T7">val$:</text:span><text:alphabetical-index-mark-end text:id="IMark143658908"/> and <text:alphabetical-index-mark-start text:id="IMark143656172"/><text:span text:style-name="T7">var$:</text:span><text:alphabetical-index-mark-end text:id="IMark143656172"/></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43656172"/>Referencing<text:alphabetical-index-mark-end text:id="IMark1436561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30">var</text:p>
          </table:table-cell>
          <table:table-cell table:style-name="Table56.C1" office:value-type="string">
            <text:p text:style-name="P30">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3656172"/>Mutation<text:alphabetical-index-mark-end text:id="IMark1436561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43956100"/>dup<text:alphabetical-index-mark-end text:id="IMark143956100"/></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43956100"/>copy<text:alphabetical-index-mark-end text:id="IMark143956100"/></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43956100"/>.copy<text:alphabetical-index-mark-end text:id="IMark143956100"/></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43956100"/>clone<text:alphabetical-index-mark-end text:id="IMark143956100"/></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43956100"/>.clone<text:alphabetical-index-mark-end text:id="IMark143956100"/></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533024636571724909" text:style-name="L12">
        <text:list-item>
          <text:p text:style-name="P109">No Copying</text:p>
        </text:list-item>
        <text:list-item>
          <text:p text:style-name="P109">Shallow Copying</text:p>
        </text:list-item>
        <text:list-item>
          <text:p text:style-name="P10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868728"/>.clone_exclude<text:alphabetical-index-mark-end text:id="IMark14386872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868728"/>try<text:alphabetical-index-mark-end text:id="IMark143868728"/> block</text:h>
      <text:p text:style-name="P1">The bare basics of an exception handled code block is:</text:p>
      <text:p text:style-name="Code"/>
      <text:p text:style-name="Code">try (dangerous code here) <text:alphabetical-index-mark-start text:id="IMark143868728"/>catch<text:alphabetical-index-mark-end text:id="IMark14386872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868728"/>?"<text:alphabetical-index-mark-end text:id="IMark1438687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868728"/>bounce<text:alphabetical-index-mark-end text:id="IMark1438687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3868728"/>bounce<text:alphabetical-index-mark-end text:id="IMark14386872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868728" text:main-entry="true"/>finally<text:alphabetical-index-mark-end text:id="IMark14386872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868728"/>try<text:alphabetical-index-mark-end text:id="IMark143868728"/></text:p>
      <text:p text:style-name="Code"><text:s text:c="2"/>(dangerous code)</text:p>
      <text:p text:style-name="Code">(optional) <text:alphabetical-index-mark-start text:id="IMark143868728"/>catch<text:alphabetical-index-mark-end text:id="IMark143868728"/></text:p>
      <text:p text:style-name="Code"><text:s text:c="2"/>(exception handler with optional <text:alphabetical-index-mark-start text:id="IMark143868728"/>?"<text:alphabetical-index-mark-end text:id="IMark143868728"/>Exx" and <text:alphabetical-index-mark-start text:id="IMark117110108"/>bounce<text:alphabetical-index-mark-end text:id="IMark117110108"/>)</text:p>
      <text:p text:style-name="Code">(optional) <text:alphabetical-index-mark-start text:id="IMark117110108"/>finally<text:alphabetical-index-mark-end text:id="IMark117110108"/></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17110108"/>throw"<text:alphabetical-index-mark-end text:id="IMark117110108"/>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17110108"/>.throw<text:alphabetical-index-mark-end text:id="IMark1171101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2">Code</text:p>
            </table:table-cell>
            <table:covered-table-cell/>
            <table:covered-table-cell/>
            <table:table-cell table:style-name="Table21.D1" office:value-type="string">
              <text:p text:style-name="P31">Description</text:p>
            </table:table-cell>
          </table:table-row>
        </table:table-header-rows>
        <table:table-row table:style-name="Table21.1">
          <table:table-cell table:style-name="Table21.A2" office:value-type="string">
            <text:p text:style-name="P34">F</text:p>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7">Generic fOOrth Native Exception Code for All Errors.</text:p>
          </table:table-cell>
        </table:table-row>
        <table:table-row table:style-name="Table21.1">
          <table:table-cell table:style-name="Table21.A2" office:value-type="string">
            <text:p text:style-name="P36"/>
          </table:table-cell>
          <table:table-cell table:style-name="Table21.A2" office:value-type="string">
            <text:p text:style-name="P36"/>
          </table:table-cell>
          <table:table-cell table:style-name="Table21.A2" office:value-type="string">
            <text:p text:style-name="P36"/>
          </table:table-cell>
          <table:table-cell table:style-name="Table21.D2" office:value-type="string">
            <text:p text:style-name="P38"/>
          </table:table-cell>
        </table:table-row>
        <table:table-row table:style-name="Table21.1">
          <table:table-cell table:style-name="Table21.A2" office:value-type="string">
            <text:p text:style-name="P34">F</text:p>
          </table:table-cell>
          <table:table-cell table:style-name="Table21.A2" office:value-type="string">
            <text:p text:style-name="P34">1</text:p>
          </table:table-cell>
          <table:table-cell table:style-name="Table21.A2" office:value-type="string">
            <text:p text:style-name="P34"/>
          </table:table-cell>
          <table:table-cell table:style-name="Table21.D2" office:value-type="string">
            <text:p text:style-name="P37">Compile Time Errors.</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0</text:p>
          </table:table-cell>
          <table:table-cell table:style-name="Table21.D2" office:value-type="string">
            <text:p text:style-name="P27">Syntax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1</text:p>
          </table:table-cell>
          <table:table-cell table:style-name="Table21.D2" office:value-type="string">
            <text:p text:style-name="P27">Specification Error.</text:p>
          </table:table-cell>
        </table:table-row>
        <table:table-row table:style-name="Table21.1">
          <table:table-cell table:style-name="Table21.A2" office:value-type="string">
            <text:p text:style-name="P49">F</text:p>
          </table:table-cell>
          <table:table-cell table:style-name="Table21.A2" office:value-type="string">
            <text:p text:style-name="P49">1</text:p>
          </table:table-cell>
          <table:table-cell table:style-name="Table21.A2" office:value-type="string">
            <text:p text:style-name="P49">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9">F</text:p>
          </table:table-cell>
          <table:table-cell table:style-name="Table21.A2" office:value-type="string">
            <text:p text:style-name="P39">1</text:p>
          </table:table-cell>
          <table:table-cell table:style-name="Table21.A1" office:value-type="string">
            <text:p text:style-name="P39">3</text:p>
          </table:table-cell>
          <table:table-cell table:style-name="Table21.D2" office:value-type="string">
            <text:p text:style-name="P45">Invalid Operation for Target.</text:p>
          </table:table-cell>
        </table:table-row>
        <table:table-row table:style-name="Table21.1">
          <table:table-cell table:style-name="Table21.A2" office:value-type="string">
            <text:p text:style-name="P41"/>
          </table:table-cell>
          <table:table-cell table:style-name="Table21.A2" office:value-type="string">
            <text:p text:style-name="P41"/>
          </table:table-cell>
          <table:table-cell table:style-name="Table21.A2" office:value-type="string">
            <text:p text:style-name="P41"/>
          </table:table-cell>
          <table:table-cell table:style-name="Table21.D2" office:value-type="string">
            <text:p text:style-name="P47"/>
          </table:table-cell>
        </table:table-row>
        <table:table-row table:style-name="Table21.1">
          <table:table-cell table:style-name="Table21.A2" office:value-type="string">
            <text:p text:style-name="P34">F</text:p>
          </table:table-cell>
          <table:table-cell table:style-name="Table21.A2" office:value-type="string">
            <text:p text:style-name="P34">2</text:p>
          </table:table-cell>
          <table:table-cell table:style-name="Table21.A2" office:value-type="string">
            <text:p text:style-name="P34"/>
          </table:table-cell>
          <table:table-cell table:style-name="Table21.D2" office:value-type="string">
            <text:p text:style-name="P37">Message Passing Errors</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9">F</text:p>
          </table:table-cell>
          <table:table-cell table:style-name="Table21.A2" office:value-type="string">
            <text:p text:style-name="P49">2</text:p>
          </table:table-cell>
          <table:table-cell table:style-name="Table21.A2" office:value-type="string">
            <text:p text:style-name="P49">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3</text:p>
          </table:table-cell>
          <table:table-cell table:style-name="Table21.A2" office:value-type="string">
            <text:p text:style-name="P34"/>
          </table:table-cell>
          <table:table-cell table:style-name="Table21.D2" office:value-type="string">
            <text:p text:style-name="P37">Data Underflow Errors</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9">F</text:p>
          </table:table-cell>
          <table:table-cell table:style-name="Table21.A2" office:value-type="string">
            <text:p text:style-name="P49">3</text:p>
          </table:table-cell>
          <table:table-cell table:style-name="Table21.A2" office:value-type="string">
            <text:p text:style-name="P49">1</text:p>
          </table:table-cell>
          <table:table-cell table:style-name="Table21.D2" office:value-type="string">
            <text:p text:style-name="P27">Stack/Queue Underflow</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F</text:p>
          </table:table-cell>
          <table:table-cell table:style-name="Table21.A2" office:value-type="string">
            <text:p text:style-name="P49">4</text:p>
          </table:table-cell>
          <table:table-cell table:style-name="Table21.A2" office:value-type="string">
            <text:p text:style-name="P49">1</text:p>
          </table:table-cell>
          <table:table-cell table:style-name="Table21.D2" office:value-type="string">
            <text:p text:style-name="P29">Invalid loop increment value: &lt;value&gt;</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5</text:p>
          </table:table-cell>
          <table:table-cell table:style-name="Table21.A2" office:value-type="string">
            <text:p text:style-name="P34"/>
          </table:table-cell>
          <table:table-cell table:style-name="Table21.D2" office:value-type="string">
            <text:p text:style-name="P37">I/O Errors</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9">F</text:p>
          </table:table-cell>
          <table:table-cell table:style-name="Table21.A2" office:value-type="string">
            <text:p text:style-name="P49">5</text:p>
          </table:table-cell>
          <table:table-cell table:style-name="Table21.A2" office:value-type="string">
            <text:p text:style-name="P49">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4">F</text:p>
          </table:table-cell>
          <table:table-cell table:style-name="Table21.A2" office:value-type="string">
            <text:p text:style-name="P34">6</text:p>
          </table:table-cell>
          <table:table-cell table:style-name="Table21.A2" office:value-type="string">
            <text:p text:style-name="P34"/>
          </table:table-cell>
          <table:table-cell table:style-name="Table21.D2" office:value-type="string">
            <text:p text:style-name="P37">Thread Errors</text:p>
          </table:table-cell>
        </table:table-row>
        <table:table-row table:style-name="Table21.1">
          <table:table-cell table:style-name="Table21.A2" office:value-type="string">
            <text:p text:style-name="P49">F</text:p>
          </table:table-cell>
          <table:table-cell table:style-name="Table21.A2" office:value-type="string">
            <text:p text:style-name="P49">6</text:p>
          </table:table-cell>
          <table:table-cell table:style-name="Table21.A2" office:value-type="string">
            <text:p text:style-name="P49">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50"/>
          </table:table-cell>
          <table:table-cell table:style-name="Table21.A2" office:value-type="string">
            <text:p text:style-name="P50"/>
          </table:table-cell>
          <table:table-cell table:style-name="Table21.A2" office:value-type="string">
            <text:p text:style-name="P50"/>
          </table:table-cell>
          <table:table-cell table:style-name="Table21.D2" office:value-type="string">
            <text:p text:style-name="P51"/>
          </table:table-cell>
        </table:table-row>
        <table:table-row table:style-name="Table21.1">
          <table:table-cell table:style-name="Table21.A2" office:value-type="string">
            <text:p text:style-name="P39">F</text:p>
          </table:table-cell>
          <table:table-cell table:style-name="Table21.A2" office:value-type="string">
            <text:p text:style-name="P39">9</text:p>
          </table:table-cell>
          <table:table-cell table:style-name="Table21.A2" office:value-type="string">
            <text:p text:style-name="P39">0</text:p>
          </table:table-cell>
          <table:table-cell table:style-name="Table21.D2" office:value-type="string">
            <text:p text:style-name="P45">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2">Code</text:p>
            </table:table-cell>
            <table:covered-table-cell/>
            <table:covered-table-cell/>
            <table:table-cell table:style-name="Table22.D1" office:value-type="string">
              <text:p text:style-name="P31">Description</text:p>
            </table:table-cell>
          </table:table-row>
        </table:table-header-rows>
        <table:table-row table:style-name="Table22.1">
          <table:table-cell table:style-name="Table22.A2" office:value-type="string">
            <text:p text:style-name="P39">A</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Generic Application Errors.</text:p>
          </table:table-cell>
        </table:table-row>
        <table:table-row table:style-name="Table22.1">
          <table:table-cell table:style-name="Table22.A2" office:value-type="string">
            <text:p text:style-name="P39">C</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Communication Errors.</text:p>
          </table:table-cell>
        </table:table-row>
        <table:table-row table:style-name="Table22.1">
          <table:table-cell table:style-name="Table22.A2" office:value-type="string">
            <text:p text:style-name="P39">D</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Database Errors.</text:p>
          </table:table-cell>
        </table:table-row>
        <table:table-row table:style-name="Table22.1">
          <table:table-cell table:style-name="Table22.A2" office:value-type="string">
            <text:p text:style-name="P39">I</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Internal Errors.</text:p>
          </table:table-cell>
        </table:table-row>
        <table:table-row table:style-name="Table22.1">
          <table:table-cell table:style-name="Table22.A2" office:value-type="string">
            <text:p text:style-name="P39">N</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Network Errors.</text:p>
          </table:table-cell>
        </table:table-row>
        <table:table-row table:style-name="Table22.1">
          <table:table-cell table:style-name="Table22.A2" office:value-type="string">
            <text:p text:style-name="P39">U</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ser/Authentication Errors.</text:p>
          </table:table-cell>
        </table:table-row>
        <table:table-row table:style-name="Table22.1">
          <table:table-cell table:style-name="Table22.A2" office:value-type="string">
            <text:p text:style-name="P39">X</text:p>
          </table:table-cell>
          <table:table-cell table:style-name="Table22.A2" office:value-type="string">
            <text:p text:style-name="P39"/>
          </table:table-cell>
          <table:table-cell table:style-name="Table22.A2" office:value-type="string">
            <text:p text:style-name="P39"/>
          </table:table-cell>
          <table:table-cell table:style-name="Table22.D2" office:value-type="string">
            <text:p text:style-name="P45">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2">Code</text:p>
            </table:table-cell>
            <table:covered-table-cell/>
            <table:covered-table-cell/>
            <table:table-cell table:style-name="Table55.A1" office:value-type="string">
              <text:p text:style-name="P32"/>
            </table:table-cell>
            <table:table-cell table:style-name="Table55.A1" office:value-type="string">
              <text:p text:style-name="P33">Subcode</text:p>
            </table:table-cell>
            <table:table-cell table:style-name="Table55.F1" office:value-type="string">
              <text:p text:style-name="P31">Description</text:p>
            </table:table-cell>
          </table:table-row>
        </table:table-header-rows>
        <table:table-row table:style-name="Table55.1">
          <table:table-cell table:style-name="Table55.A2" office:value-type="string">
            <text:p text:style-name="P34">S</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Signal Exceptions.</text:p>
          </table:table-cell>
        </table:table-row>
        <table:table-row table:style-name="Table55.1">
          <table:table-cell table:style-name="Table55.A2" office:value-type="string">
            <text:p text:style-name="P39">S</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terrupt (Typically Control-C)</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Generic Ruby Mapped Exception Code for All Standard Errors.</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Argument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Requirement::Bad Requirement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Encoding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ncoding::Compatibilit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Encoding::Converter Not Found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3</text:p>
          </table:table-cell>
          <table:table-cell table:style-name="Table55.F2" office:value-type="string">
            <text:p text:style-name="P45">Encoding::Invalid Byte Sequenc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2</text:p>
          </table:table-cell>
          <table:table-cell table:style-name="Table55.A2" office:value-type="string">
            <text:p text:style-name="P39">,</text:p>
          </table:table-cell>
          <table:table-cell table:style-name="Table55.A2" office:value-type="string">
            <text:p text:style-name="P40">04</text:p>
          </table:table-cell>
          <table:table-cell table:style-name="Table55.F2" office:value-type="string">
            <text:p text:style-name="P45">Encoding::Undefined Conver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Fiber Error</text:p>
          </table:table-cell>
        </table:table-row>
        <text:soft-page-break/>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O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4</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EOF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Index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Key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5</text:p>
          </table:table-cell>
          <table:table-cell table:style-name="Table55.A2" office:value-type="string">
            <text:p text:style-name="P39">,</text:p>
          </table:table-cell>
          <table:table-cell table:style-name="Table55.A2" office:value-type="string">
            <text:p text:style-name="P40">02</text:p>
          </table:table-cell>
          <table:table-cell table:style-name="Table55.F2" office:value-type="string">
            <text:p text:style-name="P45">Stop Iter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6</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Local Jump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7</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Math::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Nam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8</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No Metho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ange Error</text:p>
          </table:table-cell>
        </table:table-row>
        <table:table-row table:style-name="Table55.1">
          <table:table-cell table:style-name="Table55.A2" office:value-type="string">
            <text:p text:style-name="P39">E</text:p>
          </table:table-cell>
          <table:table-cell table:style-name="Table55.A2" office:value-type="string">
            <text:p text:style-name="P39">0</text:p>
          </table:table-cell>
          <table:table-cell table:style-name="Table55.A2" office:value-type="string">
            <text:p text:style-name="P39">9</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Float Domai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0</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egular Express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Runtim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text:p>
          </table:table-cell>
          <table:table-cell table:style-name="Table55.F2" office:value-type="string">
            <text:p text:style-name="P45">Gem::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1</text:p>
          </table:table-cell>
          <table:table-cell table:style-name="Table55.F2" office:value-type="string">
            <text:p text:style-name="P45">Gem::Command Lin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2</text:p>
          </table:table-cell>
          <table:table-cell table:style-name="Table55.F2" office:value-type="string">
            <text:p text:style-name="P45">Gem::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3</text:p>
          </table:table-cell>
          <table:table-cell table:style-name="Table55.F2" office:value-type="string">
            <text:p text:style-name="P45">Gem::Dependency Remova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4</text:p>
          </table:table-cell>
          <table:table-cell table:style-name="Table55.F2" office:value-type="string">
            <text:p text:style-name="P46">Gem::Dependency Resolut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5</text:p>
          </table:table-cell>
          <table:table-cell table:style-name="Table55.F2" office:value-type="string">
            <text:p text:style-name="P46">Gem::Document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6</text:p>
          </table:table-cell>
          <table:table-cell table:style-name="Table55.F2" office:value-type="string">
            <text:p text:style-name="P45">Gem::End Of YAML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7</text:p>
          </table:table-cell>
          <table:table-cell table:style-name="Table55.F2" office:value-type="string">
            <text:p text:style-name="P45">Gem::File Permission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8</text:p>
          </table:table-cell>
          <table:table-cell table:style-name="Table55.F2" office:value-type="string">
            <text:p text:style-name="P45">Gem::Format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text:p>
          </table:table-cell>
          <table:table-cell table:style-name="Table55.F2" office:value-type="string">
            <text:p text:style-name="P45">Gem::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09,01</text:p>
          </table:table-cell>
          <table:table-cell table:style-name="Table55.F2" office:value-type="string">
            <text:p text:style-name="P45">Gem::Specific Gem Not Found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0</text:p>
          </table:table-cell>
          <table:table-cell table:style-name="Table55.F2" office:value-type="string">
            <text:p text:style-name="P45">Gem::Gem Not In Hom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1</text:p>
          </table:table-cell>
          <table:table-cell table:style-name="Table55.F2" office:value-type="string">
            <text:p text:style-name="P45">Gem::Impossible Dependencies Error</text:p>
          </table:table-cell>
        </table:table-row>
        <text:soft-page-break/>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2</text:p>
          </table:table-cell>
          <table:table-cell table:style-name="Table55.F2" office:value-type="string">
            <text:p text:style-name="P45">Gem::Install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3</text:p>
          </table:table-cell>
          <table:table-cell table:style-name="Table55.F2" office:value-type="string">
            <text:p text:style-name="P45">Gem::Invalid Specification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4</text:p>
          </table:table-cell>
          <table:table-cell table:style-name="Table55.F2" office:value-type="string">
            <text:p text:style-name="P45">Gem::Operation Not Supported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5</text:p>
          </table:table-cell>
          <table:table-cell table:style-name="Table55.F2" office:value-type="string">
            <text:p text:style-name="P45">Gem::Remote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6</text:p>
          </table:table-cell>
          <table:table-cell table:style-name="Table55.F2" office:value-type="string">
            <text:p text:style-name="P45">Gem::Remote Installation Cancel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7</text:p>
          </table:table-cell>
          <table:table-cell table:style-name="Table55.F2" office:value-type="string">
            <text:p text:style-name="P45">Gem::Remote Installation Skipped</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8</text:p>
          </table:table-cell>
          <table:table-cell table:style-name="Table55.F2" office:value-type="string">
            <text:p text:style-name="P45">Gem::Remote Source Exception</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19</text:p>
          </table:table-cell>
          <table:table-cell table:style-name="Table55.F2" office:value-type="string">
            <text:p text:style-name="P45">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0</text:p>
          </table:table-cell>
          <table:table-cell table:style-name="Table55.F2" office:value-type="string">
            <text:p text:style-name="P45">Gem::Unsatisfiable Dependency Error</text:p>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1</text:p>
          </table:table-cell>
          <table:table-cell table:style-name="Table55.A2" office:value-type="string">
            <text:p text:style-name="P39">,</text:p>
          </table:table-cell>
          <table:table-cell table:style-name="Table55.A2" office:value-type="string">
            <text:p text:style-name="P40">01,21</text:p>
          </table:table-cell>
          <table:table-cell table:style-name="Table55.F2" office:value-type="string">
            <text:p text:style-name="P45">Gem::Verification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4">E</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A2" office:value-type="string">
            <text:p text:style-name="P35"/>
          </table:table-cell>
          <table:table-cell table:style-name="Table55.F2" office:value-type="string">
            <text:p text:style-name="P37">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2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CCE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INUS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DDRNOTAVAI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GAIN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ALREAD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ADF</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BUS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HIL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ABORT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FUSED</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CONN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ADL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ESTADDRR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O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DQUOT</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EXIS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AUL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FBI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HOS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LSEQ</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PROGRESS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T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NVAL</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IS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LOO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LIN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MSGSIZ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AMETOOLONG</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RESE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ETUNREA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FI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BU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N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EXE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L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ME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PROTOOP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PC</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SY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CON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DIR</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EMPTY</text:p>
          </table:table-cell>
          <table:table-cell table:style-name="Table55.F2" office:value-type="string">
            <text:p text:style-name="P48"/>
          </table:table-cell>
        </table:table-row>
        <text:soft-page-break/>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S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OTTY</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NXIO</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OPNOTSUPP</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ER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F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CLIM</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PROTOTY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ANG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EMOT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RO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HUTDOWN</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OCKTNOSUPPOR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PIP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RCH</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STA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IMEDOUT</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TOOMANYREF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USERS</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Read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WOULDBLOCKWaitWritable</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EXDEV</text:p>
          </table:table-cell>
          <table:table-cell table:style-name="Table55.F2" office:value-type="string">
            <text:p text:style-name="P48"/>
          </table:table-cell>
        </table:table-row>
        <table:table-row table:style-name="Table55.1">
          <table:table-cell table:style-name="Table55.A2" office:value-type="string">
            <text:p text:style-name="P43">E</text:p>
          </table:table-cell>
          <table:table-cell table:style-name="Table55.A2" office:value-type="string">
            <text:p text:style-name="P43">1</text:p>
          </table:table-cell>
          <table:table-cell table:style-name="Table55.A2" office:value-type="string">
            <text:p text:style-name="P43">2</text:p>
          </table:table-cell>
          <table:table-cell table:style-name="Table55.A2" office:value-type="string">
            <text:p text:style-name="P43">,</text:p>
          </table:table-cell>
          <table:table-cell table:style-name="Table55.A2" office:value-type="string">
            <text:p text:style-name="P44">NOERROR</text:p>
          </table:table-cell>
          <table:table-cell table:style-name="Table55.F2" office:value-type="string">
            <text:p text:style-name="P45">Nothing to see here. Move along, move along.</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3</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hread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4</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5">Type Error</text:p>
          </table:table-cell>
        </table:table-row>
        <table:table-row table:style-name="Table55.1">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1"/>
          </table:table-cell>
          <table:table-cell table:style-name="Table55.A2" office:value-type="string">
            <text:p text:style-name="P42"/>
          </table:table-cell>
          <table:table-cell table:style-name="Table55.F2" office:value-type="string">
            <text:p text:style-name="P47"/>
          </table:table-cell>
        </table:table-row>
        <table:table-row table:style-name="Table55.1">
          <table:table-cell table:style-name="Table55.A2" office:value-type="string">
            <text:p text:style-name="P39">E</text:p>
          </table:table-cell>
          <table:table-cell table:style-name="Table55.A2" office:value-type="string">
            <text:p text:style-name="P39">1</text:p>
          </table:table-cell>
          <table:table-cell table:style-name="Table55.A2" office:value-type="string">
            <text:p text:style-name="P39">5</text:p>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6">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7">Object</text:p>
      <text:p text:style-name="P57"><text:tab/>Array</text:p>
      <text:p text:style-name="P57"><text:tab/>Class</text:p>
      <text:p text:style-name="P57"><text:tab/>FalseClass</text:p>
      <text:p text:style-name="P57"><text:tab/>Hash</text:p>
      <text:p text:style-name="P57"><text:tab/>InStream</text:p>
      <text:p text:style-name="P57"><text:tab/>NilClass</text:p>
      <text:p text:style-name="P57"><text:tab/>Numeric</text:p>
      <text:p text:style-name="P57"><text:tab/><text:tab/>Complex</text:p>
      <text:p text:style-name="P57"><text:tab/><text:tab/>Float</text:p>
      <text:p text:style-name="P57"><text:tab/><text:tab/>Integer</text:p>
      <text:p text:style-name="P57"><text:tab/><text:tab/><text:tab/>Bignum</text:p>
      <text:p text:style-name="P57"><text:tab/><text:tab/><text:tab/>Fixnum</text:p>
      <text:p text:style-name="P57"><text:tab/><text:tab/>Rational</text:p>
      <text:p text:style-name="P57"><text:tab/>OutStream</text:p>
      <text:p text:style-name="P57"><text:tab/>Procedure</text:p>
      <text:p text:style-name="P57"><text:tab/>Queue</text:p>
      <text:p text:style-name="P57"><text:tab/>String</text:p>
      <text:p text:style-name="P57"><text:tab/>Thread</text:p>
      <text:p text:style-name="P57"><text:tab/>TrueClass</text:p>
      <text:p text:style-name="P57"><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3618584"/>Classes<text:alphabetical-index-mark-end text:id="IMark14361858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3618584"/>Inheritance<text:alphabetical-index-mark-end text:id="IMark14361858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3618584"/>Methods<text:alphabetical-index-mark-end text:id="IMark143618584"/></text:h>
      <text:p text:style-name="P1">All code in fOOrth is contained in methods. A method is a fragment of code that an object uses to respond to a message that has been sent to that object. In fOOrth there are three sorts of methods:</text:p>
      <text:list xml:id="list5790360987640352534" text:style-name="L13">
        <text:list-item>
          <text:p text:style-name="P91">Shared: Methods that are common to all instances of the class that contains them.</text:p>
        </text:list-item>
        <text:list-item>
          <text:p text:style-name="P91">Exclusive: Methods that are defined for one and only one object (and all of its clones that are created <text:span text:style-name="T2">after</text:span> the exclusive method is defined.).</text:p>
        </text:list-item>
        <text:list-item>
          <text:p text:style-name="P91">Local: Methods that are created in a context and are accessible only in that context. When the context concludes, these methods are no longer accessible.</text:p>
        </text:list-item>
      </text:list>
      <text:h text:style-name="Heading_20_2" text:outline-level="2"><text:alphabetical-index-mark-start text:id="IMark143868728"/>Late Binding<text:alphabetical-index-mark-end text:id="IMark143868728"/> and <text:alphabetical-index-mark-start text:id="IMark117110108"/>Polymorphism<text:alphabetical-index-mark-end text:id="IMark11711010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17110108"/>Prototypes<text:alphabetical-index-mark-end text:id="IMark11711010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17110108"/>Method Mapping<text:alphabetical-index-mark-end text:id="IMark1171101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889938158709649078" text:style-name="L14">
        <text:list-item>
          <text:p text:style-name="P92">The strings used by fOOrth needed to be converted to Ruby symbols to allow code to be executed in Ruby.</text:p>
        </text:list-item>
        <text:list-item>
          <text:p text:style-name="P9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3868728"/>SymbolMap<text:alphabetical-index-mark-end text:id="IMark143868728"/> class. This class creates mappings in one of two ways:</text:p>
      <text:list xml:id="list1833734482066024404" text:style-name="L15">
        <text:list-item>
          <text:p text:style-name="P9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43868728"/>)context<text:alphabetical-index-mark-end text:id="IMark14386872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43868728"/>)context!<text:alphabetical-index-mark-end text:id="IMark143868728"/> is more useful. This method had the immediate attribute, meaning that it executes, even when the mode is deferred or compiling. This allows us to take a peek at the context inside of the working compiler. Consider these examples:</text:p>
      <text:p text:style-name="Code"/>
      <text:p text:style-name="P60">&gt;<text:span text:style-name="T12">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3920536"/>)vm<text:alphabetical-index-mark-end text:id="IMark143920536"/> and its immediate version <text:alphabetical-index-mark-start text:id="IMark143868728"/>)vm!<text:alphabetical-index-mark-end text:id="IMark143868728"/>.</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3868728"/>Routing<text:alphabetical-index-mark-end text:id="IMark143868728"/></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058971962215390986" text:style-name="L16">
        <text:list-item>
          <text:p text:style-name="P94">The defining word used to create the method.</text:p>
        </text:list-item>
        <text:list-item>
          <text:p text:style-name="P94">The receiver of the defining word used to create the method.</text:p>
        </text:list-item>
        <text:list-item>
          <text:p text:style-name="P9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ext:soft-page-break/>The lead character determines the routing:</text:p>
      <text:list xml:id="list5145245193125148487"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5397708" text:continue-numbering="true" text:style-name="L17">
        <text:list-item>
          <text:p text:style-name="P95">“.” - indicates that the message is routed to the top-of-stack element (TOS)</text:p>
        </text:list-item>
        <text:list-item>
          <text:p text:style-name="P95">“~” - indicates that the message is routed to the “self” entity of the method (see the section Self below). Since these messages are only routed to the object itself, they are in effect private methods.</text:p>
        </text:list-item>
        <text:list-item>
          <text:p text:style-name="P9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18646628"/>:<text:alphabetical-index-mark-end text:id="IMark118646628"/></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18646628"/>.:<text:alphabetical-index-mark-end text:id="IMark118646628"/></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18646628"/>.::<text:alphabetical-index-mark-end text:id="IMark118646628"/></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6">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43654972"/>do_map_name<text:alphabetical-index-mark-end text:id="IMark14365497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068472"/>F10: <text:change-end text:change-id="ct226068472"/>?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43654972"/>self<text:alphabetical-index-mark-end text:id="IMark143654972"/>”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656950890441948441" text:style-name="L18">
        <text:list-item>
          <text:p text:style-name="P9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6">For TOS routed methods, access to self is as simple as “self .method_name”. This was done in the MyClass example above. The self value is a free value that does not to be declared.</text:p>
        </text:list-item>
        <text:list-item>
          <text:p text:style-name="P9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6">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3654972"/>.with{<text:alphabetical-index-mark-end text:id="IMark143654972"/>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635072514945168337" text:style-name="L19">
        <text:list-item>
          <text:p text:style-name="P9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7">A .with{ … } clause can be used to take a value and give easy access to that value within the executed block without having to create a local value.</text:p>
        </text:list-item>
        <text:list-item>
          <text:p text:style-name="P97">Access to the self value is generally faster than other forms of access. Thus this construct can yield performance enhancements.</text:p>
        </text:list-item>
      </text:list>
      <text:p text:style-name="P1"/>
      <text:h text:style-name="Heading_20_1" text:outline-level="1"><text:alphabetical-index-mark-start text:id="IMark143654972"/>Boolean<text:alphabetical-index-mark-end text:id="IMark1436549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43657276"/>FalseClass<text:alphabetical-index-mark-end text:id="IMark143657276"/></text:p>
            <text:p text:style-name="P14"><text:alphabetical-index-mark-start text:id="IMark143657276"/>NilClass<text:alphabetical-index-mark-end text:id="IMark143657276"/></text:p>
          </table:table-cell>
          <table:table-cell table:style-name="Table118.B2" office:value-type="string">
            <text:p text:style-name="P14"><text:alphabetical-index-mark-start text:id="IMark143657276"/>Object<text:alphabetical-index-mark-end text:id="IMark143657276"/></text:p>
          </table:table-cell>
        </table:table-row>
      </table:table>
      <text:p text:style-name="P10"/>
      <text:p text:style-name="P11">Note that while false processing occurs in FalseClass and NilClass, true processing occurs in Object and not <text:alphabetical-index-mark-start text:id="IMark143654972"/>TrueClass<text:alphabetical-index-mark-end text:id="IMark1436549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43654972"/>Numeric<text:alphabetical-index-mark-end text:id="IMark1436549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713642841838805481" text:style-name="L20">
        <text:list-item>
          <text:p text:style-name="P98">Integer defines a few “bit” oriented operations that are specific to whole numbers.</text:p>
        </text:list-item>
        <text:list-item>
          <text:p text:style-name="P9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43654972"/>Array<text:alphabetical-index-mark-end text:id="IMark14365497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3529585212514160465" text:style-name="L21">
        <text:list-item>
          <text:p text:style-name="P99">The first two examples both create “empty” arrays with zero data elements. </text:p>
        </text:list-item>
        <text:list-item>
          <text:p text:style-name="P99">Array data do NOT need to be the same “type” of data. Mixing is allowed. </text:p>
        </text:list-item>
        <text:list-item>
          <text:p text:style-name="P99">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9061057302547331315" text:style-name="L22">
        <text:list-item>
          <text:p text:style-name="P100">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3657276"/>.new<text:alphabetical-index-mark-end text:id="IMark143657276"/>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3657276"/>.new{<text:alphabetical-index-mark-end text:id="IMark143657276"/>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43657276"/>x<text:alphabetical-index-mark-end text:id="IMark143657276"/>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43657276"/>}<text:alphabetical-index-mark-end text:id="IMark143657276"/>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43657276"/>.new_size<text:alphabetical-index-mark-end text:id="IMark143657276"/>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3657276"/>.new_value<text:alphabetical-index-mark-end text:id="IMark143657276"/>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3657276"/>.new_values<text:alphabetical-index-mark-end text:id="IMark143657276"/>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3657276"/>!<text:alphabetical-index-mark-end text:id="IMark1436572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3657276"/>+<text:alphabetical-index-mark-end text:id="IMark1436572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3657276"/>.+left<text:alphabetical-index-mark-end text:id="IMark1436572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3657276"/>.+mid<text:alphabetical-index-mark-end text:id="IMark1436572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3657276"/>.+midlr<text:alphabetical-index-mark-end text:id="IMark1436572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3657276"/>.+right<text:alphabetical-index-mark-end text:id="IMark14365727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3657276"/>.-left<text:alphabetical-index-mark-end text:id="IMark14365727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3657276"/>.-mid<text:alphabetical-index-mark-end text:id="IMark14365727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3657276"/>.-midlr<text:alphabetical-index-mark-end text:id="IMark14365727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3657276"/>.-right<text:alphabetical-index-mark-end text:id="IMark14365727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3657276"/>.[]!<text:alphabetical-index-mark-end text:id="IMark143657276"/>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3657276"/>.[]@<text:alphabetical-index-mark-end text:id="IMark143657276"/>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43657276"/>.each{<text:alphabetical-index-mark-end text:id="IMark143657276"/>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43657276"/>v<text:alphabetical-index-mark-end text:id="IMark143657276"/>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43657276"/>x<text:alphabetical-index-mark-end text:id="IMark143657276"/> [current_element_index]</text:h>
            <text:p text:style-name="Text_20_body"><text:soft-page-break/>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43657276"/>}<text:alphabetical-index-mark-end text:id="IMark143657276"/> [after]</text:h>
            <text:p text:style-name="Text_20_body">Routing:<text:span text:style-name="T13">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3657276"/>.left<text:alphabetical-index-mark-end text:id="IMark143657276"/>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43657276"/>.length<text:alphabetical-index-mark-end text:id="IMark14365727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143657276"/>.map{<text:alphabetical-index-mark-end text:id="IMark143657276"/>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43657276"/>v<text:alphabetical-index-mark-end text:id="IMark143657276"/>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43657276"/>x<text:alphabetical-index-mark-end text:id="IMark143657276"/>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43657276"/>}<text:alphabetical-index-mark-end text:id="IMark143657276"/>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43657276"/>.max<text:alphabetical-index-mark-end text:id="IMark14365727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3657276"/>.mid<text:alphabetical-index-mark-end text:id="IMark14365727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43657276"/>.midlr<text:alphabetical-index-mark-end text:id="IMark14365727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43657276"/>.min<text:alphabetical-index-mark-end text:id="IMark14365727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3657276"/>.pp<text:alphabetical-index-mark-end text:id="IMark14365727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43657276"/>.reverse<text:alphabetical-index-mark-end text:id="IMark14365727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3657276"/>.right<text:alphabetical-index-mark-end text:id="IMark143657276"/>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3657276"/>.select{<text:alphabetical-index-mark-end text:id="IMark143657276"/>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7">Code</text:p>
          </table:table-cell>
          <table:table-cell table:style-name="Table431.B2" office:value-type="string">
            <text:p text:style-name="P17">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43657276"/>v<text:alphabetical-index-mark-end text:id="IMark143657276"/>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7">Code</text:p>
          </table:table-cell>
          <table:table-cell table:style-name="Table453.B2" office:value-type="string">
            <text:p text:style-name="P17">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143657276"/>x<text:alphabetical-index-mark-end text:id="IMark143657276"/>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7">Code</text:p>
          </table:table-cell>
          <table:table-cell table:style-name="Table454.B2" office:value-type="string">
            <text:p text:style-name="P17">Result</text:p>
          </table:table-cell>
        </table:table-row>
        <table:table-row table:style-name="Table454.1">
          <table:table-cell table:style-name="Table454.A2" office:value-type="string">
            <text:p text:style-name="Snippet">[ 1 2 3 4 ] .map{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select{ … <text:alphabetical-index-mark-start text:id="IMark143657276"/>}<text:alphabetical-index-mark-end text:id="IMark143657276"/> [after]</text:h>
            <text:p text:style-name="Text_20_body">Routing:<text:span text:style-name="T13">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43657276"/>.shuffle<text:alphabetical-index-mark-end text:id="IMark14365727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3657276"/>.sort<text:alphabetical-index-mark-end text:id="IMark14365727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43657276"/>.strmax<text:alphabetical-index-mark-end text:id="IMark14365727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43657276"/>&lt;&lt;<text:alphabetical-index-mark-end text:id="IMark14365727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3657276"/>@<text:alphabetical-index-mark-end text:id="IMark14365727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43654972"/>Class<text:alphabetical-index-mark-end text:id="IMark14365497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43657276"/>.:<text:alphabetical-index-mark-end text:id="IMark14365727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3657276"/>super<text:alphabetical-index-mark-end text:id="IMark14365727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3657276"/>val:<text:alphabetical-index-mark-end text:id="IMark14365727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43657276"/>var:<text:alphabetical-index-mark-end text:id="IMark14365727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3657276"/>val@:<text:alphabetical-index-mark-end text:id="IMark1436572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43657276"/>var@:<text:alphabetical-index-mark-end text:id="IMark14365727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3657276"/>;<text:alphabetical-index-mark-end text:id="IMark143657276"/>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3657276"/>.is_class?<text:alphabetical-index-mark-end text:id="IMark14365727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43657276"/>.new<text:alphabetical-index-mark-end text:id="IMark143657276"/>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43657276"/>.parent_class<text:alphabetical-index-mark-end text:id="IMark143657276"/>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3657276"/>.subclass:<text:alphabetical-index-mark-end text:id="IMark143657276"/>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43657276"/>.to_s<text:alphabetical-index-mark-end text:id="IMark14365727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43654972"/>Commands<text:alphabetical-index-mark-end text:id="IMark14365497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43657276"/>)methods<text:alphabetical-index-mark-end text:id="IMark143657276"/>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43657276"/>)stubs<text:alphabetical-index-mark-end text:id="IMark143657276"/> []</text:h>
            <text:p text:style-name="Text_20_body">Routing: TOS</text:p>
            <text:p text:style-name="P1">List the stub methods defined for this class. Stubs are place holder methods that serve one of two purposes:</text:p>
            <text:list xml:id="list1954883993277186855" text:style-name="L23">
              <text:list-item>
                <text:p text:style-name="P101">They are abstract methods in a base class that exist so that a sub-class may replace the stub with an actual method. The stub ensures that the compiler uses the correct routing when using the method.</text:p>
              </text:list-item>
              <text:list-item>
                <text:p text:style-name="P101">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72"><text:s text:c="3"/></text:p>
      <text:p text:style-name="Text_20_body"/>
      <text:h text:style-name="Heading_20_1" text:outline-level="1"><text:alphabetical-index-mark-start text:id="IMark143654972"/>Complex<text:alphabetical-index-mark-end text:id="IMark14365497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3655020"/>.cbrt<text:alphabetical-index-mark-end text:id="IMark14365502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3658332"/>.e**<text:alphabetical-index-mark-end text:id="IMark143658332"/>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3655020"/>.split<text:alphabetical-index-mark-end text:id="IMark1436550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3658332"/>.sqrt<text:alphabetical-index-mark-end text:id="IMark143658332"/>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18634836"/>FalseClass<text:alphabetical-index-mark-end text:id="IMark118634836"/></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3658332"/>&amp;&amp;<text:alphabetical-index-mark-end text:id="IMark14365833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3658332"/>^^<text:alphabetical-index-mark-end text:id="IMark14365833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3658332"/>||<text:alphabetical-index-mark-end text:id="IMark14365833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8634836"/>Float<text:alphabetical-index-mark-end text:id="IMark118634836"/></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18633780"/>Hash<text:alphabetical-index-mark-end text:id="IMark118633780"/></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8633780"/><text:span text:style-name="T7">{</text:span><text:alphabetical-index-mark-end text:id="IMark118633780"/>” and the locally defined methods “<text:alphabetical-index-mark-start text:id="IMark118633060"/><text:span text:style-name="T7">-&gt;</text:span><text:alphabetical-index-mark-end text:id="IMark118633060"/>” and “<text:alphabetical-index-mark-start text:id="IMark118633444"/><text:span text:style-name="T7">}</text:span><text:alphabetical-index-mark-end text:id="IMark1186334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5417562" text:continue-list="list3529585212514160465" text:style-name="L21">
        <text:list-item>
          <text:p text:style-name="P99">The first example creates an “empty” hash with zero data elements. </text:p>
        </text:list-item>
        <text:list-item>
          <text:p text:style-name="P99">Hash key and data do NOT need to be the same “type” of data. Mixing is allowed. </text:p>
        </text:list-item>
        <text:list-item>
          <text:p text:style-name="P99">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3658956"/>.[]!<text:alphabetical-index-mark-end text:id="IMark1436589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3658956"/>.[]@<text:alphabetical-index-mark-end text:id="IMark1436589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3658956"/>.keys<text:alphabetical-index-mark-end text:id="IMark143658956"/>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43658956"/>.pp<text:alphabetical-index-mark-end text:id="IMark1436589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43658956"/>.strmax2<text:alphabetical-index-mark-end text:id="IMark1436589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3658956"/>.values<text:alphabetical-index-mark-end text:id="IMark143658956"/>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18633060"/>InStream<text:alphabetical-index-mark-end text:id="IMark11863306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3658956"/>.get_all<text:alphabetical-index-mark-end text:id="IMark1436589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43658956"/>.open<text:alphabetical-index-mark-end text:id="IMark14365895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7">"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3658956"/>.open{<text:alphabetical-index-mark-end text:id="IMark14365895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8"><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3658956"/>.close<text:alphabetical-index-mark-end text:id="IMark1436589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43658956"/>.getc<text:alphabetical-index-mark-end text:id="IMark14365895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3658956"/>.gets<text:alphabetical-index-mark-end text:id="IMark14365895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43658956"/>~getc<text:alphabetical-index-mark-end text:id="IMark14365895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8"><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3658956"/>~gets<text:alphabetical-index-mark-end text:id="IMark14365895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8"><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18633060"/>Integer<text:alphabetical-index-mark-end text:id="IMark11863306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26068576"/><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6068680"/>[an_integer] <text:alphabetical-index-mark-start text:id="IMark118633444"/>.even?<text:alphabetical-index-mark-end text:id="IMark118633444"/> [a_boolean]</text:h>
            <text:p text:style-name="Text_20_body">Routing: TOS</text:p>
            <text:p text:style-name="P1">This method returns true if the integer is even and false if it is odd.<text:change-end text:change-id="ct226068680"/></text:p>
          </table:table-cell>
          <table:covered-table-cell/>
        </table:table-row>
        <table:table-row table:style-name="Table120.1">
          <table:table-cell table:style-name="Table120.A2" office:value-type="string">
            <text:p text:style-name="P17"><text:change-start text:change-id="ct226068784"/>Code<text:change-end text:change-id="ct226068784"/></text:p>
          </table:table-cell>
          <table:table-cell table:style-name="Table120.B2" office:value-type="string">
            <text:p text:style-name="P17"><text:change-start text:change-id="ct226068888"/>Result<text:change-end text:change-id="ct226068888"/></text:p>
          </table:table-cell>
        </table:table-row>
        <table:table-row table:style-name="Table120.1">
          <table:table-cell table:style-name="Table120.A2" office:value-type="string">
            <text:p text:style-name="Snippet"><text:change-start text:change-id="ct226068992"/>2 .even?<text:change-end text:change-id="ct226068992"/></text:p>
          </table:table-cell>
          <table:table-cell table:style-name="Table120.B2" office:value-type="string">
            <text:p text:style-name="P2"><text:change-start text:change-id="ct226069096"/>true<text:change-end text:change-id="ct226069096"/></text:p>
          </table:table-cell>
        </table:table-row>
        <table:table-row table:style-name="Table120.1">
          <table:table-cell table:style-name="Table120.A2" office:value-type="string">
            <text:p text:style-name="Snippet"><text:change-start text:change-id="ct226069200"/>3 .even?<text:change-end text:change-id="ct226069200"/></text:p>
          </table:table-cell>
          <table:table-cell table:style-name="Table120.B2" office:value-type="string">
            <text:p text:style-name="P2"><text:change-start text:change-id="ct226069304"/>false<text:change-end text:change-id="ct226069304"/></text:p>
          </table:table-cell>
        </table:table-row>
      </table:table>
      <text:p text:style-name="Text_20_body"><text:change text:change-id="ct226069408"/><text:change-start text:change-id="ct22606951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8633444"/>.gcd<text:alphabetical-index-mark-end text:id="IMark1186334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6069512"/><text:change text:change-id="ct226069616"/><text:change-start text:change-id="ct2260697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18633444"/>.lcm<text:alphabetical-index-mark-end text:id="IMark1186334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6069720"/><text:change text:change-id="ct226069928"/><text:change text:change-id="ct226069824"/><text:change-start text:change-id="ct22607003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18633444"/>.odd?<text:alphabetical-index-mark-end text:id="IMark1186334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6070032"/></text:p>
      <text:p text:style-name="Text_20_body"><text:soft-page-break/></text:p>
      <text:p text:style-name="Text_20_body"><text:change text:change-id="ct226070136"/>.to_i</text:p>
      <text:p text:style-name="Text_20_body"/>
      <text:p text:style-name="Text_20_body">.to_i!<text:change-start text:change-id="ct226070240"/></text:p>
      <text:p text:style-name="Text_20_body"><text:change-end text:change-id="ct2260702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6070344"/>[an_integer] <text:alphabetical-index-mark-start text:id="IMark118633444"/>2*<text:alphabetical-index-mark-end text:id="IMark118633444"/> [an_integer]</text:h>
            <text:p text:style-name="Text_20_body">Routing: TOS</text:p>
            <text:p text:style-name="P1"><text:change-end text:change-id="ct226070344"/><text:change-start text:change-id="ct226070448"/>Double the value of the integer.<text:change-end text:change-id="ct226070448"/></text:p>
          </table:table-cell>
          <table:covered-table-cell/>
        </table:table-row>
        <table:table-row table:style-name="Table124.1">
          <table:table-cell table:style-name="Table124.A2" office:value-type="string">
            <text:p text:style-name="P17"><text:change-start text:change-id="ct226070552"/>Code<text:change-end text:change-id="ct226070552"/></text:p>
          </table:table-cell>
          <table:table-cell table:style-name="Table124.B2" office:value-type="string">
            <text:p text:style-name="P17"><text:change-start text:change-id="ct228565072"/>Result<text:change-end text:change-id="ct228565072"/></text:p>
          </table:table-cell>
        </table:table-row>
        <table:table-row table:style-name="Table124.1">
          <table:table-cell table:style-name="Table124.A2" office:value-type="string">
            <text:p text:style-name="Snippet"><text:change-start text:change-id="ct228565176"/>13 2*<text:change-end text:change-id="ct228565176"/></text:p>
          </table:table-cell>
          <table:table-cell table:style-name="Table124.B2" office:value-type="string">
            <text:p text:style-name="P2"><text:change-start text:change-id="ct228565280"/>26<text:change-end text:change-id="ct228565280"/></text:p>
          </table:table-cell>
        </table:table-row>
      </table:table>
      <text:p text:style-name="Standard"/>
      <text:p text:style-name="Text_20_body"><text:change text:change-id="ct228565384"/><text:change-start text:change-id="ct22856548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8633444"/>2/<text:alphabetical-index-mark-end text:id="IMark1186334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565488"/><text:change text:change-id="ct228565592"/><text:change-start text:change-id="ct228565696"/></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18633444"/>&lt;&lt;<text:alphabetical-index-mark-end text:id="IMark1186334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565696"/><text:change text:change-id="ct228565800"/><text:change-start text:change-id="ct228565904"/></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18633444"/>&gt;&gt;<text:alphabetical-index-mark-end text:id="IMark1186334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565904"/><text:change text:change-id="ct228566008"/><text:change-start text:change-id="ct228566112"/></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18633444"/>and<text:alphabetical-index-mark-end text:id="IMark1186334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566112"/><text:change text:change-id="ct228566216"/><text:change-start text:change-id="ct22856632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8633444"/>com<text:alphabetical-index-mark-end text:id="IMark1186334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566320"/><text:change text:change-id="ct22856642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28566528"/>[an_integer an_integer] <text:alphabetical-index-mark-start text:id="IMark118633444"/>or<text:alphabetical-index-mark-end text:id="IMark118633444"/> [an_integer]</text:h>
            <text:p text:style-name="Text_20_body">Routing: NOS</text:p>
            <text:p text:style-name="P1"><text:change-end text:change-id="ct228566528"/><text:change-start text:change-id="ct228566632"/>Compute the bit-wise inclusive or function of the two integer values.<text:change-end text:change-id="ct228566632"/></text:p>
          </table:table-cell>
          <table:covered-table-cell/>
        </table:table-row>
        <table:table-row table:style-name="Table130.1">
          <table:table-cell table:style-name="Table130.A2" office:value-type="string">
            <text:p text:style-name="P17"><text:change-start text:change-id="ct228566736"/>Code<text:change-end text:change-id="ct228566736"/></text:p>
          </table:table-cell>
          <table:table-cell table:style-name="Table130.B2" office:value-type="string">
            <text:p text:style-name="P17"><text:change-start text:change-id="ct228566840"/>Result<text:change-end text:change-id="ct228566840"/></text:p>
          </table:table-cell>
        </table:table-row>
        <table:table-row table:style-name="Table130.1">
          <table:table-cell table:style-name="Table130.A2" office:value-type="string">
            <text:p text:style-name="Snippet"><text:change-start text:change-id="ct228566944"/>15 40 or<text:change-end text:change-id="ct228566944"/></text:p>
          </table:table-cell>
          <table:table-cell table:style-name="Table130.B2" office:value-type="string">
            <text:p text:style-name="P2"><text:change-start text:change-id="ct228567048"/>47<text:change-end text:change-id="ct228567048"/></text:p>
          </table:table-cell>
        </table:table-row>
      </table:table>
      <text:p text:style-name="Text_20_body"><text:change text:change-id="ct228567152"/><text:change-start text:change-id="ct22856725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8633444"/>xor<text:alphabetical-index-mark-end text:id="IMark1186334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567256"/></text:p>
      <text:p text:style-name="Text_20_body"/>
      <text:h text:style-name="Heading_20_1" text:outline-level="1"><text:alphabetical-index-mark-start text:id="IMark118634644"/><text:alphabetical-index-mark-start text:id="IMark118634308"/><text:alphabetical-index-mark-start text:id="IMark118633828"/>NilClass<text:alphabetical-index-mark-end text:id="IMark118633828"/><text:alphabetical-index-mark-end text:id="IMark118634308"/><text:alphabetical-index-mark-end text:id="IMark11863464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567360"/> </text:p>
      <text:p text:style-name="P1">Note that in Boolean expressions, nil is treated as an alias for false.<text:change-end text:change-id="ct22856736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8633444"/>&amp;&amp;<text:alphabetical-index-mark-end text:id="IMark11863344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28567464"/>nil true &amp;&amp;<text:change-end text:change-id="ct228567464"/></text:p>
          </table:table-cell>
          <table:table-cell table:style-name="Table26.B2" office:value-type="string">
            <text:p text:style-name="P2"><text:change-start text:change-id="ct228567568"/>false<text:change-end text:change-id="ct22856756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8633444"/>^^<text:alphabetical-index-mark-end text:id="IMark11863344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28567672"/>nil <text:change-end text:change-id="ct228567672"/><text:change-start text:change-id="ct228567776"/>false ^^<text:change-end text:change-id="ct228567776"/></text:p>
          </table:table-cell>
          <table:table-cell table:style-name="Table27.B2" office:value-type="string">
            <text:p text:style-name="P2"><text:change-start text:change-id="ct228567880"/>false<text:change-end text:change-id="ct228567880"/></text:p>
          </table:table-cell>
        </table:table-row>
        <table:table-row table:style-name="Table27.2">
          <table:table-cell table:style-name="Table27.A2" office:value-type="string">
            <text:p text:style-name="Snippet"><text:change-start text:change-id="ct228567984"/>nil true ^^<text:change-end text:change-id="ct228567984"/></text:p>
          </table:table-cell>
          <table:table-cell table:style-name="Table27.B2" office:value-type="string">
            <text:p text:style-name="P2"><text:change-start text:change-id="ct228568088"/>true<text:change-end text:change-id="ct22856808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8633444"/>||<text:alphabetical-index-mark-end text:id="IMark11863344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28568192"/>nil false ||<text:change-end text:change-id="ct228568192"/></text:p>
          </table:table-cell>
          <table:table-cell table:style-name="Table28.B2" office:value-type="string">
            <text:p text:style-name="P2"><text:change-start text:change-id="ct228568296"/>false<text:change-end text:change-id="ct228568296"/></text:p>
          </table:table-cell>
        </table:table-row>
        <table:table-row table:style-name="Table28.2">
          <table:table-cell table:style-name="Table28.A2" office:value-type="string">
            <text:p text:style-name="Snippet"><text:change-start text:change-id="ct228568400"/>nil true ||<text:change-end text:change-id="ct228568400"/></text:p>
          </table:table-cell>
          <table:table-cell table:style-name="Table28.B2" office:value-type="string">
            <text:p text:style-name="P2"><text:change-start text:change-id="ct228568504"/>true<text:change-end text:change-id="ct228568504"/></text:p>
          </table:table-cell>
        </table:table-row>
      </table:table>
      <text:p text:style-name="Text_20_body"/>
      <text:h text:style-name="Heading_20_1" text:outline-level="1"><text:alphabetical-index-mark-start text:id="IMark118634644"/>Numeric<text:alphabetical-index-mark-end text:id="IMark11863464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28568608"/><text:change-start text:change-id="ct228568712"/>The Numeric class is the abstract base class for num<text:change-end text:change-id="ct228568712"/><text:change-start text:change-id="ct228568816"/>eric data. It is the location for the vast majority of methods that act on such data. In use, data will be instances of <text:change-end text:change-id="ct228568816"/><text:change-start text:change-id="ct228568920"/>Complex, Float, Integer (via Bignum and Fixnum), and Rational data.<text:change-end text:change-id="ct228568920"/><text:change-start text:change-id="ct228569024"/></text:p>
      <text:h text:style-name="Heading_20_2" text:outline-level="2">Specia<text:change-end text:change-id="ct228569024"/><text:change-start text:change-id="ct228605952"/>l Numeric Values</text:h>
      <text:p text:style-name="Text_20_body"><text:change-end text:change-id="ct2286059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18633444"/>-infinity<text:alphabetical-index-mark-end text:id="IMark118633444"/>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860605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18633444"/>dpr<text:alphabetical-index-mark-end text:id="IMark11863344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8606056"/><text:change-start text:change-id="ct228606160"/></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18633444"/>e<text:alphabetical-index-mark-end text:id="IMark11863344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86061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18633444"/>epsilon<text:alphabetical-index-mark-end text:id="IMark118633444"/>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18633444"/>infinity<text:alphabetical-index-mark-end text:id="IMark118633444"/>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18633444"/>max_float<text:alphabetical-index-mark-end text:id="IMark11863344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18633444"/>min_float<text:alphabetical-index-mark-end text:id="IMark11863344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18633444"/>nan<text:alphabetical-index-mark-end text:id="IMark118633444"/>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86073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18633444"/>pi<text:alphabetical-index-mark-end text:id="IMark11863344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4"><text:change-start text:change-id="ct228606264"/>In 1897, <text:change-end text:change-id="ct228606264"/>several<text:change-start text:change-id="ct228606368"/> attempt<text:change-end text:change-id="ct228606368"/>s<text:change-start text:change-id="ct228606472"/> w<text:change-end text:change-id="ct228606472"/>ere<text:change-start text:change-id="ct228606576"/> made <text:change-end text:change-id="ct228606576"/><text:change-start text:change-id="ct228606680"/>to legislate the value of pi<text:change-end text:change-id="ct228606680"/> to a number of incorrectly computed values<text:change-start text:change-id="ct228606784"/>. Fortunately, th<text:change-end text:change-id="ct228606784"/>e<text:change-start text:change-id="ct228606888"/>s<text:change-end text:change-id="ct228606888"/>e<text:change-start text:change-id="ct228606992"/> effort<text:change-end text:change-id="ct228606992"/>s<text:change-start text:change-id="ct228607096"/> w<text:change-end text:change-id="ct228607096"/>ere<text:change-start text:change-id="ct228607200"/> unsuccessful.<text:change-end text:change-id="ct228607200"/></text:p></text:note-body></text:note></text:p>
          </table:table-cell>
        </table:table-row>
      </table:table>
      <text:p text:style-name="Text_20_body"><text:change-end text:change-id="ct228607304"/></text:p>
      <text:h text:style-name="Heading_20_2" text:outline-level="2">Instance Methods</text:h>
      <text:p text:style-name="Text_20_body"><text:change text:change-id="ct228607408"/><text:change-start text:change-id="ct22860751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18633444"/>*<text:alphabetical-index-mark-end text:id="IMark11863344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28607512"/><text:change text:change-id="ct2286076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8607720"/>[a_numeric a_numeric] <text:alphabetical-index-mark-start text:id="IMark118633444"/>**<text:alphabetical-index-mark-end text:id="IMark118633444"/> [a_numeric]</text:h>
            <text:p text:style-name="Text_20_body">Routing: NOS</text:p>
            <text:p text:style-name="P1"><text:change-end text:change-id="ct228607720"/><text:change-start text:change-id="ct228607824"/>The exponentiation operator is impleme<text:change-end text:change-id="ct228607824"/><text:change-start text:change-id="ct228607928"/>nted by this method. Note the the second operand, the power, is converted to a Float first.<text:change-end text:change-id="ct228607928"/></text:p>
          </table:table-cell>
          <table:covered-table-cell/>
        </table:table-row>
        <table:table-row table:style-name="Table133.1">
          <table:table-cell table:style-name="Table133.A2" office:value-type="string">
            <text:p text:style-name="P17"><text:change-start text:change-id="ct228608032"/>Code<text:change-end text:change-id="ct228608032"/></text:p>
          </table:table-cell>
          <table:table-cell table:style-name="Table133.B2" office:value-type="string">
            <text:p text:style-name="P17"><text:change-start text:change-id="ct228608136"/>Result<text:change-end text:change-id="ct228608136"/></text:p>
          </table:table-cell>
        </table:table-row>
        <table:table-row table:style-name="Table133.1">
          <table:table-cell table:style-name="Table133.A2" office:value-type="string">
            <text:p text:style-name="Snippet"><text:change-start text:change-id="ct228608240"/>2 10 **<text:change-end text:change-id="ct228608240"/></text:p>
          </table:table-cell>
          <table:table-cell table:style-name="Table133.B2" office:value-type="string">
            <text:p text:style-name="P2"><text:change-start text:change-id="ct228608344"/>1024<text:change-end text:change-id="ct228608344"/></text:p>
          </table:table-cell>
        </table:table-row>
        <table:table-row table:style-name="Table133.1">
          <table:table-cell table:style-name="Table133.A2" office:value-type="string">
            <text:p text:style-name="Snippet"><text:change-start text:change-id="ct228608448"/>3 4 **<text:change-end text:change-id="ct228608448"/></text:p>
          </table:table-cell>
          <table:table-cell table:style-name="Table133.B2" office:value-type="string">
            <text:p text:style-name="P2"><text:change-start text:change-id="ct228608552"/>81<text:change-end text:change-id="ct228608552"/></text:p>
          </table:table-cell>
        </table:table-row>
        <table:table-row table:style-name="Table133.1">
          <table:table-cell table:style-name="Table133.A2" office:value-type="string">
            <text:p text:style-name="Snippet"><text:change-start text:change-id="ct228608656"/>2 1/2 <text:change-end text:change-id="ct228608656"/><text:change-start text:change-id="ct228608760"/>**<text:change-end text:change-id="ct228608760"/></text:p>
          </table:table-cell>
          <table:table-cell table:style-name="Table133.B2" office:value-type="string">
            <text:p text:style-name="P2"><text:change-start text:change-id="ct228608864"/>1.4142135623730951<text:change-end text:change-id="ct228608864"/></text:p>
          </table:table-cell>
        </table:table-row>
      </table:table>
      <text:p text:style-name="Text_20_body"/>
      <text:p text:style-name="Text_20_body"><text:change text:change-id="ct2286089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8609072"/>[a_numeric a_numeric] <text:alphabetical-index-mark-start text:id="IMark118633444"/>+<text:alphabetical-index-mark-end text:id="IMark118633444"/> [a_numeric]</text:h>
            <text:p text:style-name="Text_20_body">Routing: NOS</text:p>
            <text:p text:style-name="P1">The addition operator is implemented by this method.<text:change-end text:change-id="ct228609072"/></text:p>
          </table:table-cell>
          <table:covered-table-cell/>
        </table:table-row>
        <table:table-row table:style-name="Table134.1">
          <table:table-cell table:style-name="Table134.A2" office:value-type="string">
            <text:p text:style-name="P17"><text:change-start text:change-id="ct228609176"/>Code<text:change-end text:change-id="ct228609176"/></text:p>
          </table:table-cell>
          <table:table-cell table:style-name="Table134.B2" office:value-type="string">
            <text:p text:style-name="P17"><text:change-start text:change-id="ct228609280"/>Result<text:change-end text:change-id="ct228609280"/></text:p>
          </table:table-cell>
        </table:table-row>
        <table:table-row table:style-name="Table134.1">
          <table:table-cell table:style-name="Table134.A2" office:value-type="string">
            <text:p text:style-name="Snippet"><text:change-start text:change-id="ct228609384"/>1 1 +<text:change-end text:change-id="ct228609384"/></text:p>
          </table:table-cell>
          <table:table-cell table:style-name="Table134.B2" office:value-type="string">
            <text:p text:style-name="P2"><text:change-start text:change-id="ct228609488"/>2<text:change-end text:change-id="ct228609488"/></text:p>
          </table:table-cell>
        </table:table-row>
        <table:table-row table:style-name="Table134.1">
          <table:table-cell table:style-name="Table134.A2" office:value-type="string">
            <text:p text:style-name="Snippet"><text:change-start text:change-id="ct228609592"/>1.0 7.2 +<text:change-end text:change-id="ct228609592"/></text:p>
          </table:table-cell>
          <table:table-cell table:style-name="Table134.B2" office:value-type="string">
            <text:p text:style-name="P2"><text:change-start text:change-id="ct228609696"/>8.2<text:change-end text:change-id="ct228609696"/></text:p>
          </table:table-cell>
        </table:table-row>
        <table:table-row table:style-name="Table134.1">
          <table:table-cell table:style-name="Table134.A2" office:value-type="string">
            <text:p text:style-name="Snippet"><text:change-start text:change-id="ct228609800"/>1/2<text:change-end text:change-id="ct228609800"/><text:change-start text:change-id="ct228609904"/> 1/3 +<text:change-end text:change-id="ct228609904"/></text:p>
          </table:table-cell>
          <table:table-cell table:style-name="Table134.B2" office:value-type="string">
            <text:p text:style-name="P2"><text:change-start text:change-id="ct228610048"/>5/6<text:change-end text:change-id="ct228610048"/></text:p>
          </table:table-cell>
        </table:table-row>
        <table:table-row table:style-name="Table134.1">
          <table:table-cell table:style-name="Table134.A2" office:value-type="string">
            <text:p text:style-name="Snippet"><text:change-start text:change-id="ct228610152"/>1+2i 1+3i<text:change-end text:change-id="ct228610152"/><text:change-start text:change-id="ct228610256"/> +<text:change-end text:change-id="ct228610256"/></text:p>
          </table:table-cell>
          <table:table-cell table:style-name="Table134.B2" office:value-type="string">
            <text:p text:style-name="P2"><text:change-start text:change-id="ct228610360"/>2+5i<text:change-end text:change-id="ct228610360"/></text:p>
          </table:table-cell>
        </table:table-row>
      </table:table>
      <text:p text:style-name="Text_20_body"><text:change text:change-id="ct228610464"/><text:change-start text:change-id="ct22861056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18633444"/>-<text:alphabetical-index-mark-end text:id="IMark11863344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8610568"/><text:change text:change-id="ct228610776"/><text:change text:change-id="ct228610672"/><text:change-start text:change-id="ct22861088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18633444"/>.1/x<text:alphabetical-index-mark-end text:id="IMark11863344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8610880"/><text:change text:change-id="ct228610984"/><text:change-start text:change-id="ct2286110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18633444"/>.10**<text:alphabetical-index-mark-end text:id="IMark118633444"/>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8611088"/><text:change text:change-id="ct228611192"/><text:change-start text:change-id="ct22861129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18633444"/>.2**<text:alphabetical-index-mark-end text:id="IMark118633444"/>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8611296"/><text:change text:change-id="ct228611504"/><text:change text:change-id="ct228611400"/><text:change-start text:change-id="ct22861160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18633444"/>.abs<text:alphabetical-index-mark-end text:id="IMark11863344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8611608"/><text:change text:change-id="ct22861171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8611816"/>[a_numeric] <text:alphabetical-index-mark-start text:id="IMark118633444"/>.acos<text:alphabetical-index-mark-end text:id="IMark118633444"/> [a_float]</text:h>
            <text:p text:style-name="Text_20_body">Routing: TOS</text:p>
            <text:p text:style-name="P1">This method computes the arc-cosine (cos(x)<text:span text:style-name="T11">-1</text:span>) of the value. That is it computes the angle in radians <text:change-end text:change-id="ct228611816"/><text:change-start text:change-id="ct228612232"/>whose cosine is the argument<text:note text:id="ftn65" text:note-class="footnote"><text:note-citation>65</text:note-citation><text:note-body><text:p text:style-name="Footnote"><text:change-start text:change-id="ct228611920"/>Please s<text:change-end text:change-id="ct228611920"/><text:change-start text:change-id="ct228612024"/>ee <text:a xlink:type="simple" xlink:href="http://en.wikipedia.org/wiki/Inverse_trigonometric_functions" text:style-name="Internet_20_link" text:visited-style-name="Visited_20_Internet_20_Link">http://en.wikipedia.org/wiki/Inverse_trigonometric_functions</text:a> for m<text:change-end text:change-id="ct228612024"/><text:change-start text:change-id="ct228612128"/>ore details on inverse trigonometric functions.<text:change-end text:change-id="ct228612128"/></text:p></text:note-body></text:note>.<text:change-end text:change-id="ct228612232"/><text:change-start text:change-id="ct228612336"/> <text:span text:style-name="T11"><text:s text:c="11"/></text:span><text:change-end text:change-id="ct228612336"/></text:p>
          </table:table-cell>
          <table:covered-table-cell/>
        </table:table-row>
        <table:table-row table:style-name="Table140.1">
          <table:table-cell table:style-name="Table140.A2" office:value-type="string">
            <text:p text:style-name="P17"><text:change-start text:change-id="ct228612440"/>Code<text:change-end text:change-id="ct228612440"/></text:p>
          </table:table-cell>
          <table:table-cell table:style-name="Table140.B2" office:value-type="string">
            <text:p text:style-name="P17"><text:change-start text:change-id="ct228612544"/>Result<text:change-end text:change-id="ct228612544"/></text:p>
          </table:table-cell>
        </table:table-row>
        <table:table-row table:style-name="Table140.1">
          <table:table-cell table:style-name="Table140.A2" office:value-type="string">
            <text:p text:style-name="Snippet"><text:change-start text:change-id="ct228612648"/>1 .acos<text:change-end text:change-id="ct228612648"/></text:p>
          </table:table-cell>
          <table:table-cell table:style-name="Table140.B2" office:value-type="string">
            <text:p text:style-name="P2"><text:change-start text:change-id="ct228612752"/>0.0<text:change-end text:change-id="ct228612752"/></text:p>
          </table:table-cell>
        </table:table-row>
        <table:table-row table:style-name="Table140.1">
          <table:table-cell table:style-name="Table140.A2" office:value-type="string">
            <text:p text:style-name="Snippet"><text:change-start text:change-id="ct228612856"/>0 .acos<text:change-end text:change-id="ct228612856"/></text:p>
          </table:table-cell>
          <table:table-cell table:style-name="Table140.B2" office:value-type="string">
            <text:p text:style-name="P2"><text:change-start text:change-id="ct228612960"/>1.5707963267948966<text:change-end text:change-id="ct228612960"/></text:p>
          </table:table-cell>
        </table:table-row>
      </table:table>
      <text:p text:style-name="Text_20_body"><text:change text:change-id="ct22861306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8613376"/>[a_numeric] <text:alphabetical-index-mark-start text:id="IMark118633444"/>.acosh<text:alphabetical-index-mark-end text:id="IMark118633444"/>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286131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8613168"/><text:change-start text:change-id="ct228613272"/>bolic trigonometric functions.<text:change-end text:change-id="ct228613272"/></text:p></text:note-body></text:note>.<text:change-end text:change-id="ct228613376"/></text:p>
          </table:table-cell>
          <table:covered-table-cell/>
        </table:table-row>
        <table:table-row table:style-name="Table141.1">
          <table:table-cell table:style-name="Table141.A2" office:value-type="string">
            <text:p text:style-name="P17"><text:change-start text:change-id="ct228613480"/>Code<text:change-end text:change-id="ct228613480"/></text:p>
          </table:table-cell>
          <table:table-cell table:style-name="Table141.B2" office:value-type="string">
            <text:p text:style-name="P17"><text:change-start text:change-id="ct228613584"/>Result<text:change-end text:change-id="ct2286135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86136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8613792"/>[a_numeric] <text:alphabetical-index-mark-start text:id="IMark118633444"/>.angle<text:alphabetical-index-mark-end text:id="IMark118633444"/> [a_float]</text:h>
            <text:p text:style-name="Text_20_body">Routing:<text:change-end text:change-id="ct228613792"/> TOS<text:change-start text:change-id="ct228613896"/></text:p>
            <text:p text:style-name="P1"><text:change-end text:change-id="ct2286138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28614000"/>Code<text:change-end text:change-id="ct228614000"/></text:p>
          </table:table-cell>
          <table:table-cell table:style-name="Table142.B2" office:value-type="string">
            <text:p text:style-name="P17"><text:change-start text:change-id="ct228614144"/>Result<text:change-end text:change-id="ct2286141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861424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8614352"/>[a_numeric] <text:alphabetical-index-mark-start text:id="IMark118633444"/>.asin<text:alphabetical-index-mark-end text:id="IMark118633444"/> [a_<text:change-end text:change-id="ct228614352"/>float<text:change-start text:change-id="ct228614456"/>]</text:h>
            <text:p text:style-name="Text_20_body">Routing:<text:change-end text:change-id="ct228614456"/> TOS<text:change-start text:change-id="ct228614560"/></text:p>
            <text:p text:style-name="P1"><text:change-end text:change-id="ct22861456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28614664"/>Code<text:change-end text:change-id="ct228614664"/></text:p>
          </table:table-cell>
          <table:table-cell table:style-name="Table143.B2" office:value-type="string">
            <text:p text:style-name="P17"><text:change-start text:change-id="ct228614768"/>Result<text:change-end text:change-id="ct2286147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861487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8614976"/>[a_numeric] <text:alphabetical-index-mark-start text:id="IMark118633444"/>.asinh<text:alphabetical-index-mark-end text:id="IMark118633444"/> [a_<text:change-end text:change-id="ct228614976"/>float<text:change-start text:change-id="ct228615080"/>]</text:h>
            <text:p text:style-name="Text_20_body">Routing:<text:change-end text:change-id="ct228615080"/> TOS<text:change-start text:change-id="ct228615184"/></text:p>
            <text:p text:style-name="P1"><text:change-end text:change-id="ct22861518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28615288"/>Code<text:change-end text:change-id="ct228615288"/></text:p>
          </table:table-cell>
          <table:table-cell table:style-name="Table144.B2" office:value-type="string">
            <text:p text:style-name="P17"><text:change-start text:change-id="ct228615392"/>Result<text:change-end text:change-id="ct2286153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861549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8615600"/>[a_numeric] <text:alphabetical-index-mark-start text:id="IMark118633444"/>.atan<text:alphabetical-index-mark-end text:id="IMark118633444"/> [a_<text:change-end text:change-id="ct228615600"/>float<text:change-start text:change-id="ct228615704"/>]</text:h>
            <text:p text:style-name="Text_20_body">Routing:<text:change-end text:change-id="ct228615704"/> TOS<text:change-start text:change-id="ct228615808"/></text:p>
            <text:p text:style-name="P1"><text:change-end text:change-id="ct22861580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28615912"/>Code<text:change-end text:change-id="ct228615912"/></text:p>
          </table:table-cell>
          <table:table-cell table:style-name="Table145.B2" office:value-type="string">
            <text:p text:style-name="P17"><text:change-start text:change-id="ct228616016"/>Result<text:change-end text:change-id="ct2286160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861612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8616224"/>[a_numeric a_numeric] <text:alphabetical-index-mark-start text:id="IMark118633444"/>.atan2<text:alphabetical-index-mark-end text:id="IMark118633444"/> [a_<text:change-end text:change-id="ct228616224"/>float<text:change-start text:change-id="ct228616328"/>]</text:h>
            <text:p text:style-name="Text_20_body">Routing:<text:change-end text:change-id="ct228616328"/> TOS<text:change-start text:change-id="ct228616432"/></text:p>
            <text:p text:style-name="P1"><text:change-end text:change-id="ct2286164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28616536"/>Code<text:change-end text:change-id="ct228616536"/></text:p>
          </table:table-cell>
          <table:table-cell table:style-name="Table146.B2" office:value-type="string">
            <text:p text:style-name="P17"><text:change-start text:change-id="ct228616640"/>Result<text:change-end text:change-id="ct2286166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8616848"/><text:change text:change-id="ct22861674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8616952"/>[a_numeric] <text:alphabetical-index-mark-start text:id="IMark118633444"/>.atanh<text:alphabetical-index-mark-end text:id="IMark118633444"/> [a_<text:change-end text:change-id="ct228616952"/>float<text:change-start text:change-id="ct228617056"/>]</text:h>
            <text:p text:style-name="Text_20_body">Routing:<text:change-end text:change-id="ct228617056"/> TOS<text:change-start text:change-id="ct228617160"/></text:p>
            <text:p text:style-name="P1"><text:change-end text:change-id="ct22861716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28617264"/>Code<text:change-end text:change-id="ct228617264"/></text:p>
          </table:table-cell>
          <table:table-cell table:style-name="Table147.B2" office:value-type="string">
            <text:p text:style-name="P17"><text:change-start text:change-id="ct228617368"/>Result<text:change-end text:change-id="ct2286173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861747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8617576"/>[a_numeric a_numeric] <text:alphabetical-index-mark-start text:id="IMark118633444"/>.c2p<text:alphabetical-index-mark-end text:id="IMark118633444"/> [a_<text:change-end text:change-id="ct228617576"/>float<text:change-start text:change-id="ct228617680"/> a_<text:change-end text:change-id="ct228617680"/>float<text:change-start text:change-id="ct228617784"/>]</text:h>
            <text:p text:style-name="Text_20_body">Routing: TOS</text:p>
            <text:p text:style-name="P1"><text:change-end text:change-id="ct2286177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28617888"/>Code<text:change-end text:change-id="ct228617888"/></text:p>
          </table:table-cell>
          <table:table-cell table:style-name="Table148.B2" office:value-type="string">
            <text:p text:style-name="P17"><text:change-start text:change-id="ct228617992"/>Result<text:change-end text:change-id="ct2286179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8618240"/><text:change text:change-id="ct2286180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8618344"/>[a_numeric] <text:alphabetical-index-mark-start text:id="IMark118633444"/>.cbrt<text:alphabetical-index-mark-end text:id="IMark118633444"/> [a_<text:change-end text:change-id="ct228618344"/>float<text:change-start text:change-id="ct228618448"/>]</text:h>
            <text:p text:style-name="Text_20_body">Routing:<text:change-end text:change-id="ct228618448"/> TOS<text:change-start text:change-id="ct228618552"/></text:p>
            <text:p text:style-name="P1"><text:change-end text:change-id="ct228618552"/>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28618656"/>Code<text:change-end text:change-id="ct228618656"/></text:p>
          </table:table-cell>
          <table:table-cell table:style-name="Table149.B2" office:value-type="string">
            <text:p text:style-name="P17"><text:change-start text:change-id="ct228618760"/>Result<text:change-end text:change-id="ct2286187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86188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8618968"/>[a_numeric] <text:alphabetical-index-mark-start text:id="IMark118633444"/>.ceil<text:alphabetical-index-mark-end text:id="IMark118633444"/> [a<text:change-end text:change-id="ct228618968"/>n<text:change-start text:change-id="ct228619072"/>_<text:change-end text:change-id="ct228619072"/>integer<text:change-start text:change-id="ct228619176"/>]</text:h>
            <text:p text:style-name="Text_20_body">Routing:<text:change-end text:change-id="ct228619176"/> TOS<text:change-start text:change-id="ct228619280"/></text:p>
            <text:p text:style-name="P1"><text:change-end text:change-id="ct228619280"/>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28619384"/>Code<text:change-end text:change-id="ct228619384"/></text:p>
          </table:table-cell>
          <table:table-cell table:style-name="Table150.B2" office:value-type="string">
            <text:p text:style-name="P17"><text:change-start text:change-id="ct228619488"/>Result<text:change-end text:change-id="ct22861948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861959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8619696"/>[a_numeric] <text:alphabetical-index-mark-start text:id="IMark118633444"/>.conjugate<text:alphabetical-index-mark-end text:id="IMark118633444"/> [a_numeric]</text:h>
            <text:p text:style-name="Text_20_body">Routing:<text:change-end text:change-id="ct228619696"/> TOS<text:change-start text:change-id="ct228619800"/></text:p>
            <text:p text:style-name="P1"><text:change-end text:change-id="ct228619800"/>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28619904"/>Code<text:change-end text:change-id="ct228619904"/></text:p>
          </table:table-cell>
          <table:table-cell table:style-name="Table151.B2" office:value-type="string">
            <text:p text:style-name="P17"><text:change-start text:change-id="ct228620008"/>Result<text:change-end text:change-id="ct22862000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862011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8620216"/>[a_numeric] <text:alphabetical-index-mark-start text:id="IMark118633444"/>.cos<text:alphabetical-index-mark-end text:id="IMark118633444"/> [a_<text:change-end text:change-id="ct228620216"/>float<text:change-start text:change-id="ct228620320"/>]</text:h>
            <text:p text:style-name="Text_20_body">Routing:<text:change-end text:change-id="ct228620320"/> TOS<text:change-start text:change-id="ct228620424"/></text:p>
            <text:p text:style-name="P1"><text:change-end text:change-id="ct228620424"/>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28620528"/>Code<text:change-end text:change-id="ct228620528"/></text:p>
          </table:table-cell>
          <table:table-cell table:style-name="Table152.B2" office:value-type="string">
            <text:p text:style-name="P17"><text:change-start text:change-id="ct228620632"/>Result<text:change-end text:change-id="ct22862063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8620840"/><text:change text:change-id="ct22862073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8620944"/>[a_numeric] <text:alphabetical-index-mark-start text:id="IMark118633444"/>.cosh<text:alphabetical-index-mark-end text:id="IMark118633444"/> [a_<text:change-end text:change-id="ct228620944"/>float<text:change-start text:change-id="ct228621048"/>]</text:h>
            <text:p text:style-name="Text_20_body">Routing:<text:change-end text:change-id="ct228621048"/> TOS<text:change-start text:change-id="ct228621152"/></text:p>
            <text:p text:style-name="P1"><text:change-end text:change-id="ct228621152"/>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28621256"/>Code<text:change-end text:change-id="ct228621256"/></text:p>
          </table:table-cell>
          <table:table-cell table:style-name="Table153.B2" office:value-type="string">
            <text:p text:style-name="P17"><text:change-start text:change-id="ct228621360"/>Result<text:change-end text:change-id="ct22862136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862146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8621568"/>[a_numeric] <text:alphabetical-index-mark-start text:id="IMark118633444"/>.cube<text:alphabetical-index-mark-end text:id="IMark118633444"/> [a_numeric]</text:h>
            <text:p text:style-name="Text_20_body">Routing:<text:change-end text:change-id="ct228621568"/> TOS<text:change-start text:change-id="ct228621672"/></text:p>
            <text:p text:style-name="P1"><text:change-end text:change-id="ct228621672"/>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28621776"/>Code<text:change-end text:change-id="ct228621776"/></text:p>
          </table:table-cell>
          <table:table-cell table:style-name="Table154.B2" office:value-type="string">
            <text:p text:style-name="P17"><text:change-start text:change-id="ct228621880"/>Result<text:change-end text:change-id="ct22862188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862198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8622088"/>[a_numeric] <text:alphabetical-index-mark-start text:id="IMark118633444"/>.d2r<text:alphabetical-index-mark-end text:id="IMark118633444"/> [a_<text:change-end text:change-id="ct228622088"/>float<text:change-start text:change-id="ct228622192"/>]</text:h>
            <text:p text:style-name="Text_20_body">Routing:<text:change-end text:change-id="ct228622192"/> TOS<text:change-start text:change-id="ct228626344"/></text:p>
            <text:p text:style-name="P1"><text:change-end text:change-id="ct228626344"/>This method converts the argument number from degrees to radians.</text:p>
          </table:table-cell>
          <table:covered-table-cell/>
        </table:table-row>
        <table:table-row table:style-name="Table155.1">
          <table:table-cell table:style-name="Table155.A2" office:value-type="string">
            <text:p text:style-name="P17"><text:change-start text:change-id="ct228626448"/>Code<text:change-end text:change-id="ct228626448"/></text:p>
          </table:table-cell>
          <table:table-cell table:style-name="Table155.B2" office:value-type="string">
            <text:p text:style-name="P17"><text:change-start text:change-id="ct228626552"/>Result<text:change-end text:change-id="ct2286265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8626656"/></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28626760"/>[a_numeric] <text:alphabetical-index-mark-start text:id="IMark118633444"/>.denominator<text:alphabetical-index-mark-end text:id="IMark118633444"/> [a<text:change-end text:change-id="ct228626760"/>n<text:change-start text:change-id="ct228626864"/>_<text:change-end text:change-id="ct228626864"/>integer<text:change-start text:change-id="ct228626968"/>]</text:h>
            <text:p text:style-name="Text_20_body">Routing:<text:change-end text:change-id="ct228626968"/> TOS<text:change-start text:change-id="ct228627072"/></text:p>
            <text:p text:style-name="P1"><text:change-end text:change-id="ct2286270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28627176"/>Code<text:change-end text:change-id="ct228627176"/></text:p>
          </table:table-cell>
          <table:table-cell table:style-name="Table156.B2" office:value-type="string">
            <text:p text:style-name="P17"><text:change-start text:change-id="ct228627280"/>Result<text:change-end text:change-id="ct2286272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86273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8627488"/>[a_numeric] <text:alphabetical-index-mark-start text:id="IMark118633444"/>.e**<text:alphabetical-index-mark-end text:id="IMark118633444"/> [a_<text:change-end text:change-id="ct228627488"/>float<text:change-start text:change-id="ct228627592"/>]</text:h>
            <text:p text:style-name="Text_20_body">Routing:<text:change-end text:change-id="ct228627592"/> TOS<text:change-start text:change-id="ct228627696"/></text:p>
            <text:p text:style-name="P1"><text:change-end text:change-id="ct228627696"/>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28627800"/>Code<text:change-end text:change-id="ct228627800"/></text:p>
          </table:table-cell>
          <table:table-cell table:style-name="Table157.B2" office:value-type="string">
            <text:p text:style-name="P17"><text:change-start text:change-id="ct228627904"/>Result<text:change-end text:change-id="ct2286279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86280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8628112"/>[a_numeric] <text:alphabetical-index-mark-start text:id="IMark118633444"/>.emit<text:alphabetical-index-mark-end text:id="IMark118633444"/> []</text:h>
            <text:p text:style-name="Text_20_body">Routing:<text:change-end text:change-id="ct228628112"/> TOS<text:change-start text:change-id="ct228628216"/></text:p>
            <text:p text:style-name="P1"><text:change-end text:change-id="ct228628216"/>This method emits a character with the code of numeric argument.</text:p>
          </table:table-cell>
          <table:covered-table-cell/>
        </table:table-row>
        <table:table-row table:style-name="Table158.1">
          <table:table-cell table:style-name="Table158.A2" office:value-type="string">
            <text:p text:style-name="P17"><text:change-start text:change-id="ct228628320"/>Code<text:change-end text:change-id="ct228628320"/></text:p>
          </table:table-cell>
          <table:table-cell table:style-name="Table158.B2" office:value-type="string">
            <text:p text:style-name="P17"><text:change-start text:change-id="ct228628424"/>Result<text:change-end text:change-id="ct2286284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8628632"/><text:change text:change-id="ct22862852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8628736"/>[a_numeric] <text:alphabetical-index-mark-start text:id="IMark118633444"/>.floor<text:alphabetical-index-mark-end text:id="IMark118633444"/> [a<text:change-end text:change-id="ct228628736"/>n<text:change-start text:change-id="ct228628840"/>_<text:change-end text:change-id="ct228628840"/>integer<text:change-start text:change-id="ct228628944"/>]</text:h>
            <text:p text:style-name="Text_20_body">Routing:<text:change-end text:change-id="ct228628944"/> TOS<text:change-start text:change-id="ct228629048"/></text:p>
            <text:p text:style-name="P1"><text:change-end text:change-id="ct228629048"/>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28629152"/>Code<text:change-end text:change-id="ct228629152"/></text:p>
          </table:table-cell>
          <table:table-cell table:style-name="Table159.B2" office:value-type="string">
            <text:p text:style-name="P17"><text:change-start text:change-id="ct228629256"/>Result<text:change-end text:change-id="ct2286292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86293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8629464"/>[a_numeric a_numeric] <text:alphabetical-index-mark-start text:id="IMark118633444"/>.hypot<text:alphabetical-index-mark-end text:id="IMark118633444"/> [a_<text:change-end text:change-id="ct228629464"/>float<text:change-start text:change-id="ct228629568"/>]</text:h>
            <text:p text:style-name="Text_20_body">Routing:<text:change-end text:change-id="ct228629568"/> TOS<text:change-start text:change-id="ct228629672"/></text:p>
            <text:p text:style-name="P1"><text:change-end text:change-id="ct228629672"/>Given two lengths, this method computes the length of the hypotenuse. </text:p>
          </table:table-cell>
          <table:covered-table-cell/>
        </table:table-row>
        <table:table-row table:style-name="Table160.1">
          <table:table-cell table:style-name="Table160.A2" office:value-type="string">
            <text:p text:style-name="P17"><text:change-start text:change-id="ct228629776"/>Code<text:change-end text:change-id="ct228629776"/></text:p>
          </table:table-cell>
          <table:table-cell table:style-name="Table160.B2" office:value-type="string">
            <text:p text:style-name="P17"><text:change-start text:change-id="ct228629880"/>Result<text:change-end text:change-id="ct2286298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862998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8630088"/>[a_numeric] <text:alphabetical-index-mark-start text:id="IMark118633444"/>.imaginary<text:alphabetical-index-mark-end text:id="IMark118633444"/> [a_numeric]</text:h>
            <text:p text:style-name="Text_20_body">Routing:<text:change-end text:change-id="ct228630088"/> TOS<text:change-start text:change-id="ct228630192"/></text:p>
            <text:p text:style-name="P1"><text:change-end text:change-id="ct2286301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28630296"/>Code<text:change-end text:change-id="ct228630296"/></text:p>
          </table:table-cell>
          <table:table-cell table:style-name="Table161.B2" office:value-type="string">
            <text:p text:style-name="P17"><text:change-start text:change-id="ct228630440"/>Result<text:change-end text:change-id="ct228630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86305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8630648"/>[a_numeric] <text:alphabetical-index-mark-start text:id="IMark118633444"/>.ln<text:alphabetical-index-mark-end text:id="IMark118633444"/> [a_<text:change-end text:change-id="ct228630648"/>float<text:change-start text:change-id="ct228630752"/>]</text:h>
            <text:p text:style-name="Text_20_body">Routing:<text:change-end text:change-id="ct228630752"/> TOS<text:change-start text:change-id="ct228630856"/></text:p>
            <text:p text:style-name="P1"><text:change-end text:change-id="ct228630856"/>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28630960"/>Code<text:change-end text:change-id="ct228630960"/></text:p>
          </table:table-cell>
          <table:table-cell table:style-name="Table162.B2" office:value-type="string">
            <text:p text:style-name="P17"><text:change-start text:change-id="ct228631064"/>Result<text:change-end text:change-id="ct2286310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863116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8631272"/>[a_numeric] <text:alphabetical-index-mark-start text:id="IMark118633444"/>.log10<text:alphabetical-index-mark-end text:id="IMark118633444"/> [a_<text:change-end text:change-id="ct228631272"/>float<text:change-start text:change-id="ct228631376"/>]</text:h>
            <text:p text:style-name="Text_20_body">Routing:<text:change-end text:change-id="ct228631376"/> TOS<text:change-start text:change-id="ct228631480"/></text:p>
            <text:p text:style-name="P1"><text:change-end text:change-id="ct228631480"/>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28631584"/>Code<text:change-end text:change-id="ct228631584"/></text:p>
          </table:table-cell>
          <table:table-cell table:style-name="Table163.B2" office:value-type="string">
            <text:p text:style-name="P17"><text:change-start text:change-id="ct228631688"/>Result<text:change-end text:change-id="ct2286316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86317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8631896"/>[a_numeric] <text:alphabetical-index-mark-start text:id="IMark118633444"/>.log2<text:alphabetical-index-mark-end text:id="IMark118633444"/> [a_<text:change-end text:change-id="ct228631896"/>float<text:change-start text:change-id="ct228632000"/>]</text:h>
            <text:p text:style-name="Text_20_body">Routing:<text:change-end text:change-id="ct228632000"/> TOS<text:change-start text:change-id="ct228632104"/></text:p>
            <text:p text:style-name="P1"><text:change-end text:change-id="ct228632104"/>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28632208"/>Code<text:change-end text:change-id="ct228632208"/></text:p>
          </table:table-cell>
          <table:table-cell table:style-name="Table164.B2" office:value-type="string">
            <text:p text:style-name="P17"><text:change-start text:change-id="ct228632312"/>Result<text:change-end text:change-id="ct22863231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86324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8632520"/>[a_numeric] <text:alphabetical-index-mark-start text:id="IMark118633444"/>.magnitude<text:alphabetical-index-mark-end text:id="IMark118633444"/> [a_numeric]</text:h>
            <text:p text:style-name="Text_20_body">Routing:<text:change-end text:change-id="ct228632520"/> TOS<text:change-start text:change-id="ct228632624"/></text:p>
            <text:p text:style-name="P1"><text:change-end text:change-id="ct2286326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28632728"/>Code<text:change-end text:change-id="ct228632728"/></text:p>
          </table:table-cell>
          <table:table-cell table:style-name="Table165.B2" office:value-type="string">
            <text:p text:style-name="P17"><text:change-start text:change-id="ct228632832"/>Result<text:change-end text:change-id="ct2286328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8632936"/></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28633040"/>[a_numeric] <text:alphabetical-index-mark-start text:id="IMark118633444"/>.numerator<text:alphabetical-index-mark-end text:id="IMark118633444"/> [a_numeric]</text:h>
            <text:p text:style-name="Text_20_body">Routing:<text:change-end text:change-id="ct228633040"/> TOS<text:change-start text:change-id="ct228633144"/></text:p>
            <text:p text:style-name="P1"><text:change-end text:change-id="ct2286331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28633248"/>Code<text:change-end text:change-id="ct228633248"/></text:p>
          </table:table-cell>
          <table:table-cell table:style-name="Table166.B2" office:value-type="string">
            <text:p text:style-name="P17"><text:change-start text:change-id="ct228633352"/>Result<text:change-end text:change-id="ct2286333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8633560"/><text:change text:change-id="ct2286334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8633664"/>[a_numeric a_numeric] <text:alphabetical-index-mark-start text:id="IMark118633444"/>.p2c<text:alphabetical-index-mark-end text:id="IMark118633444"/> [a_<text:change-end text:change-id="ct228633664"/>float<text:change-start text:change-id="ct228633768"/> a_<text:change-end text:change-id="ct228633768"/>float<text:change-start text:change-id="ct228633872"/>]</text:h>
            <text:p text:style-name="Text_20_body">Routing:<text:change-end text:change-id="ct228633872"/> TOS<text:change-start text:change-id="ct228633976"/></text:p>
            <text:p text:style-name="P1"><text:change-end text:change-id="ct2286339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28634080"/>Code<text:change-end text:change-id="ct228634080"/></text:p>
          </table:table-cell>
          <table:table-cell table:style-name="Table167.B2" office:value-type="string">
            <text:p text:style-name="P17"><text:change-start text:change-id="ct228634184"/>Result<text:change-end text:change-id="ct2286341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863428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8634392"/>[a_numeric] <text:alphabetical-index-mark-start text:id="IMark118633444"/>.polar<text:alphabetical-index-mark-end text:id="IMark118633444"/> [a_<text:change-end text:change-id="ct228634392"/>float<text:change-start text:change-id="ct228634536"/> a_<text:change-end text:change-id="ct228634536"/>float<text:change-start text:change-id="ct228634640"/>]</text:h>
            <text:p text:style-name="Text_20_body">Routing:<text:change-end text:change-id="ct228634640"/> TOS<text:change-start text:change-id="ct228634744"/></text:p>
            <text:p text:style-name="P1"><text:change-end text:change-id="ct22863474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28634848"/>Code<text:change-end text:change-id="ct228634848"/></text:p>
          </table:table-cell>
          <table:table-cell table:style-name="Table168.B2" office:value-type="string">
            <text:p text:style-name="P17"><text:change-start text:change-id="ct228634952"/>Result<text:change-end text:change-id="ct22863495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863505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8635160"/>[a_numeric] <text:alphabetical-index-mark-start text:id="IMark118633444"/>.r2d<text:alphabetical-index-mark-end text:id="IMark118633444"/> [a_<text:change-end text:change-id="ct228635160"/>float<text:change-start text:change-id="ct228635264"/>]</text:h>
            <text:p text:style-name="Text_20_body">Routing:<text:change-end text:change-id="ct228635264"/> TOS<text:change-start text:change-id="ct228635368"/></text:p>
            <text:p text:style-name="P1"><text:change-end text:change-id="ct228635368"/>Convert a angle value from radians to degrees.</text:p>
          </table:table-cell>
          <table:covered-table-cell/>
        </table:table-row>
        <table:table-row table:style-name="Table169.1">
          <table:table-cell table:style-name="Table169.A2" office:value-type="string">
            <text:p text:style-name="P17"><text:change-start text:change-id="ct228635472"/>Code<text:change-end text:change-id="ct228635472"/></text:p>
          </table:table-cell>
          <table:table-cell table:style-name="Table169.B2" office:value-type="string">
            <text:p text:style-name="P17"><text:change-start text:change-id="ct228635576"/>Result<text:change-end text:change-id="ct22863557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863568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8635784"/>[a_numeric] <text:alphabetical-index-mark-start text:id="IMark118633444"/>.real<text:alphabetical-index-mark-end text:id="IMark118633444"/> [a_numeric]</text:h>
            <text:p text:style-name="Text_20_body">Routing:<text:change-end text:change-id="ct228635784"/> TOS<text:change-start text:change-id="ct228635888"/></text:p>
            <text:p text:style-name="P1"><text:change-end text:change-id="ct22863588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28635992"/>Code<text:change-end text:change-id="ct228635992"/></text:p>
          </table:table-cell>
          <table:table-cell table:style-name="Table170.B2" office:value-type="string">
            <text:p text:style-name="P17"><text:change-start text:change-id="ct228636096"/>Result<text:change-end text:change-id="ct22863609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863620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8636304"/>[a_numeric] <text:alphabetical-index-mark-start text:id="IMark118633444"/>.round<text:alphabetical-index-mark-end text:id="IMark118633444"/> [a<text:change-end text:change-id="ct228636304"/>n<text:change-start text:change-id="ct228636408"/>_<text:change-end text:change-id="ct228636408"/>integer<text:change-start text:change-id="ct228636512"/>]</text:h>
            <text:p text:style-name="Text_20_body">Routing:<text:change-end text:change-id="ct228636512"/> TOS<text:change-start text:change-id="ct228636616"/></text:p>
            <text:p text:style-name="P1"><text:change-end text:change-id="ct228636616"/>This method rounds the argument number to the nearest integer.</text:p>
          </table:table-cell>
          <table:covered-table-cell/>
        </table:table-row>
        <table:table-row table:style-name="Table171.1">
          <table:table-cell table:style-name="Table171.A2" office:value-type="string">
            <text:p text:style-name="P17"><text:change-start text:change-id="ct228636720"/>Code<text:change-end text:change-id="ct228636720"/></text:p>
          </table:table-cell>
          <table:table-cell table:style-name="Table171.B2" office:value-type="string">
            <text:p text:style-name="P17"><text:change-start text:change-id="ct228636824"/>Result<text:change-end text:change-id="ct22863682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863692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8637032"/>[a_numeric] <text:alphabetical-index-mark-start text:id="IMark118633444"/>.sin<text:alphabetical-index-mark-end text:id="IMark118633444"/> [a_<text:change-end text:change-id="ct228637032"/>float<text:change-start text:change-id="ct228637136"/>]</text:h>
            <text:p text:style-name="Text_20_body">Routing:<text:change-end text:change-id="ct228637136"/> TOS<text:change-start text:change-id="ct228637240"/></text:p>
            <text:p text:style-name="P1"><text:change-end text:change-id="ct228637240"/>This method computes the sine of the argument angle in radians.</text:p>
          </table:table-cell>
          <table:covered-table-cell/>
        </table:table-row>
        <table:table-row table:style-name="Table172.1">
          <table:table-cell table:style-name="Table172.A2" office:value-type="string">
            <text:p text:style-name="P17"><text:change-start text:change-id="ct228637344"/>Code<text:change-end text:change-id="ct228637344"/></text:p>
          </table:table-cell>
          <table:table-cell table:style-name="Table172.B2" office:value-type="string">
            <text:p text:style-name="P17"><text:change-start text:change-id="ct228637448"/>Result<text:change-end text:change-id="ct22863744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863755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8637656"/>[a_numeric] <text:alphabetical-index-mark-start text:id="IMark118633444"/>.sinh<text:alphabetical-index-mark-end text:id="IMark118633444"/> [a_<text:change-end text:change-id="ct228637656"/>float<text:change-start text:change-id="ct228637760"/>]</text:h>
            <text:p text:style-name="Text_20_body">Routing:<text:change-end text:change-id="ct228637760"/> TOS<text:change-start text:change-id="ct228637864"/></text:p>
            <text:p text:style-name="P1"><text:change-end text:change-id="ct22863786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28637968"/>Code<text:change-end text:change-id="ct228637968"/></text:p>
          </table:table-cell>
          <table:table-cell table:style-name="Table173.B2" office:value-type="string">
            <text:p text:style-name="P17"><text:change-start text:change-id="ct228638072"/>Result<text:change-end text:change-id="ct22863807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863817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28638280"/>[a_numeric] <text:alphabetical-index-mark-start text:id="IMark118633444"/>.sleep<text:alphabetical-index-mark-end text:id="IMark118633444"/> []</text:h>
            <text:p text:style-name="Text_20_body">Routing:<text:change-end text:change-id="ct228638280"/> TOS<text:change-start text:change-id="ct228638384"/></text:p>
            <text:p text:style-name="P1"><text:change-end text:change-id="ct22863838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28638488"/>Code<text:change-end text:change-id="ct228638488"/></text:p>
          </table:table-cell>
          <table:table-cell table:style-name="Table174.B2" office:value-type="string">
            <text:p text:style-name="P17"><text:change-start text:change-id="ct228638632"/>Result<text:change-end text:change-id="ct22863863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2863873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8638840"/>[a_numeric] <text:alphabetical-index-mark-start text:id="IMark118633444"/>.sqr<text:alphabetical-index-mark-end text:id="IMark118633444"/> [a_numeric]</text:h>
            <text:p text:style-name="Text_20_body">Routing:<text:change-end text:change-id="ct228638840"/> TOS<text:change-start text:change-id="ct228638944"/></text:p>
            <text:p text:style-name="P1"><text:change-end text:change-id="ct228638944"/>This method computes the square of the argument value.</text:p>
          </table:table-cell>
          <table:covered-table-cell/>
        </table:table-row>
        <table:table-row table:style-name="Table175.1">
          <table:table-cell table:style-name="Table175.A2" office:value-type="string">
            <text:p text:style-name="P17"><text:change-start text:change-id="ct228639048"/>Code<text:change-end text:change-id="ct228639048"/></text:p>
          </table:table-cell>
          <table:table-cell table:style-name="Table175.B2" office:value-type="string">
            <text:p text:style-name="P17"><text:change-start text:change-id="ct228639152"/>Result<text:change-end text:change-id="ct2286391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863925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28639360"/>[a_numeric] <text:alphabetical-index-mark-start text:id="IMark118633444"/>.sqrt<text:alphabetical-index-mark-end text:id="IMark118633444"/> [a_<text:change-end text:change-id="ct228639360"/>float<text:change-start text:change-id="ct228639464"/>]</text:h>
            <text:p text:style-name="Text_20_body">Routing:<text:change-end text:change-id="ct228639464"/> TOS<text:change-start text:change-id="ct228639568"/></text:p>
            <text:p text:style-name="P1"><text:change-end text:change-id="ct228639568"/>This method computes the square root of the argument value.</text:p>
          </table:table-cell>
          <table:covered-table-cell/>
        </table:table-row>
        <table:table-row table:style-name="Table176.1">
          <table:table-cell table:style-name="Table176.A2" office:value-type="string">
            <text:p text:style-name="P17"><text:change-start text:change-id="ct228639672"/>Code<text:change-end text:change-id="ct228639672"/></text:p>
          </table:table-cell>
          <table:table-cell table:style-name="Table176.B2" office:value-type="string">
            <text:p text:style-name="P17"><text:change-start text:change-id="ct228639776"/>Result<text:change-end text:change-id="ct2286397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863988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8639984"/>[a_numeric] <text:alphabetical-index-mark-start text:id="IMark118633444"/>.tan<text:alphabetical-index-mark-end text:id="IMark118633444"/> [a_<text:change-end text:change-id="ct228639984"/>float<text:change-start text:change-id="ct228640088"/>]</text:h>
            <text:p text:style-name="Text_20_body">Routing:<text:change-end text:change-id="ct228640088"/> TOS<text:change-start text:change-id="ct228640192"/></text:p>
            <text:p text:style-name="P1"><text:change-end text:change-id="ct228640192"/>This method computes the tangent of the argument angle in radians.</text:p>
          </table:table-cell>
          <table:covered-table-cell/>
        </table:table-row>
        <table:table-row table:style-name="Table177.1">
          <table:table-cell table:style-name="Table177.A2" office:value-type="string">
            <text:p text:style-name="P17"><text:change-start text:change-id="ct228640296"/>Code<text:change-end text:change-id="ct228640296"/></text:p>
          </table:table-cell>
          <table:table-cell table:style-name="Table177.B2" office:value-type="string">
            <text:p text:style-name="P17"><text:change-start text:change-id="ct228640400"/>Result<text:change-end text:change-id="ct22864040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864050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8640608"/>[a_numeric] <text:alphabetical-index-mark-start text:id="IMark118633444"/>.tanh<text:alphabetical-index-mark-end text:id="IMark118633444"/> [a_<text:change-end text:change-id="ct228640608"/>float<text:change-start text:change-id="ct228640712"/>]</text:h>
            <text:p text:style-name="Text_20_body">Routing:<text:change-end text:change-id="ct228640712"/> TOS<text:change-start text:change-id="ct228640816"/></text:p>
            <text:p text:style-name="P1"><text:change-end text:change-id="ct228640816"/>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28640920"/>Code<text:change-end text:change-id="ct228640920"/></text:p>
          </table:table-cell>
          <table:table-cell table:style-name="Table178.B2" office:value-type="string">
            <text:p text:style-name="P17"><text:change-start text:change-id="ct228641024"/>Result<text:change-end text:change-id="ct22864102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2864112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8641232"/>[a_numeric a_numeric] <text:alphabetical-index-mark-start text:id="IMark118633444"/>/<text:alphabetical-index-mark-end text:id="IMark118633444"/> [a_numeric]</text:h>
            <text:p text:style-name="Text_20_body">Routing:<text:change-end text:change-id="ct228641232"/> NOS<text:change-start text:change-id="ct228641336"/></text:p>
            <text:p text:style-name="P1"><text:change-end text:change-id="ct228641336"/>This method implements the division operator.</text:p>
          </table:table-cell>
          <table:covered-table-cell/>
        </table:table-row>
        <table:table-row table:style-name="Table179.1">
          <table:table-cell table:style-name="Table179.A2" office:value-type="string">
            <text:p text:style-name="P17"><text:change-start text:change-id="ct228641440"/>Code<text:change-end text:change-id="ct228641440"/></text:p>
          </table:table-cell>
          <table:table-cell table:style-name="Table179.B2" office:value-type="string">
            <text:p text:style-name="P17"><text:change-start text:change-id="ct228641544"/>Result<text:change-end text:change-id="ct22864154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864164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8641752"/>[a_numeric] <text:alphabetical-index-mark-start text:id="IMark118633444"/>0&lt;<text:alphabetical-index-mark-end text:id="IMark118633444"/> [a_boolean]</text:h>
            <text:p text:style-name="Text_20_body">Routing:<text:change-end text:change-id="ct228641752"/> TOS<text:change-start text:change-id="ct228641856"/></text:p>
            <text:p text:style-name="P1"><text:change-end text:change-id="ct228641856"/>Is this number less than zero?</text:p>
          </table:table-cell>
          <table:covered-table-cell/>
        </table:table-row>
        <table:table-row table:style-name="Table180.1">
          <table:table-cell table:style-name="Table180.A2" office:value-type="string">
            <text:p text:style-name="P17"><text:change-start text:change-id="ct228641960"/>Code<text:change-end text:change-id="ct228641960"/></text:p>
          </table:table-cell>
          <table:table-cell table:style-name="Table180.B2" office:value-type="string">
            <text:p text:style-name="P17"><text:change-start text:change-id="ct228642064"/>Result<text:change-end text:change-id="ct22864206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864216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8642272"/>[a_numeric] <text:alphabetical-index-mark-start text:id="IMark118633444"/>0&lt;=<text:alphabetical-index-mark-end text:id="IMark118633444"/> [a_boolean]</text:h>
            <text:p text:style-name="Text_20_body">Routing:<text:change-end text:change-id="ct228642272"/> TOS<text:change-start text:change-id="ct228642376"/></text:p>
            <text:p text:style-name="P1"><text:change-end text:change-id="ct228642376"/>Is this number less than or equal to zero?</text:p>
          </table:table-cell>
          <table:covered-table-cell/>
        </table:table-row>
        <table:table-row table:style-name="Table181.1">
          <table:table-cell table:style-name="Table181.A2" office:value-type="string">
            <text:p text:style-name="P17"><text:change-start text:change-id="ct228642480"/>Code<text:change-end text:change-id="ct228642480"/></text:p>
          </table:table-cell>
          <table:table-cell table:style-name="Table181.B2" office:value-type="string">
            <text:p text:style-name="P17"><text:change-start text:change-id="ct228642584"/>Result<text:change-end text:change-id="ct2286425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64272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8642832"/>[a_numeric] <text:alphabetical-index-mark-start text:id="IMark118633444"/>0&lt;=&gt;<text:alphabetical-index-mark-end text:id="IMark118633444"/> [<text:change-end text:change-id="ct228642832"/>1, 0, or -1<text:change-start text:change-id="ct228642936"/>]</text:h>
            <text:p text:style-name="Text_20_body">Routing:<text:change-end text:change-id="ct228642936"/> TOS<text:change-start text:change-id="ct228643040"/></text:p>
            <text:p text:style-name="P1"><text:change-end text:change-id="ct228643040"/>Perform a “three outcome” comparison of the value with zero.</text:p>
          </table:table-cell>
          <table:covered-table-cell/>
        </table:table-row>
        <table:table-row table:style-name="Table182.1">
          <table:table-cell table:style-name="Table182.A2" office:value-type="string">
            <text:p text:style-name="P17"><text:change-start text:change-id="ct228643144"/>Code<text:change-end text:change-id="ct228643144"/></text:p>
          </table:table-cell>
          <table:table-cell table:style-name="Table182.B2" office:value-type="string">
            <text:p text:style-name="P17"><text:change-start text:change-id="ct228643248"/>Result<text:change-end text:change-id="ct2286432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643456"/><text:change text:change-id="ct2286433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643560"/>[a_numeric] <text:alphabetical-index-mark-start text:id="IMark118633444"/>0&lt;&gt; <text:alphabetical-index-mark-end text:id="IMark118633444"/>[a_boolean]</text:h>
            <text:p text:style-name="Text_20_body">Routing:<text:change-end text:change-id="ct228643560"/> TOS<text:change-start text:change-id="ct228643664"/></text:p>
            <text:p text:style-name="P1"><text:change-end text:change-id="ct228643664"/>Is the number not equal to zero?</text:p>
          </table:table-cell>
          <table:covered-table-cell/>
        </table:table-row>
        <table:table-row table:style-name="Table183.1">
          <table:table-cell table:style-name="Table183.A2" office:value-type="string">
            <text:p text:style-name="P17"><text:change-start text:change-id="ct228643768"/>Code<text:change-end text:change-id="ct228643768"/></text:p>
          </table:table-cell>
          <table:table-cell table:style-name="Table183.B2" office:value-type="string">
            <text:p text:style-name="P17"><text:change-start text:change-id="ct228643872"/>Result<text:change-end text:change-id="ct2286438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64397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8644080"/>[a_numeric] <text:alphabetical-index-mark-start text:id="IMark118633444"/>0=<text:alphabetical-index-mark-end text:id="IMark118633444"/> [a_boolean]</text:h>
            <text:p text:style-name="Text_20_body">Routing:<text:change-end text:change-id="ct228644080"/> TOS<text:change-start text:change-id="ct228644184"/></text:p>
            <text:p text:style-name="P1"><text:change-end text:change-id="ct228644184"/>Is the number equal to zero?</text:p>
          </table:table-cell>
          <table:covered-table-cell/>
        </table:table-row>
        <table:table-row table:style-name="Table184.1">
          <table:table-cell table:style-name="Table184.A2" office:value-type="string">
            <text:p text:style-name="P17"><text:change-start text:change-id="ct228644288"/>Code<text:change-end text:change-id="ct228644288"/></text:p>
          </table:table-cell>
          <table:table-cell table:style-name="Table184.B2" office:value-type="string">
            <text:p text:style-name="P17"><text:change-start text:change-id="ct228644392"/>Result<text:change-end text:change-id="ct2286443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64449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8644600"/>[a_numeric] <text:alphabetical-index-mark-start text:id="IMark118633444"/>0&gt;<text:alphabetical-index-mark-end text:id="IMark118633444"/> [a_boolean]</text:h>
            <text:p text:style-name="Text_20_body">Routing:<text:change-end text:change-id="ct228644600"/> TOS<text:change-start text:change-id="ct228644704"/></text:p>
            <text:p text:style-name="P1"><text:change-end text:change-id="ct228644704"/>Is the number greater than zero?</text:p>
          </table:table-cell>
          <table:covered-table-cell/>
        </table:table-row>
        <table:table-row table:style-name="Table185.1">
          <table:table-cell table:style-name="Table185.A2" office:value-type="string">
            <text:p text:style-name="P17"><text:change-start text:change-id="ct228644808"/>Code<text:change-end text:change-id="ct228644808"/></text:p>
          </table:table-cell>
          <table:table-cell table:style-name="Table185.B2" office:value-type="string">
            <text:p text:style-name="P17"><text:change-start text:change-id="ct228644912"/>Result<text:change-end text:change-id="ct2286449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64501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645120"/>[a_numeric] <text:alphabetical-index-mark-start text:id="IMark118633444"/>0&gt;=<text:alphabetical-index-mark-end text:id="IMark118633444"/> [a_boolean]</text:h>
            <text:p text:style-name="Text_20_body">Routing:<text:change-end text:change-id="ct228645120"/> TOS<text:change-start text:change-id="ct228645224"/></text:p>
            <text:p text:style-name="P1"><text:change-end text:change-id="ct228645224"/>Is the number greater than or equal to zero?</text:p>
          </table:table-cell>
          <table:covered-table-cell/>
        </table:table-row>
        <table:table-row table:style-name="Table186.1">
          <table:table-cell table:style-name="Table186.A2" office:value-type="string">
            <text:p text:style-name="P17"><text:change-start text:change-id="ct228645328"/>Code<text:change-end text:change-id="ct228645328"/></text:p>
          </table:table-cell>
          <table:table-cell table:style-name="Table186.B2" office:value-type="string">
            <text:p text:style-name="P17"><text:change-start text:change-id="ct228645432"/>Result<text:change-end text:change-id="ct2286454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64553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8645640"/>[a_numeric] <text:alphabetical-index-mark-start text:id="IMark118633444"/>1+<text:alphabetical-index-mark-end text:id="IMark118633444"/> [a_numeric]</text:h>
            <text:p text:style-name="Text_20_body">Routing:<text:change-end text:change-id="ct228645640"/> TOS<text:change-start text:change-id="ct228645744"/></text:p>
            <text:p text:style-name="P1"><text:change-end text:change-id="ct228645744"/>Add one to the number</text:p>
          </table:table-cell>
          <table:covered-table-cell/>
        </table:table-row>
        <table:table-row table:style-name="Table187.1">
          <table:table-cell table:style-name="Table187.A2" office:value-type="string">
            <text:p text:style-name="P17"><text:change-start text:change-id="ct228645848"/>Code<text:change-end text:change-id="ct228645848"/></text:p>
          </table:table-cell>
          <table:table-cell table:style-name="Table187.B2" office:value-type="string">
            <text:p text:style-name="P17"><text:change-start text:change-id="ct228645952"/>Result<text:change-end text:change-id="ct2286459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6460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646160"/>[a_numeric] <text:alphabetical-index-mark-start text:id="IMark118633444"/>1-<text:alphabetical-index-mark-end text:id="IMark118633444"/> [a_numeric]</text:h>
            <text:p text:style-name="Text_20_body">Routing:<text:change-end text:change-id="ct228646160"/> TOS<text:change-start text:change-id="ct228646264"/></text:p>
            <text:p text:style-name="P1"><text:change-end text:change-id="ct228646264"/>Subtract ond from the number</text:p>
          </table:table-cell>
          <table:covered-table-cell/>
        </table:table-row>
        <table:table-row table:style-name="Table188.1">
          <table:table-cell table:style-name="Table188.A2" office:value-type="string">
            <text:p text:style-name="P17"><text:change-start text:change-id="ct228646368"/>Code<text:change-end text:change-id="ct228646368"/></text:p>
          </table:table-cell>
          <table:table-cell table:style-name="Table188.B2" office:value-type="string">
            <text:p text:style-name="P17"><text:change-start text:change-id="ct228646472"/>Result<text:change-end text:change-id="ct2286464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64657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8646680"/>[a_numeric] <text:alphabetical-index-mark-start text:id="IMark118633444"/>2*<text:alphabetical-index-mark-end text:id="IMark118633444"/> [a_numeric]</text:h>
            <text:p text:style-name="Text_20_body">Routing:<text:change-end text:change-id="ct228646680"/> TOS<text:change-start text:change-id="ct228646784"/></text:p>
            <text:p text:style-name="P1"><text:change-end text:change-id="ct228646784"/>Multiply the number by two.</text:p>
          </table:table-cell>
          <table:covered-table-cell/>
        </table:table-row>
        <table:table-row table:style-name="Table189.1">
          <table:table-cell table:style-name="Table189.A2" office:value-type="string">
            <text:p text:style-name="P17"><text:change-start text:change-id="ct228646888"/>Code<text:change-end text:change-id="ct228646888"/></text:p>
          </table:table-cell>
          <table:table-cell table:style-name="Table189.B2" office:value-type="string">
            <text:p text:style-name="P17"><text:change-start text:change-id="ct228646992"/>Result<text:change-end text:change-id="ct2286469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64709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647200"/>[a_numeric] <text:alphabetical-index-mark-start text:id="IMark118633444"/>2+<text:alphabetical-index-mark-end text:id="IMark118633444"/> [a_numeric]</text:h>
            <text:p text:style-name="Text_20_body">Routing:<text:change-end text:change-id="ct228647200"/> TOS<text:change-start text:change-id="ct228647304"/></text:p>
            <text:p text:style-name="P1"><text:change-end text:change-id="ct228647304"/>Add two to the number</text:p>
          </table:table-cell>
          <table:covered-table-cell/>
        </table:table-row>
        <table:table-row table:style-name="Table190.1">
          <table:table-cell table:style-name="Table190.A2" office:value-type="string">
            <text:p text:style-name="P17"><text:change-start text:change-id="ct228647408"/>Code<text:change-end text:change-id="ct228647408"/></text:p>
          </table:table-cell>
          <table:table-cell table:style-name="Table190.B2" office:value-type="string">
            <text:p text:style-name="P17"><text:change-start text:change-id="ct228647512"/>Result<text:change-end text:change-id="ct2286475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64761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8647720"/>[a_numeric] <text:alphabetical-index-mark-start text:id="IMark118633444"/>2-<text:alphabetical-index-mark-end text:id="IMark118633444"/> [a_numeric]</text:h>
            <text:p text:style-name="Text_20_body">Routing:<text:change-end text:change-id="ct228647720"/> TOS<text:change-start text:change-id="ct228647824"/></text:p>
            <text:p text:style-name="P1"><text:change-end text:change-id="ct228647824"/>Subtract two from the number</text:p>
          </table:table-cell>
          <table:covered-table-cell/>
        </table:table-row>
        <table:table-row table:style-name="Table191.1">
          <table:table-cell table:style-name="Table191.A2" office:value-type="string">
            <text:p text:style-name="P17"><text:change-start text:change-id="ct228647928"/>Code<text:change-end text:change-id="ct228647928"/></text:p>
          </table:table-cell>
          <table:table-cell table:style-name="Table191.B2" office:value-type="string">
            <text:p text:style-name="P17"><text:change-start text:change-id="ct228648032"/>Result<text:change-end text:change-id="ct2286480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64813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8648240"/>[a_numeric] <text:alphabetical-index-mark-start text:id="IMark118633444"/>2/<text:alphabetical-index-mark-end text:id="IMark118633444"/> [a_numeric]</text:h>
            <text:p text:style-name="Text_20_body">Routing:<text:change-end text:change-id="ct228648240"/> TOS<text:change-start text:change-id="ct228648344"/></text:p>
            <text:p text:style-name="P1"><text:change-end text:change-id="ct228648344"/>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28648448"/>Code<text:change-end text:change-id="ct228648448"/></text:p>
          </table:table-cell>
          <table:table-cell table:style-name="Table192.B2" office:value-type="string">
            <text:p text:style-name="P17"><text:change-start text:change-id="ct228648552"/>Result<text:change-end text:change-id="ct2286485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6486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648760"/>[a_numeric<text:change-end text:change-id="ct228648760"/> a_numeric<text:change-start text:change-id="ct228648864"/>] <text:alphabetical-index-mark-start text:id="IMark118633444"/>&lt;<text:alphabetical-index-mark-end text:id="IMark118633444"/> [a_boolean]</text:h>
            <text:p text:style-name="Text_20_body">Routing:<text:change-end text:change-id="ct228648864"/> NOS<text:change-start text:change-id="ct228648968"/></text:p>
            <text:p text:style-name="P1"><text:change-end text:change-id="ct228648968"/>Is the first number less than the second?</text:p>
          </table:table-cell>
          <table:covered-table-cell/>
        </table:table-row>
        <table:table-row table:style-name="Table193.1">
          <table:table-cell table:style-name="Table193.A2" office:value-type="string">
            <text:p text:style-name="P17"><text:change-start text:change-id="ct228649072"/>Code<text:change-end text:change-id="ct228649072"/></text:p>
          </table:table-cell>
          <table:table-cell table:style-name="Table193.B2" office:value-type="string">
            <text:p text:style-name="P17"><text:change-start text:change-id="ct228649176"/>Result<text:change-end text:change-id="ct2286491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64928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8649384"/>[a_numeric<text:change-end text:change-id="ct228649384"/> a_numeric<text:change-start text:change-id="ct228649488"/>] <text:alphabetical-index-mark-start text:id="IMark118633444"/>&lt;=<text:alphabetical-index-mark-end text:id="IMark118633444"/> [a_boolean]</text:h>
            <text:p text:style-name="Text_20_body">Routing:<text:change-end text:change-id="ct228649488"/> NOS<text:change-start text:change-id="ct228649592"/></text:p>
            <text:p text:style-name="P1"><text:change-end text:change-id="ct228649592"/>Is the first number less than or equal to the second?</text:p>
          </table:table-cell>
          <table:covered-table-cell/>
        </table:table-row>
        <table:table-row table:style-name="Table194.1">
          <table:table-cell table:style-name="Table194.A2" office:value-type="string">
            <text:p text:style-name="P17"><text:change-start text:change-id="ct228649696"/>Code<text:change-end text:change-id="ct228649696"/></text:p>
          </table:table-cell>
          <table:table-cell table:style-name="Table194.B2" office:value-type="string">
            <text:p text:style-name="P17"><text:change-start text:change-id="ct228649800"/>Result<text:change-end text:change-id="ct2286498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64990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1" text:outline-level="3"><text:change-start text:change-id="ct228650008"/>[a_numeric<text:change-end text:change-id="ct228650008"/> a_numeric<text:change-start text:change-id="ct228650112"/>] <text:alphabetical-index-mark-start text:id="IMark118633444"/>&lt;=&gt;<text:alphabetical-index-mark-end text:id="IMark118633444"/> [-1, 0, or 1]</text:h>
            <text:p text:style-name="Text_20_body">Routing:<text:change-end text:change-id="ct228650112"/> NOS<text:change-start text:change-id="ct228650216"/></text:p>
            <text:p text:style-name="P1"><text:change-end text:change-id="ct228650216"/>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28650320"/>Code<text:change-end text:change-id="ct228650320"/></text:p>
          </table:table-cell>
          <table:table-cell table:style-name="Table195.B2" office:value-type="string">
            <text:p text:style-name="P17"><text:change-start text:change-id="ct228650424"/>Result<text:change-end text:change-id="ct2286504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650632"/><text:change text:change-id="ct2286505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650736"/>[a_numeric<text:change-end text:change-id="ct228650736"/> a_numeric<text:change-start text:change-id="ct228720464"/>] <text:alphabetical-index-mark-start text:id="IMark118633444"/>&gt;<text:alphabetical-index-mark-end text:id="IMark118633444"/> [a_boolean]</text:h>
            <text:p text:style-name="Text_20_body">Routing:<text:change-end text:change-id="ct228720464"/> NOS<text:change-start text:change-id="ct228720568"/></text:p>
            <text:p text:style-name="P1"><text:change-end text:change-id="ct228720568"/>Is the first number greater than the second number.</text:p>
          </table:table-cell>
          <table:covered-table-cell/>
        </table:table-row>
        <table:table-row table:style-name="Table196.1">
          <table:table-cell table:style-name="Table196.A2" office:value-type="string">
            <text:p text:style-name="P17"><text:change-start text:change-id="ct228720672"/>Code<text:change-end text:change-id="ct228720672"/></text:p>
          </table:table-cell>
          <table:table-cell table:style-name="Table196.B2" office:value-type="string">
            <text:p text:style-name="P17"><text:change-start text:change-id="ct228720776"/>Result<text:change-end text:change-id="ct22872077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8720880"/></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8720984"/>[a_numeric<text:change-end text:change-id="ct228720984"/> a_numeric<text:change-start text:change-id="ct228721088"/>] <text:alphabetical-index-mark-start text:id="IMark118633444"/>&gt;=<text:alphabetical-index-mark-end text:id="IMark118633444"/> [a_boolean]</text:h>
            <text:p text:style-name="Text_20_body">Routing:<text:change-end text:change-id="ct228721088"/> NOS<text:change-start text:change-id="ct228721192"/></text:p>
            <text:p text:style-name="P1"><text:change-end text:change-id="ct228721192"/>Is the first number greater than or equal to the second number.</text:p>
          </table:table-cell>
          <table:covered-table-cell/>
        </table:table-row>
        <table:table-row table:style-name="Table197.1">
          <table:table-cell table:style-name="Table197.A2" office:value-type="string">
            <text:p text:style-name="P17"><text:change-start text:change-id="ct228721296"/>Code<text:change-end text:change-id="ct228721296"/></text:p>
          </table:table-cell>
          <table:table-cell table:style-name="Table197.B2" office:value-type="string">
            <text:p text:style-name="P17"><text:change-start text:change-id="ct228721400"/>Result<text:change-end text:change-id="ct22872140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8721504"/></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8721608"/>[a_numeric a_numeric] <text:alphabetical-index-mark-start text:id="IMark118633444"/>mod<text:alphabetical-index-mark-end text:id="IMark118633444"/> [a_numeric]</text:h>
            <text:p text:style-name="Text_20_body">Routing:<text:change-end text:change-id="ct228721608"/> NOS<text:change-start text:change-id="ct228721712"/></text:p>
            <text:p text:style-name="P1"><text:change-end text:change-id="ct228721712"/>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28721816"/>Code<text:change-end text:change-id="ct228721816"/></text:p>
          </table:table-cell>
          <table:table-cell table:style-name="Table198.B2" office:value-type="string">
            <text:p text:style-name="P17"><text:change-start text:change-id="ct228721920"/>Result<text:change-end text:change-id="ct22872192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872202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8722128"/>[a_numeric] <text:alphabetical-index-mark-start text:id="IMark118633444"/>neg<text:alphabetical-index-mark-end text:id="IMark118633444"/> [a_numeric]</text:h>
            <text:p text:style-name="Text_20_body">Routing:<text:change-end text:change-id="ct228722128"/> TOS<text:change-start text:change-id="ct228722232"/></text:p>
            <text:p text:style-name="P1"><text:change-end text:change-id="ct228722232"/>Compute zero minus the number.</text:p>
          </table:table-cell>
          <table:covered-table-cell/>
        </table:table-row>
        <table:table-row table:style-name="Table199.1">
          <table:table-cell table:style-name="Table199.A2" office:value-type="string">
            <text:p text:style-name="P17"><text:change-start text:change-id="ct228722336"/>Code<text:change-end text:change-id="ct228722336"/></text:p>
          </table:table-cell>
          <table:table-cell table:style-name="Table199.B2" office:value-type="string">
            <text:p text:style-name="P17"><text:change-start text:change-id="ct228722440"/>Result<text:change-end text:change-id="ct22872244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18634644"/>Object<text:alphabetical-index-mark-end text:id="IMark11863464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18633444"/>&amp;&amp;<text:alphabetical-index-mark-end text:id="IMark11863344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18633444"/>.<text:alphabetical-index-mark-end text:id="IMark1186334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18633444"/>.::<text:alphabetical-index-mark-end text:id="IMark11863344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1"/>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18633444"/>val:<text:alphabetical-index-mark-end text:id="IMark11863344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18633444"/>var:<text:alphabetical-index-mark-end text:id="IMark11863344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18633444"/>val@:<text:alphabetical-index-mark-end text:id="IMark11863344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18633444"/>var@:<text:alphabetical-index-mark-end text:id="IMark11863344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18633444"/>super<text:alphabetical-index-mark-end text:id="IMark11863344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18633444"/>;<text:alphabetical-index-mark-end text:id="IMark11863344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18633444"/>.class<text:alphabetical-index-mark-end text:id="IMark11863344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18633444"/>.clone<text:alphabetical-index-mark-end text:id="IMark11863344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18633444"/>.clone_exclude<text:alphabetical-index-mark-end text:id="IMark11863344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18633444"/>.copy<text:alphabetical-index-mark-end text:id="IMark11863344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18633444"/>.init<text:alphabetical-index-mark-end text:id="IMark11863344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18633444"/>.is_class?<text:alphabetical-index-mark-end text:id="IMark1186334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18633444"/>.name<text:alphabetical-index-mark-end text:id="IMark11863344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18633444"/>.strlen<text:alphabetical-index-mark-end text:id="IMark1186334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18633444"/>.to_f<text:alphabetical-index-mark-end text:id="IMark11863344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18633444"/>.to_f!<text:alphabetical-index-mark-end text:id="IMark11863344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18633444"/>.to_i<text:alphabetical-index-mark-end text:id="IMark118633444"/>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18633444"/>.to_i!<text:alphabetical-index-mark-end text:id="IMark118633444"/>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18633444"/>.to_n<text:alphabetical-index-mark-end text:id="IMark11863344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18633444"/>.to_n!<text:alphabetical-index-mark-end text:id="IMark11863344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18633444"/>.to_r<text:alphabetical-index-mark-end text:id="IMark11863344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18633444"/>.to_r!<text:alphabetical-index-mark-end text:id="IMark11863344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18633444"/>.to_s<text:alphabetical-index-mark-end text:id="IMark118633444"/>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18633444"/>.to_x<text:alphabetical-index-mark-end text:id="IMark11863344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18633444"/>.to_x!<text:alphabetical-index-mark-end text:id="IMark11863344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18633444"/>&lt;&gt;<text:alphabetical-index-mark-end text:id="IMark11863344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18633444"/>=<text:alphabetical-index-mark-end text:id="IMark11863344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18633444"/>^^<text:alphabetical-index-mark-end text:id="IMark11863344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18633444"/>distinct?<text:alphabetical-index-mark-end text:id="IMark1186334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18633444"/>identical?<text:alphabetical-index-mark-end text:id="IMark1186334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18633444"/>max<text:alphabetical-index-mark-end text:id="IMark1186334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18633444"/>min<text:alphabetical-index-mark-end text:id="IMark1186334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18633444"/>nil&lt;&gt;<text:alphabetical-index-mark-end text:id="IMark11863344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18633444"/>nil=<text:alphabetical-index-mark-end text:id="IMark1186334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18633444"/>not<text:alphabetical-index-mark-end text:id="IMark1186334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18633444"/>||<text:alphabetical-index-mark-end text:id="IMark11863344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18633444"/>)methods<text:alphabetical-index-mark-end text:id="IMark1186334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18634644"/>OutStream<text:alphabetical-index-mark-end text:id="IMark11863464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18633444"/>.append<text:alphabetical-index-mark-end text:id="IMark11863344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18633444"/>.append{<text:alphabetical-index-mark-end text:id="IMark118633444"/>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7">"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18633444"/>.create<text:alphabetical-index-mark-end text:id="IMark11863344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18633444"/>.create{<text:alphabetical-index-mark-end text:id="IMark118633444"/>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18633444"/><text:alphabetical-index-mark-start text:id="IMark118634164"/>.<text:alphabetical-index-mark-end text:id="IMark118634164"/><text:alphabetical-index-mark-end text:id="IMark11863344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18633444"/>.close<text:alphabetical-index-mark-end text:id="IMark11863344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18633444"/>.cr<text:alphabetical-index-mark-end text:id="IMark11863344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18633444"/>.emit<text:alphabetical-index-mark-end text:id="IMark11863344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18633444"/>.space<text:alphabetical-index-mark-end text:id="IMark11863344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18633444"/>.spaces<text:alphabetical-index-mark-end text:id="IMark11863344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18633444"/>~<text:alphabetical-index-mark-end text:id="IMark11863344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18633444"/>~"<text:alphabetical-index-mark-end text:id="IMark11863344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18633444"/>~cr<text:alphabetical-index-mark-end text:id="IMark11863344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18633444"/>~emit<text:alphabetical-index-mark-end text:id="IMark11863344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18633444"/>~space<text:alphabetical-index-mark-end text:id="IMark11863344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18633444"/>~spaces<text:alphabetical-index-mark-end text:id="IMark11863344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18634644"/>Procedure<text:alphabetical-index-mark-end text:id="IMark11863464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18634644"/>{{<text:alphabetical-index-mark-end text:id="IMark11863464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18633444"/>.call<text:alphabetical-index-mark-end text:id="IMark11863344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18633444"/>.start<text:alphabetical-index-mark-end text:id="IMark118633444"/>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18634644"/>Queue<text:alphabetical-index-mark-end text:id="IMark11863464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18633444"/>.clear<text:alphabetical-index-mark-end text:id="IMark11863344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18633444"/>.empty?<text:alphabetical-index-mark-end text:id="IMark11863344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18633444"/>.length<text:alphabetical-index-mark-end text:id="IMark11863344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18633444"/>.pend<text:alphabetical-index-mark-end text:id="IMark11863344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18633444"/>.pop<text:alphabetical-index-mark-end text:id="IMark11863344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18633444"/>.push<text:alphabetical-index-mark-end text:id="IMark11863344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18634644"/>Rational<text:alphabetical-index-mark-end text:id="IMark11863464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8634740"/>.split<text:alphabetical-index-mark-end text:id="IMark1186347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18633252"/>Stack<text:alphabetical-index-mark-end text:id="IMark118633252"/></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8634740"/>.clear<text:alphabetical-index-mark-end text:id="IMark1186347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8634740"/>.empty?<text:alphabetical-index-mark-end text:id="IMark118634740"/>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8634740"/>.length<text:alphabetical-index-mark-end text:id="IMark1186347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8634740"/>.peek<text:alphabetical-index-mark-end text:id="IMark1186347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8634740"/>.pop<text:alphabetical-index-mark-end text:id="IMark1186347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8634740"/>.push<text:alphabetical-index-mark-end text:id="IMark1186347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8633252"/>String<text:alphabetical-index-mark-end text:id="IMark118633252"/></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70"/>
          </table:table-cell>
          <table:table-cell table:style-name="Table285.B2" office:value-type="string">
            <text:p text:style-name="P70"/>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7">"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7">"-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8634740"/>*<text:alphabetical-index-mark-end text:id="IMark1186347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8634740"/>+<text:alphabetical-index-mark-end text:id="IMark1186347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8634740"/>."<text:alphabetical-index-mark-end text:id="IMark1186347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8634740"/>.+left<text:alphabetical-index-mark-end text:id="IMark1186347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8634740"/>.+mid<text:alphabetical-index-mark-end text:id="IMark1186347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8634740"/>.+midlr<text:alphabetical-index-mark-end text:id="IMark1186347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8634740"/>.+right<text:alphabetical-index-mark-end text:id="IMark1186347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8634740"/>.-left<text:alphabetical-index-mark-end text:id="IMark1186347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8634740"/>.-mid<text:alphabetical-index-mark-end text:id="IMark1186347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8634740"/>.-midlr<text:alphabetical-index-mark-end text:id="IMark1186347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8634740"/>.-right<text:alphabetical-index-mark-end text:id="IMark1186347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8634740"/>.call<text:alphabetical-index-mark-end text:id="IMark11863474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8634740"/>.cjust<text:alphabetical-index-mark-end text:id="IMark1186347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8634740"/>.contains?<text:alphabetical-index-mark-end text:id="IMark1186347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18634740"/>.emit<text:alphabetical-index-mark-end text:id="IMark1186347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18634740"/>.eval<text:alphabetical-index-mark-end text:id="IMark11863474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18634740"/>.fmt<text:alphabetical-index-mark-end text:id="IMark11863474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8634740"/>.fmt"<text:alphabetical-index-mark-end text:id="IMark11863474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18634740"/>.left<text:alphabetical-index-mark-end text:id="IMark1186347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18634740"/>.left?<text:alphabetical-index-mark-end text:id="IMark1186347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8634740"/>.length<text:alphabetical-index-mark-end text:id="IMark1186347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8634740"/>.lines<text:alphabetical-index-mark-end text:id="IMark1186347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18634740"/>.ljust<text:alphabetical-index-mark-end text:id="IMark1186347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8634740"/>.load<text:alphabetical-index-mark-end text:id="IMark1186347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8634740"/>.lstrip<text:alphabetical-index-mark-end text:id="IMark1186347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8634740"/>.mid<text:alphabetical-index-mark-end text:id="IMark1186347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18634740"/>.mid?<text:alphabetical-index-mark-end text:id="IMark1186347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8634740"/>.midlr<text:alphabetical-index-mark-end text:id="IMark1186347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8634740"/>.posn<text:alphabetical-index-mark-end text:id="IMark1186347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8634740"/>.reverse<text:alphabetical-index-mark-end text:id="IMark1186347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8634740"/>.right<text:alphabetical-index-mark-end text:id="IMark1186347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8634740"/>.right?<text:alphabetical-index-mark-end text:id="IMark1186347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8634740"/>.rjust<text:alphabetical-index-mark-end text:id="IMark1186347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18634740"/>.rstrip<text:alphabetical-index-mark-end text:id="IMark1186347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8634740"/>.split<text:alphabetical-index-mark-end text:id="IMark1186347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8634740"/>.strip<text:alphabetical-index-mark-end text:id="IMark1186347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18634740"/>.throw<text:alphabetical-index-mark-end text:id="IMark11863474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8634740"/>.to_lower<text:alphabetical-index-mark-end text:id="IMark1186347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8634740"/>.to_upper<text:alphabetical-index-mark-end text:id="IMark1186347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18634740"/>&lt;<text:alphabetical-index-mark-end text:id="IMark1186347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18634740"/>&lt;&lt;<text:alphabetical-index-mark-end text:id="IMark1186347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18634740"/>&lt;=<text:alphabetical-index-mark-end text:id="IMark1186347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18634740"/>&lt;=&gt;<text:alphabetical-index-mark-end text:id="IMark1186347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18634740"/>&gt;<text:alphabetical-index-mark-end text:id="IMark1186347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18634740"/>&gt;=<text:alphabetical-index-mark-end text:id="IMark1186347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18633252"/>Thread<text:alphabetical-index-mark-end text:id="IMark118633252"/></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8634740"/>.current<text:alphabetical-index-mark-end text:id="IMark1186347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8634740"/>.list<text:alphabetical-index-mark-end text:id="IMark1186347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8634740"/>.main<text:alphabetical-index-mark-end text:id="IMark1186347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p text:style-name="P2">[before] .new{ … } [after]</text:p>
            <text:p text:style-name="Text_20_body">Routing:</text:p>
            <text:p text:style-name="P1">description</text:p>
          </table:table-cell>
          <table:covered-table-cell/>
        </table:table-row>
        <table:table-row table:style-name="Table426.1">
          <table:table-cell table:style-name="Table426.A2" office:value-type="string">
            <text:p text:style-name="P17">Code</text:p>
          </table:table-cell>
          <table:table-cell table:style-name="Table426.B2" office:value-type="string">
            <text:p text:style-name="P17">Result</text:p>
          </table:table-cell>
        </table:table-row>
        <table:table-row table:style-name="Table426.1">
          <table:table-cell table:style-name="Table426.A2" office:value-type="string">
            <text:p text:style-name="Snippet"/>
          </table:table-cell>
          <table:table-cell table:style-name="Table426.B2" office:value-type="string">
            <text:p text:style-name="P2"/>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18634740"/>.vm<text:alphabetical-index-mark-end text:id="IMark1186347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p text:style-name="P2">[before] .sleep [after]</text:p>
            <text:p text:style-name="Text_20_body">Routing:</text:p>
            <text:p text:style-name="P1">description</text:p>
          </table:table-cell>
          <table:covered-table-cell/>
        </table:table-row>
        <table:table-row table:style-name="Table427.1">
          <table:table-cell table:style-name="Table427.A2" office:value-type="string">
            <text:p text:style-name="P17">Code</text:p>
          </table:table-cell>
          <table:table-cell table:style-name="Table427.B2" office:value-type="string">
            <text:p text:style-name="P17">Result</text:p>
          </table:table-cell>
        </table:table-row>
        <table:table-row table:style-name="Table427.1">
          <table:table-cell table:style-name="Table427.A2" office:value-type="string">
            <text:p text:style-name="Snippet"/>
          </table:table-cell>
          <table:table-cell table:style-name="Table427.B2" office:value-type="string">
            <text:p text:style-name="P2"/>
          </table:table-cell>
        </table:table-row>
      </table:table>
      <text:p text:style-name="Text_20_body"/>
      <table:table table:name="Table428" table:style-name="Table428">
        <table:table-column table:style-name="Table428.A"/>
        <table:table-column table:style-name="Table428.B"/>
        <table:table-row table:style-name="Table428.1">
          <table:table-cell table:style-name="Table428.A1" table:number-columns-spanned="2" office:value-type="string">
            <text:p text:style-name="P2">[before] .start [after]</text:p>
            <text:p text:style-name="Text_20_body">Routing:</text:p>
            <text:p text:style-name="P1">description</text:p>
          </table:table-cell>
          <table:covered-table-cell/>
        </table:table-row>
        <table:table-row table:style-name="Table428.1">
          <table:table-cell table:style-name="Table428.A2" office:value-type="string">
            <text:p text:style-name="P17">Code</text:p>
          </table:table-cell>
          <table:table-cell table:style-name="Table428.B2" office:value-type="string">
            <text:p text:style-name="P17">Result</text:p>
          </table:table-cell>
        </table:table-row>
        <table:table-row table:style-name="Table428.1">
          <table:table-cell table:style-name="Table428.A2" office:value-type="string">
            <text:p text:style-name="Snippet"/>
          </table:table-cell>
          <table:table-cell table:style-name="Table428.B2" office:value-type="string">
            <text:p text:style-name="P2"/>
          </table:table-cell>
        </table:table-row>
      </table:table>
      <text:p text:style-name="Text_20_body"><text:soft-page-break/></text:p>
      <table:table table:name="Table429" table:style-name="Table429">
        <table:table-column table:style-name="Table429.A"/>
        <table:table-column table:style-name="Table429.B"/>
        <table:table-row table:style-name="Table429.1">
          <table:table-cell table:style-name="Table429.A1" table:number-columns-spanned="2" office:value-type="string">
            <text:p text:style-name="P2">[before] pause [after]</text:p>
            <text:p text:style-name="Text_20_body">Routing:</text:p>
            <text:p text:style-name="P1">description</text:p>
          </table:table-cell>
          <table:covered-table-cell/>
        </table:table-row>
        <table:table-row table:style-name="Table429.1">
          <table:table-cell table:style-name="Table429.A2" office:value-type="string">
            <text:p text:style-name="P17">Code</text:p>
          </table:table-cell>
          <table:table-cell table:style-name="Table429.B2" office:value-type="string">
            <text:p text:style-name="P17">Result</text:p>
          </table:table-cell>
        </table:table-row>
        <table:table-row table:style-name="Table429.1">
          <table:table-cell table:style-name="Table429.A2" office:value-type="string">
            <text:p text:style-name="Snippet"/>
          </table:table-cell>
          <table:table-cell table:style-name="Table429.B2" office:value-type="string">
            <text:p text:style-name="P2"/>
          </table:table-cell>
        </table:table-row>
      </table:table>
      <text:p text:style-name="Text_20_body"/>
      <text:h text:style-name="Heading_20_1" text:outline-level="1"><text:alphabetical-index-mark-start text:id="IMark118633252"/><text:alphabetical-index-mark-start text:id="IMark118633348"/><text:alphabetical-index-mark-start text:id="IMark118633684"/>TrueClass<text:alphabetical-index-mark-end text:id="IMark118633684"/><text:alphabetical-index-mark-end text:id="IMark118633348"/><text:alphabetical-index-mark-end text:id="IMark118633252"/></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8"/>
      <text:h text:style-name="Heading_20_1" text:outline-level="1"><text:alphabetical-index-mark-start text:id="IMark118633252"/>VirtualMachine<text:alphabetical-index-mark-end text:id="IMark118633252"/></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118634740"/>!:<text:alphabetical-index-mark-end text:id="IMark1186347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721913542978304024" text:style-name="L24">
              <text:list-item>
                <text:p text:style-name="P102">There are pretty much no restrictions on the name except that it not contain spaces and any <text:span text:style-name="T9">" signals an embedded string (which is also immediate).</text:span></text:p>
              </text:list-item>
              <text:list-item>
                <text:p text:style-name="P110">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18634740"/>super<text:alphabetical-index-mark-end text:id="IMark11863474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8634740"/>val:<text:alphabetical-index-mark-end text:id="IMark11863474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18634740"/>var:<text:alphabetical-index-mark-end text:id="IMark11863474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118634740"/>val@:<text:alphabetical-index-mark-end text:id="IMark1186347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8634740"/>var@:<text:alphabetical-index-mark-end text:id="IMark1186347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8634740"/>;<text:alphabetical-index-mark-end text:id="IMark11863474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8634740"/>"<text:alphabetical-index-mark-end text:id="IMark11863474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18634740"/>-infinity<text:alphabetical-index-mark-end text:id="IMark11863474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8634740"/>.:<text:alphabetical-index-mark-end text:id="IMark118634740"/>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8634740"/>.::<text:alphabetical-index-mark-end text:id="IMark1186347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18634740"/>.append{<text:alphabetical-index-mark-end text:id="IMark11863474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18634740"/>.create{<text:alphabetical-index-mark-end text:id="IMark11863474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18634740"/>.dump<text:alphabetical-index-mark-end text:id="IMark1186347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18634740"/>.each{<text:alphabetical-index-mark-end text:id="IMark11863474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text:soft-page-break/></text:p>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8634740"/>.elapsed<text:alphabetical-index-mark-end text:id="IMark11863474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18634740"/>.map{<text:alphabetical-index-mark-end text:id="IMark11863474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18634740"/>.new{<text:alphabetical-index-mark-end text:id="IMark11863474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118634740"/>.open{<text:alphabetical-index-mark-end text:id="IMark11863474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8634740"/>.restart<text:alphabetical-index-mark-end text:id="IMark1186347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118634740"/>.select{<text:alphabetical-index-mark-end text:id="IMark11863474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8634740"/>.to_s<text:alphabetical-index-mark-end text:id="IMark118634740"/> [a_string]</text:h>
            <text:p text:style-name="Text_20_body">Routing: TOS</text:p>
            <text:p text:style-name="P1">Convert the virtual machine to a string.</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8634740"/>.start<text:alphabetical-index-mark-end text:id="IMark11863474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8634740"/>.vm_name<text:alphabetical-index-mark-end text:id="IMark1186347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118634740"/>.with{<text:alphabetical-index-mark-end text:id="IMark11863474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8634740"/>:<text:alphabetical-index-mark-end text:id="IMark118634740"/> method_name … ; []</text:h>
            <text:p text:style-name="Text_20_body">Routing: VM</text:p>
            <text:p text:style-name="P1">This method is used to define a method on the virtual machine. These methods execute normally with to the current mode.</text:p>
            <text:p text:style-name="P1">Notes</text:p>
            <text:list xml:id="list35403564" text:continue-numbering="true" text:style-name="L24">
              <text:list-item>
                <text:p text:style-name="P102">There are pretty much no restrictions on the name except that it not contain spaces and any <text:span text:style-name="T9">" signals an embedded string.</text:span></text:p>
              </text:list-item>
              <text:list-item>
                <text:p text:style-name="P110">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8634212"/>super<text:alphabetical-index-mark-end text:id="IMark118634212"/>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18634212"/>val:<text:alphabetical-index-mark-end text:id="IMark11863421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18634212"/>var:<text:alphabetical-index-mark-end text:id="IMark11863421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8634212"/>val@:<text:alphabetical-index-mark-end text:id="IMark1186342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18634212"/>var@:<text:alphabetical-index-mark-end text:id="IMark11863421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18634212"/>;<text:alphabetical-index-mark-end text:id="IMark118634212"/>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18634212"/>?dup<text:alphabetical-index-mark-end text:id="IMark11863421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8634212"/>[<text:alphabetical-index-mark-end text:id="IMark11863421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8634212"/>accept<text:alphabetical-index-mark-end text:id="IMark11863421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8634212"/>accept"<text:alphabetical-index-mark-end text:id="IMark11863421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18634212"/>begin<text:alphabetical-index-mark-end text:id="IMark11863421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8634212"/>while<text:alphabetical-index-mark-end text:id="IMark118634212"/>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118634212"/>until<text:alphabetical-index-mark-end text:id="IMark118634212"/>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118634212"/>again<text:alphabetical-index-mark-end text:id="IMark118634212"/>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118634212"/>repeat<text:alphabetical-index-mark-end text:id="IMark118634212"/>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h text:style-name="Heading_20_3" text:outline-level="3">[] <text:alphabetical-index-mark-start text:id="IMark118634212"/>class:<text:alphabetical-index-mark-end text:id="IMark118634212"/> class_name []</text:h>
            <text:p text:style-name="Text_20_body">Routing: VM</text:p>
            <text:p text:style-name="P1">This method is used to create new classes. These classes are all sub-classes of the Object class. The class name is restricted to comply with the rule /^[A-Z][A-Za-z0-9]+$/.</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class: MyClass</text:p>
          </table:table-cell>
          <table:table-cell table:style-name="Table308.B2" office:value-type="string">
            <text:p text:style-name="P2">(Creates the class MyClass)</text:p>
          </table:table-cell>
        </table:table-row>
        <table:table-row table:style-name="Table308.1">
          <table:table-cell table:style-name="Table308.A2" office:value-type="string">
            <text:p text:style-name="Snippet">class: 56787</text:p>
          </table:table-cell>
          <table:table-cell table:style-name="Table308.B2" office:value-type="string">
            <text:p text:style-name="P2">F10: Invalid class name 56787</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8634212"/>clone<text:alphabetical-index-mark-end text:id="IMark11863421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P6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7">"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h text:style-name="Heading_20_3" text:outline-level="3">[real_part imaginary_part] <text:alphabetical-index-mark-start text:id="IMark118634212"/>complex<text:alphabetical-index-mark-end text:id="IMark118634212"/> [a_complex]</text:h>
            <text:p text:style-name="Text_20_body">Routing: VM</text:p>
            <text:p text:style-name="P1">Given two numbers, create a complex number.</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3">
          <table:table-cell table:style-name="Table310.A2" office:value-type="string">
            <text:p text:style-name="Snippet">4 5 complex</text:p>
          </table:table-cell>
          <table:table-cell table:style-name="Table310.B2" office:value-type="string">
            <text:p text:style-name="P2">4+5i</text:p>
          </table:table-cell>
        </table:table-row>
        <table:table-row table:style-name="Table310.3">
          <table:table-cell table:style-name="Table310.A2" office:value-type="string">
            <text:p text:style-name="Snippet">"apple" 5 complex</text:p>
          </table:table-cell>
          <table:table-cell table:style-name="Table310.B2" office:value-type="string">
            <text:p text:style-name="P2">F40: Cannot coerce a String instance, Fixnum instance to a Complex</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18634212"/>copy<text:alphabetical-index-mark-end text:id="IMark11863421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P6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7">"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18634212"/>cr<text:alphabetical-index-mark-end text:id="IMark11863421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8634212"/>do<text:alphabetical-index-mark-end text:id="IMark11863421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8634212"/>i<text:alphabetical-index-mark-end text:id="IMark118634212"/> [iteration_value]</text:h>
            <text:p text:style-name="Text_20_body">Routing:<text:span text:style-name="T13">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18634212"/>j<text:alphabetical-index-mark-end text:id="IMark118634212"/> [iteration_value]</text:h>
            <text:p text:style-name="Text_20_body">Routing:<text:span text:style-name="T13">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7">Code</text:p>
          </table:table-cell>
          <table:table-cell table:style-name="Table432.B2" office:value-type="string">
            <text:p text:style-name="P17">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8634212"/>-i<text:alphabetical-index-mark-end text:id="IMark118634212"/> [iteration_value]</text:h>
            <text:p text:style-name="Text_20_body">Routing:<text:span text:style-name="T13">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7">Code</text:p>
          </table:table-cell>
          <table:table-cell table:style-name="Table433.B2" office:value-type="string">
            <text:p text:style-name="P17">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8634212"/>-j<text:alphabetical-index-mark-end text:id="IMark118634212"/> [iteration_value]</text:h>
            <text:p text:style-name="Text_20_body">Routing:<text:span text:style-name="T13">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7">Code</text:p>
          </table:table-cell>
          <table:table-cell table:style-name="Table434.B2" office:value-type="string">
            <text:p text:style-name="P17">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do … <text:alphabetical-index-mark-start text:id="IMark118634212"/>loop<text:alphabetical-index-mark-end text:id="IMark118634212"/> []</text:h>
            <text:p text:style-name="Text_20_body">Routing:<text:span text:style-name="T13">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do … <text:alphabetical-index-mark-start text:id="IMark118634212"/>+loop<text:alphabetical-index-mark-end text:id="IMark118634212"/> []</text:h>
            <text:p text:style-name="Text_20_body">Routing:<text:span text:style-name="T13">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7">Code</text:p>
          </table:table-cell>
          <table:table-cell table:style-name="Table436.B2" office:value-type="string">
            <text:p text:style-name="P17">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4">"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8634212"/>dpr<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8634212"/>drop<text:alphabetical-index-mark-end text:id="IMark11863421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18634212"/>dup<text:alphabetical-index-mark-end text:id="IMark11863421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7">"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18634212"/>e<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8634212"/>epsilon<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8634212"/>false<text:alphabetical-index-mark-end text:id="IMark11863421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18634212"/>if<text:alphabetical-index-mark-end text:id="IMark11863421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2 odd? if .<text:span text:style-name="T14">"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4">"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4">"?"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text:alphabetical-index-mark-start text:id="IMark118634212"/>else<text:alphabetical-index-mark-end text:id="IMark118634212"/> []</text:h>
            <text:p text:style-name="Text_20_body">Routing:<text:span text:style-name="T13">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if … <text:alphabetical-index-mark-start text:id="IMark118634212"/>then<text:alphabetical-index-mark-end text:id="IMark118634212"/> []</text:h>
            <text:p text:style-name="Text_20_body">Routing:<text:span text:style-name="T13">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8634212"/>infinity<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18634212"/>load"<text:alphabetical-index-mark-end text:id="IMark11863421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load<text:span text:style-name="T14">"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4">"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8634212"/>max_float<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8634212"/>min_float<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18634212"/>nan<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8634212"/>nil<text:alphabetical-index-mark-end text:id="IMark11863421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18634212"/>nip<text:alphabetical-index-mark-end text:id="IMark11863421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8634212"/>over<text:alphabetical-index-mark-end text:id="IMark11863421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8634212"/>pause<text:alphabetical-index-mark-end text:id="IMark11863421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8634212"/>pi<text:alphabetical-index-mark-end text:id="IMark11863421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8634212"/>pick<text:alphabetical-index-mark-end text:id="IMark11863421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4">"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h text:style-name="Heading_20_3" text:outline-level="3">[numerator denominator] <text:alphabetical-index-mark-start text:id="IMark118634212"/>rational<text:alphabetical-index-mark-end text:id="IMark118634212"/> [a_rational]</text:h>
            <text:p text:style-name="Text_20_body">Routing: VM</text:p>
            <text:p text:style-name="P1">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3 4 rational</text:p>
          </table:table-cell>
          <table:table-cell table:style-name="Table333.B2" office:value-type="string">
            <text:p text:style-name="P2">3/4</text:p>
          </table:table-cell>
        </table:table-row>
        <table:table-row table:style-name="Table333.1">
          <table:table-cell table:style-name="Table333.A2" office:value-type="string">
            <text:p text:style-name="Snippet">3.5 4 rational</text:p>
          </table:table-cell>
          <table:table-cell table:style-name="Table333.B2" office:value-type="string">
            <text:p text:style-name="P2">7/8</text:p>
          </table:table-cell>
        </table:table-row>
        <table:table-row table:style-name="Table333.1">
          <table:table-cell table:style-name="Table333.A2" office:value-type="string">
            <text:p text:style-name="Snippet">4 3.5 rational</text:p>
          </table:table-cell>
          <table:table-cell table:style-name="Table333.B2" office:value-type="string">
            <text:p text:style-name="P2">8/7</text:p>
          </table:table-cell>
        </table:table-row>
        <table:table-row table:style-name="Table333.1">
          <table:table-cell table:style-name="Table333.A2" office:value-type="string">
            <text:p text:style-name="Snippet">1+2i 3 rational</text:p>
          </table:table-cell>
          <table:table-cell table:style-name="Table333.B2" office:value-type="string">
            <text:p text:style-name="P2">1/3+2/3i</text:p>
          </table:table-cell>
        </table:table-row>
        <table:table-row table:style-name="Table333.1">
          <table:table-cell table:style-name="Table333.A2" office:value-type="string">
            <text:p text:style-name="Snippet">3.1 4 rational</text:p>
          </table:table-cell>
          <table:table-cell table:style-name="Table333.B2" office:value-type="string">
            <text:p text:style-name="P2">6980579422424269/9007199254740992</text:p>
          </table:table-cell>
        </table:table-row>
        <table:table-row table:style-name="Table333.1">
          <table:table-cell table:style-name="Table333.A2" office:value-type="string">
            <text:p text:style-name="Snippet">"apple" 3 rational</text:p>
          </table:table-cell>
          <table:table-cell table:style-name="Table333.B2" office:value-type="string">
            <text:p text:style-name="P2">F40: Cannot coerce a String instance, Fixnum instance to a Rational</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8634212"/>rot<text:alphabetical-index-mark-end text:id="IMark11863421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8634212"/>self<text:alphabetical-index-mark-end text:id="IMark11863421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gt;<text:span text:style-name="T12">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Snippet">&gt;<text:span text:style-name="T12">class: MyClass</text:span></text:p>
            <text:p text:style-name="Snippet">&gt;<text:span text:style-name="T12">MyClass .: .who_r_u self ;</text:span></text:p>
            <text:p text:style-name="Snippet">&gt;<text:span text:style-name="T12">MyClass .new .who_r_u .name</text:span></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8634212"/>space<text:alphabetical-index-mark-end text:id="IMark11863421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8634212"/>spaces<text:alphabetical-index-mark-end text:id="IMark11863421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8634212"/>swap<text:alphabetical-index-mark-end text:id="IMark11863421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18634212"/>switch<text:alphabetical-index-mark-end text:id="IMark11863421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18634212"/>break<text:alphabetical-index-mark-end text:id="IMark118634212"/> []</text:h>
            <text:p text:style-name="Text_20_body">Routing:<text:span text:style-name="T13">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18634212"/>?break<text:alphabetical-index-mark-end text:id="IMark118634212"/> []</text:h>
            <text:p text:style-name="Text_20_body">Routing:<text:span text:style-name="T13">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switch … <text:alphabetical-index-mark-start text:id="IMark118634212"/>end<text:alphabetical-index-mark-end text:id="IMark118634212"/> []</text:h>
            <text:p text:style-name="Text_20_body">Routing:<text:span text:style-name="T13">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8634212"/>throw<text:span text:style-name="T9">"</text:span><text:alphabetical-index-mark-end text:id="IMark11863421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throw<text:span text:style-name="T14">"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8634212"/>true<text:alphabetical-index-mark-end text:id="IMark11863421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18634212"/>try<text:alphabetical-index-mark-end text:id="IMark118634212"/> … end [unspecified]</text:h>
            <text:p text:style-name="Text_20_body">Routing: VM</text:p>
            <text:p text:style-name="P1">The try block is used to control and contain exceptions. The try block is composed of three sections: </text:p>
            <text:list xml:id="list7218351393569035109" text:style-name="L25">
              <text:list-item>
                <text:p text:style-name="P103">The try section that contains the potentially error prone code.</text:p>
              </text:list-item>
              <text:list-item>
                <text:p text:style-name="P103">The optional catch section that responds to and processes exceptions.</text:p>
              </text:list-item>
              <text:list-item>
                <text:p text:style-name="P10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18633828"/>catch<text:alphabetical-index-mark-end text:id="IMark118633828"/> []</text:h>
            <text:p text:style-name="Text_20_body">Routing:<text:span text:style-name="T13">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18633828"/>?<text:span text:style-name="T9">"</text:span><text:alphabetical-index-mark-end text:id="IMark118633828"/><text:span text:style-name="T9">error_code"</text:span> [a_boolean]</text:h>
            <text:p text:style-name="Text_20_body">Routing:<text:span text:style-name="T13">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7">Code</text:p>
          </table:table-cell>
          <table:table-cell table:style-name="Table449.B2" office:value-type="string">
            <text:p text:style-name="P17">Result</text:p>
          </table:table-cell>
        </table:table-row>
        <table:table-row table:style-name="Table449.1">
          <table:table-cell table:style-name="Table449.A2" office:value-type="string">
            <text:p text:style-name="Snippet">?<text:span text:style-name="T14">"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4">"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4">"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18633828"/>bounce<text:alphabetical-index-mark-end text:id="IMark118633828"/> []</text:h>
            <text:p text:style-name="Text_20_body">Routing:<text:span text:style-name="T13">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18633828"/>error<text:alphabetical-index-mark-end text:id="IMark118633828"/> [a_string]</text:h>
            <text:p text:style-name="Text_20_body">Routing:<text:span text:style-name="T13">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18633828"/>finally<text:alphabetical-index-mark-end text:id="IMark118633828"/> []</text:h>
            <text:p text:style-name="Text_20_body">Routing:<text:span text:style-name="T13">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try … <text:alphabetical-index-mark-start text:id="IMark118633828"/>end<text:alphabetical-index-mark-end text:id="IMark118633828"/> [after]</text:h>
            <text:p text:style-name="Text_20_body">Routing:<text:span text:style-name="T13">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8633828"/>tuck<text:alphabetical-index-mark-end text:id="IMark1186338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8633828"/>val#:<text:alphabetical-index-mark-end text:id="IMark1186338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8633828"/>val$:<text:alphabetical-index-mark-end text:id="IMark1186338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8633828"/>var#:<text:alphabetical-index-mark-end text:id="IMark1186338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8633828"/>var$:<text:alphabetical-index-mark-end text:id="IMark1186338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8633828"/>vm<text:alphabetical-index-mark-end text:id="IMark11863382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8633828"/>{<text:alphabetical-index-mark-end text:id="IMark11863382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8633828"/>{{<text:alphabetical-index-mark-end text:id="IMark11863382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8633252"/>Commands<text:alphabetical-index-mark-end text:id="IMark118633252"/></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ext:soft-page-break/>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ext:soft-page-break/>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ext:soft-page-break/>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ext:soft-page-break/>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18633252"/>)entries<text:alphabetical-index-mark-end text:id="IMark118633252"/>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0">0</text:p>
          <text:p text:style-name="P79">0&lt;<text:tab/>116</text:p>
          <text:p text:style-name="P79">0&lt;=<text:tab/>116</text:p>
          <text:p text:style-name="P79">0&lt;=&gt;<text:tab/>117</text:p>
          <text:p text:style-name="P79">0&lt;&gt; <text:tab/>117</text:p>
          <text:p text:style-name="P79">0=<text:tab/>117</text:p>
          <text:p text:style-name="P79">0&gt;<text:tab/>118</text:p>
          <text:p text:style-name="P79">0&gt;=<text:tab/>118</text:p>
          <text:p text:style-name="P80">1</text:p>
          <text:p text:style-name="P79">1-<text:tab/>118</text:p>
          <text:p text:style-name="P79">1+<text:tab/>118</text:p>
          <text:p text:style-name="P80">2</text:p>
          <text:p text:style-name="P79">2-<text:tab/>119</text:p>
          <text:p text:style-name="P79">2*<text:tab/>94, 119</text:p>
          <text:p text:style-name="P79">2/<text:tab/>94, 120</text:p>
          <text:p text:style-name="P79">2+<text:tab/>119</text:p>
          <text:p text:style-name="P80">A</text:p>
          <text:p text:style-name="P79">accept<text:tab/>178</text:p>
          <text:p text:style-name="P79">accept"<text:tab/>178</text:p>
          <text:p text:style-name="P79">again<text:tab/>24, 179</text:p>
          <text:p text:style-name="P79">and<text:tab/>96</text:p>
          <text:p text:style-name="P79">Archive<text:tab/>11</text:p>
          <text:p text:style-name="P79">Array<text:tab/>61</text:p>
          <text:p text:style-name="P80">B</text:p>
          <text:p text:style-name="P79">begin<text:tab/>24, 179</text:p>
          <text:p text:style-name="P79">Boolean<text:tab/>59</text:p>
          <text:p text:style-name="P79">bounce<text:tab/>35, 37, 192</text:p>
          <text:p text:style-name="P79">break<text:tab/>190</text:p>
          <text:p text:style-name="P80">C</text:p>
          <text:p text:style-name="P79">catch<text:tab/>34, 37, 192</text:p>
          <text:p text:style-name="P79">Class<text:tab/>75</text:p>
          <text:p text:style-name="P79">class:<text:tab/>180</text:p>
          <text:p text:style-name="P79">Classes<text:tab/>45</text:p>
          <text:p text:style-name="P79">clone<text:tab/>29, 180</text:p>
          <text:p text:style-name="P79">com<text:tab/>96</text:p>
          <text:p text:style-name="P79">Commands<text:tab/>78, 196</text:p>
          <text:p text:style-name="P79">complex<text:tab/>180</text:p>
          <text:p text:style-name="P79">Complex<text:tab/>80</text:p>
          <text:p text:style-name="P79">copy<text:tab/>29, 181</text:p>
          <text:p text:style-name="P79">cr<text:tab/>181</text:p>
          <text:p text:style-name="P80">D</text:p>
          <text:p text:style-name="P79">Declarations<text:tab/>25</text:p>
          <text:p text:style-name="P79">Demo.rb<text:tab/>10</text:p>
          <text:p text:style-name="P79">distinct?<text:tab/>133</text:p>
          <text:p text:style-name="P79">do<text:tab/>22, 181</text:p>
          <text:p text:style-name="P79">do_map_name<text:tab/>55</text:p>
          <text:p text:style-name="P79">dpr<text:tab/>99, 183</text:p>
          <text:p text:style-name="P79">drop<text:tab/>18, 183</text:p>
          <text:p text:style-name="P79">Duck Typing<text:tab/>25</text:p>
          <text:p text:style-name="P79">dup<text:tab/>18, 29, 184</text:p>
          <text:p text:style-name="P80">E</text:p>
          <text:p text:style-name="P79">e<text:tab/>100, 184</text:p>
          <text:p text:style-name="P79">else<text:tab/>20, 185</text:p>
          <text:p text:style-name="P79">end<text:tab/>190, 193</text:p>
          <text:p text:style-name="P79">epsilon<text:tab/>100, 184</text:p>
          <text:p text:style-name="P79">error<text:tab/>192</text:p>
          <text:p text:style-name="P80">F</text:p>
          <text:p text:style-name="P79">false<text:tab/>184</text:p>
          <text:p text:style-name="P79">FalseClass<text:tab/>59, 83</text:p>
          <text:p text:style-name="P79">finally<text:tab/>36, 37, 193</text:p>
          <text:p text:style-name="P79">Float<text:tab/>85</text:p>
          <text:p text:style-name="P80">H</text:p>
          <text:p text:style-name="P79">Hash<text:tab/>86</text:p>
          <text:p text:style-name="P80">I</text:p>
          <text:p text:style-name="P79">i<text:tab/>22, 182</text:p>
          <text:p text:style-name="P79">identical?<text:tab/>133</text:p>
          <text:p text:style-name="P79">if<text:tab/>20, 185</text:p>
          <text:p text:style-name="P79">infinity<text:tab/>100, 185</text:p>
          <text:p text:style-name="P79">Inheritance<text:tab/>46</text:p>
          <text:p text:style-name="P79">InStream<text:tab/>89</text:p>
          <text:p text:style-name="P79">Integer<text:tab/>92</text:p>
          <text:p text:style-name="P80">J</text:p>
          <text:p text:style-name="P79">j<text:tab/>22, 182</text:p>
          <text:p text:style-name="P80">K</text:p>
          <text:p text:style-name="P79">Known Issues<text:tab/>11</text:p>
          <text:p text:style-name="P80">L</text:p>
          <text:p text:style-name="P79">Late Binding<text:tab/>46</text:p>
          <text:p text:style-name="P79">load"<text:tab/>186</text:p>
          <text:p text:style-name="P79">loop<text:tab/>22, 183</text:p>
          <text:p text:style-name="P80">M</text:p>
          <text:p text:style-name="P79">max<text:tab/>133</text:p>
          <text:p text:style-name="P79">max_float<text:tab/>100, 186</text:p>
          <text:p text:style-name="P79">Method Mapping<text:tab/>47</text:p>
          <text:p text:style-name="P79">Methods<text:tab/>46</text:p>
          <text:p text:style-name="P79">min<text:tab/>134</text:p>
          <text:p text:style-name="P79">min_float<text:tab/>101, 186</text:p>
          <text:p text:style-name="P79">mod<text:tab/>122</text:p>
          <text:p text:style-name="P79">Mutation<text:tab/>27</text:p>
          <text:p text:style-name="P80">N</text:p>
          <text:p text:style-name="P79">nan<text:tab/>101, 186</text:p>
          <text:p text:style-name="P79">neg<text:tab/>122</text:p>
          <text:p text:style-name="P79">nil<text:tab/>186</text:p>
          <text:p text:style-name="P79">nil&lt;&gt;<text:tab/>134</text:p>
          <text:p text:style-name="P79">nil=<text:tab/>134</text:p>
          <text:p text:style-name="P79">NilClass<text:tab/>59, 97</text:p>
          <text:p text:style-name="P79">nip<text:tab/>18, 187</text:p>
          <text:p text:style-name="P79">not<text:tab/>135</text:p>
          <text:p text:style-name="P79">Numeric<text:tab/>60, 99</text:p>
          <text:p text:style-name="P80">O</text:p>
          <text:p text:style-name="P79">Object<text:tab/>59, 123</text:p>
          <text:p text:style-name="P79">or<text:tab/>96</text:p>
          <text:p text:style-name="P79">OutStream<text:tab/>137</text:p>
          <text:p text:style-name="P79">over<text:tab/>18, 187</text:p>
          <text:p text:style-name="P80">P</text:p>
          <text:p text:style-name="P79">pause<text:tab/>187</text:p>
          <text:p text:style-name="P79">pi<text:tab/>101, 187</text:p>
          <text:p text:style-name="P79">pick<text:tab/>18, 188</text:p>
          <text:p text:style-name="P79">Polymorphism<text:tab/>46</text:p>
          <text:p text:style-name="P79">Procedure<text:tab/>142</text:p>
          <text:p text:style-name="P79">Prototypes<text:tab/>46</text:p>
          <text:p text:style-name="P80">Q</text:p>
          <text:p text:style-name="P79">Queue<text:tab/>144</text:p>
          <text:p text:style-name="P80">R</text:p>
          <text:p text:style-name="P79">Rake<text:tab/>10</text:p>
          <text:p text:style-name="P79">rational<text:tab/>188</text:p>
          <text:p text:style-name="P79">Rational<text:tab/>146</text:p>
          <text:p text:style-name="P79">Referencing<text:tab/>26</text:p>
          <text:p text:style-name="P79">repeat<text:tab/>24, 180</text:p>
          <text:p text:style-name="P79">rot<text:tab/>188</text:p>
          <text:p text:style-name="P79">Routing<text:tab/>52</text:p>
          <text:p text:style-name="P80">S</text:p>
          <text:p text:style-name="P79">Scoping<text:tab/>25</text:p>
          <text:p text:style-name="P79">self<text:tab/>57, 189</text:p>
          <text:p text:style-name="P79">space<text:tab/>189</text:p>
          <text:p text:style-name="P79">spaces<text:tab/>189</text:p>
          <text:p text:style-name="P79">Stack<text:tab/>147</text:p>
          <text:p text:style-name="P79">String<text:tab/>149</text:p>
          <text:p text:style-name="P79">super<text:tab/>76, 125, 171, 176</text:p>
          <text:p text:style-name="P79">swap<text:tab/>19, 189</text:p>
          <text:p text:style-name="P79">switch<text:tab/>20, 190</text:p>
          <text:p text:style-name="P79">SymbolMap<text:tab/>47</text:p>
          <text:p text:style-name="P80">T</text:p>
          <text:p text:style-name="P79">Testing<text:tab/>10</text:p>
          <text:p text:style-name="P79">Thanks<text:tab/>8</text:p>
          <text:p text:style-name="P79">then<text:tab/>20, 185</text:p>
          <text:p text:style-name="P79">Thread<text:tab/>166</text:p>
          <text:p text:style-name="P79">throw"<text:tab/>38, 191</text:p>
          <text:p text:style-name="P79">true<text:tab/>191</text:p>
          <text:p text:style-name="P79">TrueClass<text:tab/>59, 169</text:p>
          <text:p text:style-name="P79">try<text:tab/>34, 37, 191</text:p>
          <text:p text:style-name="P79">tuck<text:tab/>19, 193</text:p>
          <text:p text:style-name="P79">Typing<text:tab/>25</text:p>
          <text:p text:style-name="P80">U</text:p>
          <text:p text:style-name="P79">until<text:tab/>24, 179</text:p>
          <text:p text:style-name="P80">V</text:p>
          <text:p text:style-name="P79">v<text:tab/>67, 69, 72</text:p>
          <text:p text:style-name="P79">val:<text:tab/>25, 76, 124, 171, 177</text:p>
          <text:p text:style-name="P79">val@:<text:tab/>26, 76, 124, 172, 177</text:p>
          <text:p text:style-name="P79">val#:<text:tab/>26, 193</text:p>
          <text:p text:style-name="P79">val$:<text:tab/>26, 194</text:p>
          <text:p text:style-name="P79">var:<text:tab/>25, 76, 124, 171, 177</text:p>
          <text:p text:style-name="P79">var@:<text:tab/>26, 77, 125, 172, 177</text:p>
          <text:p text:style-name="P79">var#:<text:tab/>26, 194</text:p>
          <text:p text:style-name="P79">var$:<text:tab/>26, 195</text:p>
          <text:p text:style-name="P79">VirtualMachine<text:tab/>170</text:p>
          <text:p text:style-name="P79">vm<text:tab/>195</text:p>
          <text:p text:style-name="P80">W</text:p>
          <text:p text:style-name="P79">while<text:tab/>179</text:p>
          <text:p text:style-name="P80">X</text:p>
          <text:p text:style-name="P79"><text:soft-page-break/>x<text:tab/>62, 67, 69, 72</text:p>
          <text:p text:style-name="P79">xor<text:tab/>96</text:p>
          <text:p text:style-name="P80">^</text:p>
          <text:p text:style-name="P79">^^<text:tab/>84, 97, 132</text:p>
          <text:p text:style-name="P80">-</text:p>
          <text:p text:style-name="P79">-<text:tab/>103</text:p>
          <text:p text:style-name="P79">-&gt;<text:tab/>86</text:p>
          <text:p text:style-name="P79">-i<text:tab/>22, 182</text:p>
          <text:p text:style-name="P79">-infinity<text:tab/>99, 172</text:p>
          <text:p text:style-name="P79">-j<text:tab/>22, 182</text:p>
          <text:p text:style-name="P80">;</text:p>
          <text:p text:style-name="P79">;<text:tab/>77, 125, 172, 177</text:p>
          <text:p text:style-name="P80">:</text:p>
          <text:p text:style-name="P79">:<text:tab/>54, 176</text:p>
          <text:p text:style-name="P80">!</text:p>
          <text:p text:style-name="P79">!<text:tab/>64</text:p>
          <text:p text:style-name="P79">!:<text:tab/>171</text:p>
          <text:p text:style-name="P80">?</text:p>
          <text:p text:style-name="P79">?"<text:tab/>35, 37, 192</text:p>
          <text:p text:style-name="P79">?break<text:tab/>190</text:p>
          <text:p text:style-name="P79">?dup<text:tab/>178</text:p>
          <text:p text:style-name="P80">.</text:p>
          <text:p text:style-name="P79">.<text:tab/>123, 139</text:p>
          <text:p text:style-name="P79">.-left<text:tab/>66, 155</text:p>
          <text:p text:style-name="P79">.-mid<text:tab/>66, 155</text:p>
          <text:p text:style-name="P79">.-midlr<text:tab/>66, 155</text:p>
          <text:p text:style-name="P79">.-right<text:tab/>66, 156</text:p>
          <text:p text:style-name="P79">.:<text:tab/>54, 75, 172</text:p>
          <text:p text:style-name="P79">.::<text:tab/>54, 124, 173</text:p>
          <text:p text:style-name="P79">."<text:tab/>153</text:p>
          <text:p text:style-name="P79">.[]!<text:tab/>67, 87</text:p>
          <text:p text:style-name="P79">.[]@<text:tab/>67, 87</text:p>
          <text:p text:style-name="P79">.+left<text:tab/>64, 154</text:p>
          <text:p text:style-name="P79">.+mid<text:tab/>65, 154</text:p>
          <text:p text:style-name="P79">.+midlr<text:tab/>65, 154</text:p>
          <text:p text:style-name="P79">.+right<text:tab/>65, 155</text:p>
          <text:p text:style-name="P79">.1/x<text:tab/>103</text:p>
          <text:p text:style-name="P79">.10**<text:tab/>103</text:p>
          <text:p text:style-name="P79">.2**<text:tab/>104</text:p>
          <text:p text:style-name="P79">.abs<text:tab/>104</text:p>
          <text:p text:style-name="P79">.acos<text:tab/>104</text:p>
          <text:p text:style-name="P79">.acosh<text:tab/>105</text:p>
          <text:p text:style-name="P79">.angle<text:tab/>105</text:p>
          <text:p text:style-name="P79">.append<text:tab/>137</text:p>
          <text:p text:style-name="P79">.append{<text:tab/>138, 173</text:p>
          <text:p text:style-name="P79">.asin<text:tab/>105</text:p>
          <text:p text:style-name="P79">.asinh<text:tab/>106</text:p>
          <text:p text:style-name="P79">.atan<text:tab/>106</text:p>
          <text:p text:style-name="P79">.atan2<text:tab/>106</text:p>
          <text:p text:style-name="P79">.atanh<text:tab/>107</text:p>
          <text:p text:style-name="P79">.c2p<text:tab/>107</text:p>
          <text:p text:style-name="P79">.call<text:tab/>142, 156</text:p>
          <text:p text:style-name="P79">.cbrt<text:tab/>81, 107</text:p>
          <text:p text:style-name="P79">.ceil<text:tab/>107</text:p>
          <text:p text:style-name="P79">.cjust<text:tab/>156</text:p>
          <text:p text:style-name="P79">.class<text:tab/>125</text:p>
          <text:p text:style-name="P79">.clear<text:tab/>144, 147</text:p>
          <text:p text:style-name="P79">.clone<text:tab/>29, 126</text:p>
          <text:p text:style-name="P79">.clone_exclude<text:tab/>31, 126</text:p>
          <text:p text:style-name="P79">.close<text:tab/>90, 139</text:p>
          <text:p text:style-name="P79">.conjugate<text:tab/>108</text:p>
          <text:p text:style-name="P79">.contains?<text:tab/>156</text:p>
          <text:p text:style-name="P79">.copy<text:tab/>29, 126</text:p>
          <text:p text:style-name="P79">.cos<text:tab/>108</text:p>
          <text:p text:style-name="P79">.cosh<text:tab/>108</text:p>
          <text:p text:style-name="P79">.cr<text:tab/>139</text:p>
          <text:p text:style-name="P79">.create<text:tab/>138</text:p>
          <text:p text:style-name="P79">.create{<text:tab/>138, 173</text:p>
          <text:p text:style-name="P79">.cube<text:tab/>108</text:p>
          <text:p text:style-name="P79">.current<text:tab/>166</text:p>
          <text:p text:style-name="P79">.d2r<text:tab/>109</text:p>
          <text:p text:style-name="P79">.denominator<text:tab/>109</text:p>
          <text:p text:style-name="P79">.dump<text:tab/>173</text:p>
          <text:p text:style-name="P79">.e**<text:tab/>81, 109</text:p>
          <text:p text:style-name="P79">.each{<text:tab/>67, 173</text:p>
          <text:p text:style-name="P79">.elapsed<text:tab/>174</text:p>
          <text:p text:style-name="P79">.emit<text:tab/>109, 139, 157</text:p>
          <text:p text:style-name="P79">.empty?<text:tab/>144, 147</text:p>
          <text:p text:style-name="P79">.eval<text:tab/>157</text:p>
          <text:p text:style-name="P79">.even?<text:tab/>93</text:p>
          <text:p text:style-name="P79">.floor<text:tab/>110</text:p>
          <text:p text:style-name="P79">.fmt<text:tab/>157</text:p>
          <text:p text:style-name="P79">.fmt"<text:tab/>157</text:p>
          <text:p text:style-name="P79">.gcd<text:tab/>93</text:p>
          <text:p text:style-name="P79">.get_all<text:tab/>89</text:p>
          <text:p text:style-name="P79">.getc<text:tab/>91</text:p>
          <text:p text:style-name="P79">.gets<text:tab/>91</text:p>
          <text:p text:style-name="P79">.hypot<text:tab/>110</text:p>
          <text:p text:style-name="P79">.imaginary<text:tab/>110</text:p>
          <text:p text:style-name="P79">.init<text:tab/>26, 127</text:p>
          <text:p text:style-name="P79">.is_class?<text:tab/>77, 127</text:p>
          <text:p text:style-name="P79">.keys<text:tab/>87</text:p>
          <text:p text:style-name="P79">.lcm<text:tab/>93</text:p>
          <text:p text:style-name="P79">.left<text:tab/>68, 158</text:p>
          <text:p text:style-name="P79">.left?<text:tab/>158</text:p>
          <text:p text:style-name="P79">.length<text:tab/>68, 144, 147, 158</text:p>
          <text:p text:style-name="P79">.lines<text:tab/>158</text:p>
          <text:p text:style-name="P79">.list<text:tab/>166</text:p>
          <text:p text:style-name="P79">.ljust<text:tab/>159</text:p>
          <text:p text:style-name="P79">.ln<text:tab/>110</text:p>
          <text:p text:style-name="P79">.load<text:tab/>159</text:p>
          <text:p text:style-name="P79">.log10<text:tab/>111</text:p>
          <text:p text:style-name="P79">.log2<text:tab/>111</text:p>
          <text:p text:style-name="P79">.lstrip<text:tab/>159</text:p>
          <text:p text:style-name="P79">.magnitude<text:tab/>111</text:p>
          <text:p text:style-name="P79">.main<text:tab/>167</text:p>
          <text:p text:style-name="P79">.map{<text:tab/>69, 174</text:p>
          <text:p text:style-name="P79">.max<text:tab/>70</text:p>
          <text:p text:style-name="P79">.mid<text:tab/>70, 159</text:p>
          <text:p text:style-name="P79">.mid?<text:tab/>160</text:p>
          <text:p text:style-name="P79">.midlr<text:tab/>70, 160</text:p>
          <text:p text:style-name="P79">.min<text:tab/>71</text:p>
          <text:p text:style-name="P79">.name<text:tab/>127</text:p>
          <text:p text:style-name="P79">.new<text:tab/>62, 77</text:p>
          <text:p text:style-name="P79">.new_size<text:tab/>63</text:p>
          <text:p text:style-name="P79">.new_value<text:tab/>63</text:p>
          <text:p text:style-name="P79">.new_values<text:tab/>63</text:p>
          <text:p text:style-name="P79">.new{<text:tab/>62, 174</text:p>
          <text:p text:style-name="P79">.numerator<text:tab/>112</text:p>
          <text:p text:style-name="P79">.odd?<text:tab/>93</text:p>
          <text:p text:style-name="P79">.open<text:tab/>90</text:p>
          <text:p text:style-name="P79">.open{<text:tab/>90, 174</text:p>
          <text:p text:style-name="P79">.p2c<text:tab/>112</text:p>
          <text:p text:style-name="P79">.parent_class<text:tab/>78</text:p>
          <text:p text:style-name="P79">.peek<text:tab/>148</text:p>
          <text:p text:style-name="P79">.pend<text:tab/>145</text:p>
          <text:p text:style-name="P79">.polar<text:tab/>112</text:p>
          <text:p text:style-name="P79">.pop<text:tab/>145, 148</text:p>
          <text:p text:style-name="P79">.posn<text:tab/>160</text:p>
          <text:p text:style-name="P79">.pp<text:tab/>71, 88</text:p>
          <text:p text:style-name="P79">.push<text:tab/>145, 148</text:p>
          <text:p text:style-name="P79">.r2d<text:tab/>113</text:p>
          <text:p text:style-name="P79">.real<text:tab/>113</text:p>
          <text:p text:style-name="P79">.restart<text:tab/>174</text:p>
          <text:p text:style-name="P79">.reverse<text:tab/>71, 161</text:p>
          <text:p text:style-name="P79">.right<text:tab/>71, 161</text:p>
          <text:p text:style-name="P79">.right?<text:tab/>161</text:p>
          <text:p text:style-name="P79">.rjust<text:tab/>161</text:p>
          <text:p text:style-name="P79">.round<text:tab/>113</text:p>
          <text:p text:style-name="P79">.rstrip<text:tab/>162</text:p>
          <text:p text:style-name="P79">.select{<text:tab/>72, 175</text:p>
          <text:p text:style-name="P79">.shuffle<text:tab/>73</text:p>
          <text:p text:style-name="P79">.sin<text:tab/>113</text:p>
          <text:p text:style-name="P79">.sinh<text:tab/>114</text:p>
          <text:p text:style-name="P79">.sleep<text:tab/>114</text:p>
          <text:p text:style-name="P79">.sort<text:tab/>73</text:p>
          <text:p text:style-name="P79">.space<text:tab/>140</text:p>
          <text:p text:style-name="P79">.spaces<text:tab/>140</text:p>
          <text:p text:style-name="P79">.split<text:tab/>81, 146, 162</text:p>
          <text:p text:style-name="P79">.sqr<text:tab/>114</text:p>
          <text:p text:style-name="P79">.sqrt<text:tab/>81, 115</text:p>
          <text:p text:style-name="P79">.start<text:tab/>143, 175</text:p>
          <text:p text:style-name="P79">.strip<text:tab/>162</text:p>
          <text:p text:style-name="P79">.strlen<text:tab/>128</text:p>
          <text:p text:style-name="P79">.strmax<text:tab/>73</text:p>
          <text:p text:style-name="P79">.strmax2<text:tab/>88</text:p>
          <text:p text:style-name="P79">.subclass:<text:tab/>78</text:p>
          <text:p text:style-name="P79">.tan<text:tab/>115</text:p>
          <text:p text:style-name="P79">.tanh<text:tab/>115</text:p>
          <text:p text:style-name="P79">.throw<text:tab/>38, 162</text:p>
          <text:p text:style-name="P79">.to_f<text:tab/>128</text:p>
          <text:p text:style-name="P79">.to_f!<text:tab/>128</text:p>
          <text:p text:style-name="P79">.to_i<text:tab/>128</text:p>
          <text:p text:style-name="P79">.to_i!<text:tab/>129</text:p>
          <text:p text:style-name="P79">.to_lower<text:tab/>163</text:p>
          <text:p text:style-name="P79">.to_n<text:tab/>129</text:p>
          <text:p text:style-name="P79">.to_n!<text:tab/>129</text:p>
          <text:p text:style-name="P79">.to_r<text:tab/>130</text:p>
          <text:p text:style-name="P79">.to_r!<text:tab/>130</text:p>
          <text:p text:style-name="P79">.to_s<text:tab/>78, 130, 175</text:p>
          <text:p text:style-name="P79">.to_upper<text:tab/>163</text:p>
          <text:p text:style-name="P79"><text:soft-page-break/>.to_x<text:tab/>131</text:p>
          <text:p text:style-name="P79">.to_x!<text:tab/>131</text:p>
          <text:p text:style-name="P79">.values<text:tab/>88</text:p>
          <text:p text:style-name="P79">.vm<text:tab/>167</text:p>
          <text:p text:style-name="P79">.vm_name<text:tab/>175</text:p>
          <text:p text:style-name="P79">.with{<text:tab/>58, 176</text:p>
          <text:p text:style-name="P80">"</text:p>
          <text:p text:style-name="P79">"<text:tab/>172</text:p>
          <text:p text:style-name="P80">)</text:p>
          <text:p text:style-name="P79">)context<text:tab/>49</text:p>
          <text:p text:style-name="P79">)context!<text:tab/>49</text:p>
          <text:p text:style-name="P79">)entries<text:tab/>201</text:p>
          <text:p text:style-name="P79">)methods<text:tab/>79, 135</text:p>
          <text:p text:style-name="P79">)stubs<text:tab/>79</text:p>
          <text:p text:style-name="P79">)vm<text:tab/>51</text:p>
          <text:p text:style-name="P79">)vm!<text:tab/>51</text:p>
          <text:p text:style-name="P80">[</text:p>
          <text:p text:style-name="P79">[<text:tab/>178</text:p>
          <text:p text:style-name="P80">{</text:p>
          <text:p text:style-name="P79">{<text:tab/>86, 195</text:p>
          <text:p text:style-name="P79">{{<text:tab/>142, 195</text:p>
          <text:p text:style-name="P80">}</text:p>
          <text:p text:style-name="P79">}<text:tab/>63, 68p., 72, 86</text:p>
          <text:p text:style-name="P80">@</text:p>
          <text:p text:style-name="P79">@<text:tab/>74</text:p>
          <text:p text:style-name="P80">*</text:p>
          <text:p text:style-name="P79">*<text:tab/>102, 153</text:p>
          <text:p text:style-name="P79">**<text:tab/>102</text:p>
          <text:p text:style-name="P80">/</text:p>
          <text:p text:style-name="P79">/<text:tab/>116</text:p>
          <text:p text:style-name="P80">&amp;</text:p>
          <text:p text:style-name="P79">&amp;&amp;<text:tab/>83, 97, 123</text:p>
          <text:p text:style-name="P80">+</text:p>
          <text:p text:style-name="P79">+<text:tab/>64, 102, 153</text:p>
          <text:p text:style-name="P79">+loop<text:tab/>22, 183</text:p>
          <text:p text:style-name="P80">&lt;</text:p>
          <text:p text:style-name="P79">&lt;<text:tab/>120, 163</text:p>
          <text:p text:style-name="P79">&lt;&lt;<text:tab/>74, 95, 164</text:p>
          <text:p text:style-name="P79">&lt;=<text:tab/>120, 164</text:p>
          <text:p text:style-name="P79">&lt;=&gt;<text:tab/>121, 164</text:p>
          <text:p text:style-name="P79">&lt;&gt;<text:tab/>132</text:p>
          <text:p text:style-name="P80">=</text:p>
          <text:p text:style-name="P79">=<text:tab/>132</text:p>
          <text:p text:style-name="P80">&gt;</text:p>
          <text:p text:style-name="P79">&gt;<text:tab/>121, 165</text:p>
          <text:p text:style-name="P79">&gt;=<text:tab/>121, 165</text:p>
          <text:p text:style-name="P79">&gt;&gt;<text:tab/>95</text:p>
          <text:p text:style-name="P80">|</text:p>
          <text:p text:style-name="P79">||<text:tab/>84, 98, 135</text:p>
          <text:p text:style-name="P80">~</text:p>
          <text:p text:style-name="P79">~<text:tab/>140</text:p>
          <text:p text:style-name="P79">~"<text:tab/>140</text:p>
          <text:p text:style-name="P79">~cr<text:tab/>141</text:p>
          <text:p text:style-name="P79">~emit<text:tab/>141</text:p>
          <text:p text:style-name="P79">~getc<text:tab/>91</text:p>
          <text:p text:style-name="P79">~gets<text:tab/>91</text:p>
          <text:p text:style-name="P79">~space<text:tab/>141</text:p>
          <text:p text:style-name="P79">~spaces<text:tab/>14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8722544"/></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1">
          <table:table-cell table:style-name="Table61.A2" office:value-type="string">
            <text:p text:style-name="P17">Code</text:p>
          </table:table-cell>
          <table:table-cell table:style-name="Table61.B2" office:value-type="string">
            <text:p text:style-name="P17">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3</text:page-number> of <text:page-count>20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4H47M40S</meta:editing-duration>
    <meta:editing-cycles>2667</meta:editing-cycles>
    <meta:generator>OpenOffice/4.1.1$Win32 OpenOffice.org_project/411m6$Build-9775</meta:generator>
    <dc:date>2015-05-09T15:24:40.70</dc:date>
    <dc:creator>Peter Camilleri</dc:creator>
    <meta:printed-by>Peter Camilleri</meta:printed-by>
    <meta:print-date>2015-05-03T14:38:38.15</meta:print-date>
    <meta:document-statistic meta:table-count="454" meta:image-count="0" meta:object-count="0" meta:page-count="207" meta:paragraph-count="6732" meta:word-count="37860" meta:character-count="218558"/>
    <meta:template xlink:type="simple" xlink:actuate="onRequest" xlink:title="MyDefault" xlink:href="../../../../OpenOffice.org/3/user/template/MyDefault.ott" meta:date="2014-06-26T22:09:00.24"/>
  </office:meta>
</office:document-meta>
</file>